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officeooo:rsid="000dcf4a" officeooo:paragraph-rsid="000dcf4a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6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dcf4a" officeooo:paragraph-rsid="000dcf4a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fo:language="en" fo:country="US" fo:font-weight="normal" officeooo:rsid="000dcf4a" officeooo:paragraph-rsid="000dcf4a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">
      <style:text-properties style:font-name="Times New Roman" fo:font-size="14pt" fo:font-weight="normal" officeooo:rsid="000dcf4a" officeooo:paragraph-rsid="000dcf4a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00%">
        <style:tab-stops>
          <style:tab-stop style:position="6.267cm"/>
        </style:tab-stops>
      </style:paragraph-properties>
      <style:text-properties style:font-name="Times New Roman" fo:font-size="10pt" fo:language="en" fo:country="US" fo:font-weight="normal" officeooo:rsid="000dcf4a" officeooo:paragraph-rsid="000dcf4a" style:font-size-asian="10pt" style:font-weight-asian="normal" style:font-name-complex="Times New Roman1" style:font-size-complex="10pt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text-properties fo:color="#000000" loext:opacity="100%" style:font-name="Times New Roman" fo:font-size="14pt" officeooo:rsid="000dcf4a" officeooo:paragraph-rsid="000dcf4a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style:font-name-asian="Times New Roman1" style:font-name-complex="Times New Roman1"/>
    </style:style>
    <style:style style:name="P19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20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2" style:family="paragraph" style:parent-style-name="Standard">
      <style:paragraph-properties fo:margin-top="0cm" fo:margin-bottom="0cm" style:contextual-spacing="false"/>
    </style:style>
    <style:style style:name="P23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officeooo:paragraph-rsid="000dcf4a"/>
    </style:style>
    <style:style style:name="P24" style:family="paragraph" style:parent-style-name="Standard">
      <style:text-properties fo:font-weight="normal" officeooo:rsid="000dcf4a" officeooo:paragraph-rsid="000dcf4a" style:font-weight-asian="normal" style:font-weight-complex="normal"/>
    </style:style>
    <style:style style:name="P25" style:family="paragraph" style:parent-style-name="Heading_20_2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P26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27" style:family="paragraph" style:parent-style-name="Standard" style:list-style-name="L1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bold" officeooo:rsid="000dcf4a" officeooo:paragraph-rsid="000dcf4a" style:font-size-asian="14pt" style:font-weight-asian="bold" style:font-name-complex="Times New Roman1" style:font-size-complex="14pt" style:font-weight-complex="bold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dcf4a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officeooo:rsid="000dcf4a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language="en" fo:country="US" fo:font-weight="bold" officeooo:rsid="000dcf4a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en" fo:country="US" fo:font-weight="normal" officeooo:rsid="000dcf4a" style:font-size-asian="14pt" style:font-weight-asian="normal" style:font-name-complex="Times New Roman1" style:font-size-complex="14pt" style:font-weight-complex="normal"/>
    </style:style>
    <style:style style:name="T9" style:family="text">
      <style:text-properties style:font-name="Times New Roman" fo:font-size="14pt" fo:font-weight="normal" officeooo:rsid="000dcf4a" style:font-size-asian="14pt" style:font-weight-asian="normal" style:font-name-complex="Times New Roman1" style:font-size-complex="14pt" style:font-weight-complex="normal"/>
    </style:style>
    <style:style style:name="T10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1" style:family="text">
      <style:text-properties fo:color="#000000" loext:opacity="100%" style:font-name="Times New Roman" fo:font-size="14pt" officeooo:rsid="000dcf4a" style:font-name-asian="Times New Roman1" style:font-size-asian="14pt" style:font-name-complex="Times New Roman1" style:font-size-complex="14pt"/>
    </style:style>
    <style:style style:name="T12" style:family="text">
      <style:text-properties fo:color="#000000" loext:opacity="100%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13" style:family="text">
      <style:text-properties fo:color="#000000" loext:opacity="100%" style:font-name="Times New Roman" fo:font-size="14pt" fo:language="en" fo:country="US" officeooo:rsid="000dcf4a" style:font-name-asian="Times New Roman1" style:font-size-asian="14pt" style:language-asian="ru" style:country-asian="RU" style:font-name-complex="Times New Roman1" style:font-size-complex="14pt"/>
    </style:style>
    <style:style style:name="T14" style:family="text"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5" style:family="text">
      <style:text-properties fo:color="#000000" loext:opacity="100%" style:font-name="Times New Roman" fo:font-size="14pt" fo:language="en" fo:country="US" officeooo:rsid="000dcf4a" style:font-name-asian="Times New Roman1" style:font-size-asian="14pt" style:font-name-complex="Times New Roman1" style:font-size-complex="14pt"/>
    </style:style>
    <style:style style:name="T16" style:family="text">
      <style:text-properties fo:language="en" fo:country="US"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e09f8" style:font-weight-asian="normal" style:font-weight-complex="normal"/>
    </style:style>
    <style:style style:name="T19" style:family="text">
      <style:text-properties officeooo:rsid="001051a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осковский Авиационный Институт</text:p>
      <text:p text:style-name="P3">(Национальный Исследовательский Университет)</text:p>
      <text:p text:style-name="P3"/>
      <text:p text:style-name="P3">Факультет информационных технологий и прикладной математики</text:p>
      <text:p text:style-name="P3">Кафедра вычислительной математики и программирования</text:p>
      <text:p text:style-name="P5"/>
      <text:p text:style-name="P5"/>
      <text:p text:style-name="P2"><text:span text:style-name="T3">Лабораторная работа №</text:span><text:span text:style-name="T5">1</text:span><text:span text:style-name="T3"> по курсу</text:span><text:span text:style-name="T4"> </text:span></text:p>
      <text:p text:style-name="P9">«Операционные системы»</text:p>
      <text:p text:style-name="P6"><text:tab/></text:p>
      <text:p text:style-name="P7">Strace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><text:span text:style-name="T10">Студент:</text:span><text:span text:style-name="T11">Белоносов Кирилл Алексеевич</text:span></text:p>
      <text:p text:style-name="P20"><text:span text:style-name="T10">Группа: М8О–20</text:span><text:span text:style-name="T11">8</text:span><text:span text:style-name="T10">Б–</text:span><text:span text:style-name="T14">2</text:span><text:span text:style-name="T15">1</text:span></text:p>
      <text:p text:style-name="P20"><text:span text:style-name="T10">Вариант:</text:span><text:span text:style-name="T11">3</text:span></text:p>
      <text:p text:style-name="P13">Преподаватель: Соколов Андрей Алексеевич</text:p>
      <text:p text:style-name="P13">Оценка: __________ </text:p>
      <text:p text:style-name="P13">Дата: __________</text:p>
      <text:p text:style-name="P13">Подпись: __________</text:p>
      <text:p text:style-name="P15"/>
      <text:p text:style-name="P18"/>
      <text:p text:style-name="P18"/>
      <text:p text:style-name="P21"><text:span text:style-name="T10">Москва, 20</text:span><text:span text:style-name="T12">2</text:span><text:span text:style-name="T13">2</text:span><text:span text:style-name="T10">.</text:span></text:p>
      <text:p text:style-name="P5"/>
      <text:p text:style-name="P5"><text:soft-page-break/>Постановка задачи</text:p>
      <text:h text:style-name="P25" text:outline-level="2">Цель работы</text:h>
      <text:p text:style-name="P22"><text:span text:style-name="T1">Целью является </text:span><text:span text:style-name="T2">приобретение практических навыков работы с утилитой strace.</text:span></text:p>
      <text:h text:style-name="P25" text:outline-level="2">Задание</text:h>
      <text:p text:style-name="P17">Изучение работы утилиты strace на примере одной из выполненных лабораторных работ(№ 2).</text:p>
      <text:p text:style-name="P16"/>
      <text:p text:style-name="P8">Общие сведения о программе</text:p>
      <text:p text:style-name="P4">Перечислю список системных вызовов которые я использовал в лабораторной работе.</text:p>
      <text:list text:style-name="L1">
        <text:list-item>
          <text:p text:style-name="P27">Fork()<text:span text:style-name="T17"> - </text:span><text:span text:style-name="T18">создание дочернего процесса</text:span></text:p>
        </text:list-item>
        <text:list-item>
          <text:p text:style-name="P27">waitpid() <text:span text:style-name="T17">- </text:span><text:span text:style-name="T18">ожидание завершения дочернего, процесса</text:span></text:p>
        </text:list-item>
        <text:list-item>
          <text:p text:style-name="P27">read() <text:span text:style-name="T17">- </text:span><text:span text:style-name="T18">считать последовательность байт</text:span></text:p>
        </text:list-item>
        <text:list-item>
          <text:p text:style-name="P27">write() <text:span text:style-name="T17">- </text:span><text:span text:style-name="T18">записать последовательность байт</text:span></text:p>
        </text:list-item>
        <text:list-item>
          <text:p text:style-name="P27">close() <text:span text:style-name="T17">- </text:span><text:span text:style-name="T18">закрыть дескриптор</text:span></text:p>
        </text:list-item>
        <text:list-item>
          <text:p text:style-name="P27">execlp()<text:span text:style-name="T17"> - </text:span><text:span text:style-name="T18">выполнить программу</text:span></text:p>
        </text:list-item>
        <text:list-item>
          <text:p text:style-name="P27">pipe() -<text:span text:style-name="T17"> </text:span><text:span text:style-name="T18">создать pipe</text:span></text:p>
        </text:list-item>
      </text:list>
      <text:p text:style-name="P23"><text:span text:style-name="T9">и т. д.</text:span><text:span text:style-name="T7"> </text:span><text:span text:style-name="T8">Также опишу несколько полезных флагов для работы с strace</text:span></text:p>
      <text:p text:style-name="P10">-i - выводить указатель на инструкцию во время выполнения системного вызова;</text:p>
      <text:p text:style-name="P10">-r - выводить временную метку для каждого системного вызова;</text:p>
      <text:p text:style-name="P10">-t - выводить время суток для каждого вызова;</text:p>
      <text:p text:style-name="P10">-tt - добавить микросекунды;</text:p>
      <text:p text:style-name="P10">-ttt - добавить микросекунды и количество секунд после начала эпохи Unix;</text:p>
      <text:p text:style-name="P10">-T - выводить длительность выполнения системного вызова;</text:p>
      <text:p text:style-name="P10">-y - выводить пути для файловых дескрипторов;</text:p>
      <text:p text:style-name="P10">-b - если указанный системный вызов обнаружен, трассировка прекращается;</text:p>
      <text:p text:style-name="P10">-f - отслеживать также дочерние процессы, если они будут созданы;</text:p>
      <text:p text:style-name="P10">-I - позволяет блокировать реакцию на нажатия Ctrl+C и Ctrl+Z;</text:p>
      <text:p text:style-name="P10">-E - добавляет переменную окружения для запускаемой программы;</text:p>
      <text:p text:style-name="P10"><text:soft-page-break/>-p - указывает pid процесса, к которому следует подключиться;</text:p>
      <text:p text:style-name="P10">-u - запустить программу, от имени указанного пользователя.</text:p>
      <text:p text:style-name="P23"><text:span text:style-name="T8"><text:tab/></text:span><text:span text:style-name="T6">Пример работ</text:span><text:span text:style-name="T7">ы</text:span></text:p>
      <text:p text:style-name="P12">kirill@kirill:~/localProjects/OSlabs/lab2/build/src$ strace -i -r -T -f /home/kirill/localProjects/OSlabs/lab2/build/src/main &lt; /home/kirill/localProjects/OSlabs/lab2/test/1.txt</text:p>
      <text:p text:style-name="P12"><text:s text:c="5"/>0.000000 [00007f8db72e346b] execve("/home/kirill/localProjects/OSlabs/lab2/build/src/main", ["/home/kirill/localProjects/OSlab"...], 0x7ffd688a60c0 /* 105 vars */) = 0 &lt;0.000355&gt;</text:p>
      <text:p text:style-name="P12"><text:s text:c="5"/>0.000555 [00007f488a20eceb] brk(NULL) = 0x562215f7c000 &lt;0.000013&gt;</text:p>
      <text:p text:style-name="P12"><text:s text:c="5"/>0.000076 [00007f488a2037c0] arch_prctl(0x3001 /* ARCH_??? */, 0x7fffab186bd0) = -1 EINVAL (Недопустимый аргумент) &lt;0.000013&gt;</text:p>
      <text:p text:style-name="P12"><text:s text:c="5"/>0.000249 [00007f488a20fec7] mmap(NULL, 8192, PROT_READ|PROT_WRITE, MAP_PRIVATE|MAP_ANONYMOUS, -1, 0) = 0x7f488a1ea000 &lt;0.000016&gt;</text:p>
      <text:p text:style-name="P12"><text:s text:c="5"/>0.000065 [00007f488a20fbbb] access("/etc/ld.so.preload", R_OK) = -1 ENOENT (Нет такого файла или каталога) &lt;0.000018&gt;</text:p>
      <text:p text:style-name="P12"><text:s text:c="5"/>0.000071 [00007f488a20fd21] openat(AT_FDCWD, "/etc/ld.so.cache", O_RDONLY|O_CLOEXEC) = 3 &lt;0.000019&gt;</text:p>
      <text:p text:style-name="P12"><text:s text:c="5"/>0.000061 [00007f488a20faee] newfstatat(3, "", {st_mode=S_IFREG|0644, st_size=103689, ...}, AT_EMPTY_PATH) = 0 &lt;0.000016&gt;</text:p>
      <text:p text:style-name="P12"><text:s text:c="5"/>0.000078 [00007f488a20fec7] mmap(NULL, 103689, PROT_READ, MAP_PRIVATE, 3, 0) = 0x7f488a1d0000 &lt;0.000016&gt;</text:p>
      <text:p text:style-name="P12"><text:s text:c="5"/>0.000048 [00007f488a20fbeb] close(3) = 0 &lt;0.000013&gt;</text:p>
      <text:p text:style-name="P12"><text:s text:c="5"/>0.000057 [00007f488a20fd21] openat(AT_FDCWD, "/lib/x86_64-linux-gnu/libc.so.6", O_RDONLY|O_CLOEXEC) = 3 &lt;0.000020&gt;</text:p>
      <text:p text:style-name="P12"><text:s text:c="5"/>0.000052 [00007f488a20fd78] read(3, "\177ELF\2\1\1\3\0\0\0\0\0\0\0\0\3\0&gt;\0\1\0\0\0\3206\2\0\0\0\0\0"..., 832) = 832 &lt;0.000013&gt;</text:p>
      <text:p text:style-name="P12"><text:s text:c="5"/>0.000047 [00007f488a20fdae] pread64(3, "\6\0\0\0\4\0\0\0@\0\0\0\0\0\0\0@\0\0\0\0\0\0\0@\0\0\0\0\0\0\0"..., 784, 64) = 784 &lt;0.000014&gt;</text:p>
      <text:p text:style-name="P12"><text:s text:c="5"/>0.000050 [00007f488a20faee] newfstatat(3, "", {st_mode=S_IFREG|0644, st_size=2072888, ...}, AT_EMPTY_PATH) = 0 &lt;0.000017&gt;</text:p>
      <text:p text:style-name="P12"><text:s text:c="5"/>0.000059 [00007f488a20fdae] pread64(3, "\6\0\0\0\4\0\0\0@\0\0\0\0\0\0\0@\0\0\0\0\0\0\0@\0\0\0\0\0\0\0"..., 784, 64) = 784 &lt;0.000014&gt;</text:p>
      <text:p text:style-name="P12"><text:s text:c="5"/>0.000050 [00007f488a20fec7] mmap(NULL, 2117488, PROT_READ, MAP_PRIVATE|MAP_DENYWRITE, 3, 0) = 0x7f4889e00000 &lt;0.000018&gt;</text:p>
      <text:p text:style-name="P12"><text:s text:c="5"/>0.000051 [00007f488a20fec7] mmap(0x7f4889e22000, 1544192, PROT_READ|PROT_EXEC, MAP_PRIVATE|MAP_FIXED|MAP_DENYWRITE, 3, 0x22000) = 0x7f4889e22000 &lt;0.000031&gt;</text:p>
      <text:p text:style-name="P12"><text:s text:c="5"/>0.000065 [00007f488a20fec7] mmap(0x7f4889f9b000, 356352, PROT_READ, MAP_PRIVATE|MAP_FIXED|MAP_DENYWRITE, 3, 0x19b000) = 0x7f4889f9b000 &lt;0.000019&gt;</text:p>
      <text:p text:style-name="P12"><text:s text:c="5"/>0.000052 [00007f488a20fec7] mmap(0x7f4889ff2000, 24576, PROT_READ|PROT_WRITE, MAP_PRIVATE|MAP_FIXED|MAP_DENYWRITE, 3, 0x1f1000) = 0x7f4889ff2000 &lt;0.000022&gt;</text:p>
      <text:p text:style-name="P12"><text:s text:c="5"/>0.000062 [00007f488a20fec7] mmap(0x7f4889ff8000, 53104, PROT_READ|PROT_WRITE, MAP_PRIVATE|MAP_FIXED|MAP_ANONYMOUS, -1, 0) = 0x7f4889ff8000 &lt;0.000019&gt;</text:p>
      <text:p text:style-name="P12"><text:s text:c="5"/>0.000074 [00007f488a20fbeb] close(3) = 0 &lt;0.000014&gt;</text:p>
      <text:p text:style-name="P12"><text:s text:c="5"/>0.000065 [00007f488a20fec7] mmap(NULL, 12288, PROT_READ|PROT_WRITE, MAP_PRIVATE|MAP_ANONYMOUS, -1, 0) = 0x7f488a1cd000 &lt;0.000017&gt;</text:p>
      <text:p text:style-name="P12"><text:s text:c="5"/>0.000060 [00007f488a20a40d] arch_prctl(ARCH_SET_FS, 0x7f488a1cd740) = 0 &lt;0.000014&gt;</text:p>
      <text:p text:style-name="P12"><text:s text:c="5"/>0.000047 [00007f488a1ff2be] set_tid_address(0x7f488a1cda10) = 43059 &lt;0.000014&gt;</text:p>
      <text:p text:style-name="P12"><text:s text:c="5"/>0.000047 [00007f488a1ff31a] set_robust_list(0x7f488a1cda20, 24) = 0 &lt;0.000013&gt;</text:p>
      <text:p text:style-name="P12"><text:s text:c="5"/>0.000046 [00007f488a1ff351] rseq(0x7f488a1ce060, 0x20, 0, 0x53053053) = 0 &lt;0.000014&gt;</text:p>
      <text:p text:style-name="P12"><text:s text:c="5"/>0.000128 [00007f488a20ff3b] mprotect(0x7f4889ff2000, 16384, PROT_READ) = 0 &lt;0.000022&gt;</text:p>
      <text:p text:style-name="P12"><text:s text:c="5"/>0.000067 [00007f488a20ff3b] mprotect(0x562214c62000, 4096, PROT_READ) = 0 &lt;0.000019&gt;</text:p>
      <text:p text:style-name="P12"><text:s text:c="5"/>0.000061 [00007f488a20ff3b] mprotect(0x7f488a220000, 8192, PROT_READ) = 0 &lt;0.000020&gt;</text:p>
      <text:p text:style-name="P12"><text:s text:c="5"/>0.000077 [00007f4889f12784] prlimit64(0, RLIMIT_STACK, NULL, {rlim_cur=8192*1024, rlim_max=RLIM64_INFINITY}) = 0 &lt;0.000030&gt;</text:p>
      <text:p text:style-name="P12"><text:s text:c="5"/>0.000132 [00007f488a20ff0b] munmap(0x7f488a1d0000, 103689) = 0 &lt;0.000056&gt;</text:p>
      <text:p text:style-name="P12"><text:s text:c="5"/>0.000124 [00007f4889f0d56d] pipe2([3, 4], 0) = 0 &lt;0.000027&gt;</text:p>
      <text:p text:style-name="P12"><text:s text:c="5"/>0.000077 [00007f4889f0d56d] pipe2([5, 6], 0) = 0 &lt;0.000027&gt;</text:p>
      <text:p text:style-name="P12"><text:s text:c="5"/>0.000074 [00007f4889f0d56d] pipe2([7, 8], 0) = 0 &lt;0.000020&gt;</text:p>
      <text:p text:style-name="P12"><text:s text:c="5"/>0.000089 [00007f4889ee2d27] clone(child_stack=NULL, flags=CLONE_CHILD_CLEARTID|CLONE_CHILD_SETTID|SIGCHLD, child_tidptr=0x7f488a1cda10) = 43060 &lt;0.000128&gt;</text:p>
      <text:p text:style-name="P12"><text:soft-page-break/><text:s text:c="5"/>0.000204 [00007f4889ee2d27] clone(child_stack=NULL, flags=CLONE_CHILD_CLEARTID|CLONE_CHILD_SETTID|SIGCHLD, child_tidptr=0x7f488a1cda10) = 43061 &lt;0.000113&gt;</text:p>
      <text:p text:style-name="P12"><text:s text:c="5"/>0.000176 [00007f4889f0d454] close(3) = 0 &lt;0.000014&gt;</text:p>
      <text:p text:style-name="P12"><text:s text:c="5"/>0.000062 [00007f4889f0d454] close(6) = 0 &lt;0.000014&gt;</text:p>
      <text:p text:style-name="P12"><text:s text:c="5"/>0.000061 [00007f4889f0ccf1] read(0, "T", 1) = 1 &lt;0.000017&gt;</text:p>
      <text:p text:style-name="P12"><text:s text:c="5"/>0.000071 [00007f4889f0cd94] write(4, "T", 1) = 1 &lt;0.000016&gt;</text:p>
      <text:p text:style-name="P12"><text:s text:c="5"/>0.000064 [00007f4889f0ccf1] read(5, strace: Process 43061 attached</text:p>
      <text:p text:style-name="P12"><text:s/>&lt;unfinished ...&gt;</text:p>
      <text:p text:style-name="P12">[pid 43061] <text:s text:c="5"/>0.000100 [00007f4889ee2d61] set_robust_list(0x7f488a1cda20, 24) = 0 &lt;0.000012&gt;</text:p>
      <text:p text:style-name="P12">[pid 43061] <text:s text:c="5"/>0.000081 [00007f4889f0d50b] dup2(6, 1) = 1 &lt;0.000013&gt;</text:p>
      <text:p text:style-name="P12">[pid 43061] <text:s text:c="5"/>0.000057 [00007f4889f0d50b] dup2(7, 0) = 0 &lt;0.000012&gt;</text:p>
      <text:p text:style-name="P12">[pid 43061] <text:s text:c="5"/>0.000055 [00007f4889f0d454] close(5strace: Process 43060 attached</text:p>
      <text:p text:style-name="P12">) = 0 &lt;0.000029&gt;</text:p>
      <text:p text:style-name="P12">[pid 43061] <text:s text:c="5"/>0.000069 [00007f4889f0d454] close(8) = 0 &lt;0.000017&gt;</text:p>
      <text:p text:style-name="P12">[pid 43060] <text:s text:c="5"/>0.000038 [00007f4889ee2d61] set_robust_list(0x7f488a1cda20, 24 &lt;unfinished ...&gt;</text:p>
      <text:p text:style-name="P12">[pid 43061] <text:s text:c="5"/>0.000029 [00007f4889f0d454] close(4 &lt;unfinished ...&gt;</text:p>
      <text:p text:style-name="P12">[pid 43060] <text:s text:c="5"/>0.000034 [00007f4889ee2d61] &lt;... set_robust_list resumed&gt;) = 0 &lt;0.000051&gt;</text:p>
      <text:p text:style-name="P12">[pid 43061] <text:s text:c="5"/>0.000021 [00007f4889f0d454] &lt;... close resumed&gt;) = 0 &lt;0.000050&gt;</text:p>
      <text:p text:style-name="P12">[pid 43061] <text:s text:c="5"/>0.000024 [00007f4889f0d454] close(3) = 0 &lt;0.000012&gt;</text:p>
      <text:p text:style-name="P12">[pid 43061] <text:s text:c="5"/>0.000072 [00007f4889ee346b] execve("./child2", ["child2"], 0x7fffab186d38 /* 105 vars */ &lt;unfinished ...&gt;</text:p>
      <text:p text:style-name="P12">[pid 43060] <text:s text:c="5"/>0.000106 [00007f4889f0d50b] dup2(3, 0) = 0 &lt;0.000016&gt;</text:p>
      <text:p text:style-name="P12">[pid 43060] <text:s text:c="5"/>0.000065 [00007f4889f0d50b] dup2(8, 1) = 1 &lt;0.000014&gt;</text:p>
      <text:p text:style-name="P12">[pid 43060] <text:s text:c="5"/>0.000059 [00007f4889f0d454] close(4) = 0 &lt;0.000013&gt;</text:p>
      <text:p text:style-name="P12">[pid 43060] <text:s text:c="5"/>0.000059 [00007f4889f0d454] close(7) = 0 &lt;0.000013&gt;</text:p>
      <text:p text:style-name="P12">[pid 43060] <text:s text:c="5"/>0.000057 [00007f4889f0d454] close(6) = 0 &lt;0.000028&gt;</text:p>
      <text:p text:style-name="P12">[pid 43060] <text:s text:c="5"/>0.000077 [00007f4889f0d454] close(5 &lt;unfinished ...&gt;</text:p>
      <text:p text:style-name="P12">[pid 43061] <text:s text:c="5"/>0.000042 [00007fa6713b1880] &lt;... execve resumed&gt;) = 0 &lt;0.000389&gt;</text:p>
      <text:p text:style-name="P12">[pid 43060] <text:s text:c="5"/>0.000024 [00007f4889f0d454] &lt;... close resumed&gt;) = 0 &lt;0.000055&gt;</text:p>
      <text:p text:style-name="P12">[pid 43060] <text:s text:c="5"/>0.000055 [00007f4889ee346b] execve("./child1", ["child1"], 0x7fffab186d38 /* 105 vars */ &lt;unfinished ...&gt;</text:p>
      <text:p text:style-name="P12">[pid 43061] <text:s text:c="5"/>0.000063 [00007fa6713b6ceb] brk(NULL) = 0x5606747a6000 &lt;0.000023&gt;</text:p>
      <text:p text:style-name="P12">[pid 43061] <text:s text:c="5"/>0.000100 [00007fa6713ab7c0] arch_prctl(0x3001 /* ARCH_??? */, 0x7ffc9d52ae10) = -1 EINVAL (Недопустимый аргумент) &lt;0.000020&gt;</text:p>
      <text:p text:style-name="P12">[pid 43061] <text:s text:c="5"/>0.000111 [00007fa6713b7ec7] mmap(NULL, 8192, PROT_READ|PROT_WRITE, MAP_PRIVATE|MAP_ANONYMOUS, -1, 0) = 0x7fa671392000 &lt;0.000037&gt;</text:p>
      <text:p text:style-name="P12">[pid 43061] <text:s text:c="5"/>0.000106 [00007fa6713b7bbb] access("/etc/ld.so.preload", R_OK) = -1 ENOENT (Нет такого файла или каталога) &lt;0.000025&gt;</text:p>
      <text:p text:style-name="P12">[pid 43061] <text:s text:c="5"/>0.000095 [00007fa6713b7d21] openat(AT_FDCWD, "/etc/ld.so.cache", O_RDONLY|O_CLOEXEC) = 3 &lt;0.000026&gt;</text:p>
      <text:p text:style-name="P12">[pid 43061] <text:s text:c="5"/>0.000084 [00007fa6713b7aee] newfstatat(3, "", {st_mode=S_IFREG|0644, st_size=103689, ...}, AT_EMPTY_PATH) = 0 &lt;0.000024&gt;</text:p>
      <text:p text:style-name="P12">[pid 43061] <text:s text:c="5"/>0.000092 [00007fa6713b7ec7] mmap(NULL, 103689, PROT_READ, MAP_PRIVATE, 3, 0) = 0x7fa671378000 &lt;0.000023&gt;</text:p>
      <text:p text:style-name="P12">[pid 43061] <text:s text:c="5"/>0.000078 [00007fa6713b7beb] close(3) = 0 &lt;0.000022&gt;</text:p>
      <text:p text:style-name="P12">[pid 43061] <text:s text:c="5"/>0.000091 [00007fa6713b7d21] openat(AT_FDCWD, "/lib/x86_64-linux-gnu/libc.so.6", O_RDONLY|O_CLOEXEC) = 3 &lt;0.000024&gt;</text:p>
      <text:p text:style-name="P12">[pid 43061] <text:s text:c="5"/>0.000083 [00007fa6713b7d78] read(3, "\177ELF\2\1\1\3\0\0\0\0\0\0\0\0\3\0&gt;\0\1\0\0\0\3206\2\0\0\0\0\0"..., 832) = 832 &lt;0.000020&gt;</text:p>
      <text:p text:style-name="P12">[pid 43060] <text:s text:c="5"/>0.000151 [00007f9be8a9c880] &lt;... execve resumed&gt;) = 0 &lt;0.001016&gt;</text:p>
      <text:p text:style-name="P12">[pid 43061] <text:s text:c="5"/>0.000046 [00007fa6713b7dae] pread64(3, "\6\0\0\0\4\0\0\0@\0\0\0\0\0\0\0@\0\0\0\0\0\0\0@\0\0\0\0\0\0\0"..., 784, 64) = 784 &lt;0.000030&gt;</text:p>
      <text:p text:style-name="P12">[pid 43060] <text:s text:c="5"/>0.000117 [00007f9be8aa1ceb] brk(NULL) = 0x5592c7d42000 &lt;0.000014&gt;</text:p>
      <text:p text:style-name="P12">[pid 43061] <text:s text:c="5"/>0.000090 [00007fa6713b7aee] newfstatat(3, "", <text:s/>&lt;unfinished ...&gt;</text:p>
      <text:p text:style-name="P12">[pid 43060] <text:s text:c="5"/>0.000036 [00007f9be8a967c0] arch_prctl(0x3001 /* ARCH_??? */, 0x7ffe3ed8c6d0) = -1 EINVAL (Недопустимый аргумент) &lt;0.000013&gt;</text:p>
      <text:p text:style-name="P12">[pid 43061] <text:s text:c="5"/>0.000082 [00007fa6713b7aee] &lt;... newfstatat resumed&gt;{st_mode=S_IFREG|0644, st_size=2072888, ...}, AT_EMPTY_PATH) = 0 &lt;0.000102&gt;</text:p>
      <text:p text:style-name="P12">[pid 43060] <text:s text:c="5"/>0.000058 [00007f9be8aa2ec7] mmap(NULL, 8192, PROT_READ|PROT_WRITE, MAP_PRIVATE|MAP_ANONYMOUS, -1, 0 &lt;unfinished ...&gt;</text:p>
      <text:p text:style-name="P12">[pid 43061] <text:s text:c="5"/>0.000037 [00007fa6713b7dae] pread64(3, <text:s/>&lt;unfinished ...&gt;</text:p>
      <text:p text:style-name="P12">[pid 43060] <text:s text:c="5"/>0.000045 [00007f9be8aa2ec7] &lt;... mmap resumed&gt;) = 0x7f9be8a7d000 &lt;0.000050&gt;</text:p>
      <text:p text:style-name="P12"><text:soft-page-break/>[pid 43060] <text:s text:c="5"/>0.000046 [00007f9be8aa2bbb] access("/etc/ld.so.preload", R_OK) = -1 ENOENT (Нет такого файла или каталога) &lt;0.000020&gt;</text:p>
      <text:p text:style-name="P12">[pid 43061] <text:s text:c="5"/>0.000070 [00007fa6713b7dae] &lt;... pread64 resumed&gt;"\6\0\0\0\4\0\0\0@\0\0\0\0\0\0\0@\0\0\0\0\0\0\0@\0\0\0\0\0\0\0"..., 784, 64) = 784 &lt;0.000151&gt;</text:p>
      <text:p text:style-name="P12">[pid 43061] <text:s text:c="5"/>0.000060 [00007fa6713b7ec7] mmap(NULL, 2117488, PROT_READ, MAP_PRIVATE|MAP_DENYWRITE, 3, 0 &lt;unfinished ...&gt;</text:p>
      <text:p text:style-name="P12">[pid 43060] <text:s text:c="5"/>0.000038 [00007f9be8aa2d21] openat(AT_FDCWD, "/etc/ld.so.cache", O_RDONLY|O_CLOEXEC &lt;unfinished ...&gt;</text:p>
      <text:p text:style-name="P12">[pid 43061] <text:s text:c="5"/>0.000067 [00007fa6713b7ec7] &lt;... mmap resumed&gt;) = 0x7fa671000000 &lt;0.000070&gt;</text:p>
      <text:p text:style-name="P12">[pid 43060] <text:s text:c="5"/>0.000026 [00007f9be8aa2d21] &lt;... openat resumed&gt;) = 4 &lt;0.000072&gt;</text:p>
      <text:p text:style-name="P12">[pid 43060] <text:s text:c="5"/>0.000036 [00007f9be8aa2aee] newfstatat(4, "", {st_mode=S_IFREG|0644, st_size=103689, ...}, AT_EMPTY_PATH) = 0 &lt;0.000017&gt;</text:p>
      <text:p text:style-name="P12">[pid 43060] <text:s text:c="5"/>0.000072 [00007f9be8aa2ec7] mmap(NULL, 103689, PROT_READ, MAP_PRIVATE, 4, 0) = 0x7f9be8a63000 &lt;0.000021&gt;</text:p>
      <text:p text:style-name="P12">[pid 43060] <text:s text:c="5"/>0.000069 [00007f9be8aa2beb] close(4 &lt;unfinished ...&gt;</text:p>
      <text:p text:style-name="P12">[pid 43061] <text:s text:c="5"/>0.000048 [00007fa6713b7ec7] mmap(0x7fa671022000, 1544192, PROT_READ|PROT_EXEC, MAP_PRIVATE|MAP_FIXED|MAP_DENYWRITE, 3, 0x22000 &lt;unfinished ...&gt;</text:p>
      <text:p text:style-name="P12">[pid 43060] <text:s text:c="5"/>0.000038 [00007f9be8aa2beb] &lt;... close resumed&gt;) = 0 &lt;0.000060&gt;</text:p>
      <text:p text:style-name="P12">[pid 43060] <text:s text:c="5"/>0.000052 [00007f9be8aa2d21] openat(AT_FDCWD, "/lib/x86_64-linux-gnu/libc.so.6", O_RDONLY|O_CLOEXEC) = 4 &lt;0.000020&gt;</text:p>
      <text:p text:style-name="P12">[pid 43060] <text:s text:c="5"/>0.000070 [00007f9be8aa2d78] read(4, <text:s/>&lt;unfinished ...&gt;</text:p>
      <text:p text:style-name="P12">[pid 43061] <text:s text:c="5"/>0.000045 [00007fa6713b7ec7] &lt;... mmap resumed&gt;) = 0x7fa671022000 &lt;0.000174&gt;</text:p>
      <text:p text:style-name="P12">[pid 43060] <text:s text:c="5"/>0.000028 [00007f9be8aa2d78] &lt;... read resumed&gt;"\177ELF\2\1\1\3\0\0\0\0\0\0\0\0\3\0&gt;\0\1\0\0\0\3206\2\0\0\0\0\0"..., 832) = 832 &lt;0.000059&gt;</text:p>
      <text:p text:style-name="P12">[pid 43061] <text:s text:c="5"/>0.000033 [00007fa6713b7ec7] mmap(0x7fa67119b000, 356352, PROT_READ, MAP_PRIVATE|MAP_FIXED|MAP_DENYWRITE, 3, 0x19b000 &lt;unfinished ...&gt;</text:p>
      <text:p text:style-name="P12">[pid 43060] <text:s text:c="5"/>0.000048 [00007f9be8aa2dae] pread64(4, "\6\0\0\0\4\0\0\0@\0\0\0\0\0\0\0@\0\0\0\0\0\0\0@\0\0\0\0\0\0\0"..., 784, 64) = 784 &lt;0.000014&gt;</text:p>
      <text:p text:style-name="P12">[pid 43060] <text:s text:c="5"/>0.000065 [00007f9be8aa2aee] newfstatat(4, "", <text:s/>&lt;unfinished ...&gt;</text:p>
      <text:p text:style-name="P12">[pid 43061] <text:s text:c="5"/>0.000038 [00007fa6713b7ec7] &lt;... mmap resumed&gt;) = 0x7fa67119b000 &lt;0.000120&gt;</text:p>
      <text:p text:style-name="P12">[pid 43060] <text:s text:c="5"/>0.000040 [00007f9be8aa2aee] &lt;... newfstatat resumed&gt;{st_mode=S_IFREG|0644, st_size=2072888, ...}, AT_EMPTY_PATH) = 0 &lt;0.000060&gt;</text:p>
      <text:p text:style-name="P12">[pid 43061] <text:s text:c="5"/>0.000028 [00007fa6713b7ec7] mmap(0x7fa6711f2000, 24576, PROT_READ|PROT_WRITE, MAP_PRIVATE|MAP_FIXED|MAP_DENYWRITE, 3, 0x1f1000 &lt;unfinished ...&gt;</text:p>
      <text:p text:style-name="P12">[pid 43060] <text:s text:c="5"/>0.000048 [00007f9be8aa2dae] pread64(4, <text:s/>&lt;unfinished ...&gt;</text:p>
      <text:p text:style-name="P12">[pid 43061] <text:s text:c="5"/>0.000033 [00007fa6713b7ec7] &lt;... mmap resumed&gt;) = 0x7fa6711f2000 &lt;0.000050&gt;</text:p>
      <text:p text:style-name="P12">[pid 43060] <text:s text:c="5"/>0.000036 [00007f9be8aa2dae] &lt;... pread64 resumed&gt;"\6\0\0\0\4\0\0\0@\0\0\0\0\0\0\0@\0\0\0\0\0\0\0@\0\0\0\0\0\0\0"..., 784, 64) = 784 &lt;0.000057&gt;</text:p>
      <text:p text:style-name="P12">[pid 43061] <text:s text:c="5"/>0.000030 [00007fa6713b7ec7] mmap(0x7fa6711f8000, 53104, PROT_READ|PROT_WRITE, MAP_PRIVATE|MAP_FIXED|MAP_ANONYMOUS, -1, 0 &lt;unfinished ...&gt;</text:p>
      <text:p text:style-name="P12">[pid 43060] <text:s text:c="5"/>0.000052 [00007f9be8aa2ec7] mmap(NULL, 2117488, PROT_READ, MAP_PRIVATE|MAP_DENYWRITE, 4, 0 &lt;unfinished ...&gt;</text:p>
      <text:p text:style-name="P12">[pid 43061] <text:s text:c="5"/>0.000029 [00007fa6713b7ec7] &lt;... mmap resumed&gt;) = 0x7fa6711f8000 &lt;0.000051&gt;</text:p>
      <text:p text:style-name="P12">[pid 43060] <text:s text:c="5"/>0.000044 [00007f9be8aa2ec7] &lt;... mmap resumed&gt;) = 0x7f9be8800000 &lt;0.000060&gt;</text:p>
      <text:p text:style-name="P12">[pid 43060] <text:s text:c="5"/>0.000036 [00007f9be8aa2ec7] mmap(0x7f9be8822000, 1544192, PROT_READ|PROT_EXEC, MAP_PRIVATE|MAP_FIXED|MAP_DENYWRITE, 4, 0x22000 &lt;unfinished ...&gt;</text:p>
      <text:p text:style-name="P12">[pid 43061] <text:s text:c="5"/>0.000067 [00007fa6713b7beb] close(3 &lt;unfinished ...&gt;</text:p>
      <text:p text:style-name="P12">[pid 43060] <text:s text:c="5"/>0.000050 [00007f9be8aa2ec7] &lt;... mmap resumed&gt;) = 0x7f9be8822000 &lt;0.000084&gt;</text:p>
      <text:p text:style-name="P12">[pid 43061] <text:s text:c="5"/>0.000026 [00007fa6713b7beb] &lt;... close resumed&gt;) = 0 &lt;0.000062&gt;</text:p>
      <text:p text:style-name="P12">[pid 43060] <text:s text:c="5"/>0.000037 [00007f9be8aa2ec7] mmap(0x7f9be899b000, 356352, PROT_READ, MAP_PRIVATE|MAP_FIXED|MAP_DENYWRITE, 4, 0x19b000) = 0x7f9be899b000 &lt;0.000024&gt;</text:p>
      <text:p text:style-name="P12">[pid 43060] <text:s text:c="5"/>0.000073 [00007f9be8aa2ec7] mmap(0x7f9be89f2000, 24576, PROT_READ|PROT_WRITE, MAP_PRIVATE|MAP_FIXED|MAP_DENYWRITE, 4, 0x1f1000 &lt;unfinished ...&gt;</text:p>
      <text:p text:style-name="P12">[pid 43061] <text:s text:c="5"/>0.000035 [00007fa6713b7ec7] mmap(NULL, 12288, PROT_READ|PROT_WRITE, MAP_PRIVATE|MAP_ANONYMOUS, -1, 0 &lt;unfinished ...&gt;</text:p>
      <text:p text:style-name="P12">[pid 43060] <text:s text:c="5"/>0.000062 [00007f9be8aa2ec7] &lt;... mmap resumed&gt;) = 0x7f9be89f2000 &lt;0.000065&gt;</text:p>
      <text:p text:style-name="P12">[pid 43061] <text:s text:c="5"/>0.000024 [00007fa6713b7ec7] &lt;... mmap resumed&gt;) = 0x7fa671375000 &lt;0.000070&gt;</text:p>
      <text:p text:style-name="P12">[pid 43060] <text:s text:c="5"/>0.000049 [00007f9be8aa2ec7] mmap(0x7f9be89f8000, 53104, PROT_READ|PROT_WRITE, MAP_PRIVATE|MAP_FIXED|MAP_ANONYMOUS, -1, 0 &lt;unfinished ...&gt;</text:p>
      <text:p text:style-name="P12">[pid 43061] <text:s text:c="5"/>0.000031 [00007fa6713b240d] arch_prctl(ARCH_SET_FS, 0x7fa671375740 &lt;unfinished ...&gt;</text:p>
      <text:p text:style-name="P12">[pid 43060] <text:s text:c="5"/>0.000055 [00007f9be8aa2ec7] &lt;... mmap resumed&gt;) = 0x7f9be89f8000 &lt;0.000054&gt;</text:p>
      <text:p text:style-name="P12">[pid 43061] <text:s text:c="5"/>0.000026 [00007fa6713b240d] &lt;... arch_prctl resumed&gt;) = 0 &lt;0.000068&gt;</text:p>
      <text:p text:style-name="P12">[pid 43060] <text:s text:c="5"/>0.000058 [00007f9be8aa2beb] close(4 &lt;unfinished ...&gt;</text:p>
      <text:p text:style-name="P12"><text:soft-page-break/>[pid 43061] <text:s text:c="5"/>0.000045 [00007fa6713a72be] set_tid_address(0x7fa671375a10 &lt;unfinished ...&gt;</text:p>
      <text:p text:style-name="P12">[pid 43060] <text:s text:c="5"/>0.000042 [00007f9be8aa2beb] &lt;... close resumed&gt;) = 0 &lt;0.000057&gt;</text:p>
      <text:p text:style-name="P12">[pid 43061] <text:s text:c="5"/>0.000026 [00007fa6713a72be] &lt;... set_tid_address resumed&gt;) = 43061 &lt;0.000057&gt;</text:p>
      <text:p text:style-name="P12">[pid 43061] <text:s text:c="5"/>0.000048 [00007fa6713a731a] set_robust_list(0x7fa671375a20, 24) = 0 &lt;0.000026&gt;</text:p>
      <text:p text:style-name="P12">[pid 43060] <text:s text:c="5"/>0.000071 [00007f9be8aa2ec7] mmap(NULL, 12288, PROT_READ|PROT_WRITE, MAP_PRIVATE|MAP_ANONYMOUS, -1, 0) = 0x7f9be8a60000 &lt;0.000017&gt;</text:p>
      <text:p text:style-name="P12">[pid 43060] <text:s text:c="5"/>0.000079 [00007f9be8a9d40d] arch_prctl(ARCH_SET_FS, 0x7f9be8a60740) = 0 &lt;0.000014&gt;</text:p>
      <text:p text:style-name="P12">[pid 43060] <text:s text:c="5"/>0.000061 [00007f9be8a922be] set_tid_address(0x7f9be8a60a10) = 43060 &lt;0.000013&gt;</text:p>
      <text:p text:style-name="P12">[pid 43060] <text:s text:c="5"/>0.000061 [00007f9be8a9231a] set_robust_list(0x7f9be8a60a20, 24 &lt;unfinished ...&gt;</text:p>
      <text:p text:style-name="P12">[pid 43061] <text:s text:c="5"/>0.000044 [00007fa6713a7351] rseq(0x7fa671376060, 0x20, 0, 0x53053053 &lt;unfinished ...&gt;</text:p>
      <text:p text:style-name="P12">[pid 43060] <text:s text:c="5"/>0.000036 [00007f9be8a9231a] &lt;... set_robust_list resumed&gt;) = 0 &lt;0.000051&gt;</text:p>
      <text:p text:style-name="P12">[pid 43060] <text:s text:c="5"/>0.000036 [00007f9be8a92351] rseq(0x7f9be8a61060, 0x20, 0, 0x53053053) = 0 &lt;0.000014&gt;</text:p>
      <text:p text:style-name="P12">[pid 43061] <text:s text:c="5"/>0.000055 [00007fa6713a7351] &lt;... rseq resumed&gt;) = 0 &lt;0.000111&gt;</text:p>
      <text:p text:style-name="P12">[pid 43060] <text:s text:c="5"/>0.000114 [00007f9be8aa2f3b] mprotect(0x7f9be89f2000, 16384, PROT_READ &lt;unfinished ...&gt;</text:p>
      <text:p text:style-name="P12">[pid 43061] <text:s text:c="5"/>0.000038 [00007fa6713b7f3b] mprotect(0x7fa6711f2000, 16384, PROT_READ &lt;unfinished ...&gt;</text:p>
      <text:p text:style-name="P12">[pid 43060] <text:s text:c="5"/>0.000057 [00007f9be8aa2f3b] &lt;... mprotect resumed&gt;) = 0 &lt;0.000060&gt;</text:p>
      <text:p text:style-name="P12">[pid 43060] <text:s text:c="5"/>0.000041 [00007f9be8aa2f3b] mprotect(0x5592c6a15000, 4096, PROT_READ) = 0 &lt;0.000021&gt;</text:p>
      <text:p text:style-name="P12">[pid 43061] <text:s text:c="5"/>0.000071 [00007fa6713b7f3b] &lt;... mprotect resumed&gt;) = 0 &lt;0.000154&gt;</text:p>
      <text:p text:style-name="P12">[pid 43060] <text:s text:c="5"/>0.000045 [00007f9be8aa2f3b] mprotect(0x7f9be8ab3000, 8192, PROT_READ &lt;unfinished ...&gt;</text:p>
      <text:p text:style-name="P12">[pid 43061] <text:s text:c="5"/>0.000047 [00007fa6713b7f3b] mprotect(0x560672d87000, 4096, PROT_READ &lt;unfinished ...&gt;</text:p>
      <text:p text:style-name="P12">[pid 43060] <text:s text:c="5"/>0.000049 [00007f9be8aa2f3b] &lt;... mprotect resumed&gt;) = 0 &lt;0.000064&gt;</text:p>
      <text:p text:style-name="P12">[pid 43061] <text:s text:c="5"/>0.000026 [00007fa6713b7f3b] &lt;... mprotect resumed&gt;) = 0 &lt;0.000060&gt;</text:p>
      <text:p text:style-name="P12">[pid 43060] <text:s text:c="5"/>0.000058 [00007f9be8912784] prlimit64(0, RLIMIT_STACK, NULL, {rlim_cur=8192*1024, rlim_max=RLIM64_INFINITY}) = 0 &lt;0.000014&gt;</text:p>
      <text:p text:style-name="P12">[pid 43061] <text:s text:c="5"/>0.000062 [00007fa6713b7f3b] mprotect(0x7fa6713c8000, 8192, PROT_READ) = 0 &lt;0.000039&gt;</text:p>
      <text:p text:style-name="P12">[pid 43060] <text:s text:c="5"/>0.000078 [00007f9be8aa2f0b] munmap(0x7f9be8a63000, 103689) = 0 &lt;0.000039&gt;</text:p>
      <text:p text:style-name="P12">[pid 43061] <text:s text:c="5"/>0.000076 [00007fa671112784] prlimit64(0, RLIMIT_STACK, NULL, <text:s/>&lt;unfinished ...&gt;</text:p>
      <text:p text:style-name="P12">[pid 43060] <text:s text:c="5"/>0.000070 [00007f9be890ccf1] read(0, <text:s/>&lt;unfinished ...&gt;</text:p>
      <text:p text:style-name="P12">[pid 43061] <text:s text:c="5"/>0.000034 [00007fa671112784] &lt;... prlimit64 resumed&gt;{rlim_cur=8192*1024, rlim_max=RLIM64_INFINITY}) = 0 &lt;0.000075&gt;</text:p>
      <text:p text:style-name="P12">[pid 43060] <text:s text:c="5"/>0.000050 [00007f9be890ccf1] &lt;... read resumed&gt;"T", 1) = 1 &lt;0.000070&gt;</text:p>
      <text:p text:style-name="P12">[pid 43061] <text:s text:c="5"/>0.000032 [00007fa6713b7f0b] munmap(0x7fa671378000, 103689 &lt;unfinished ...&gt;</text:p>
      <text:p text:style-name="P12">[pid 43060] <text:s text:c="5"/>0.000044 [00007f9be890cd94] write(1, "t", 1) = 1 &lt;0.000017&gt;</text:p>
      <text:p text:style-name="P12">[pid 43061] <text:s text:c="5"/>0.000058 [00007fa6713b7f0b] &lt;... munmap resumed&gt;) = 0 &lt;0.000091&gt;</text:p>
      <text:p text:style-name="P12">[pid 43060] <text:s text:c="5"/>0.000035 [00007f9be890ccf1] read(0, <text:s/>&lt;unfinished ...&gt;</text:p>
      <text:p text:style-name="P12">[pid 43061] <text:s text:c="5"/>0.000134 [00007fa67110ccf1] read(0, "t", 1) = 1 &lt;0.000083&gt;</text:p>
      <text:p text:style-name="P12">[pid 43061] <text:s text:c="5"/>0.000156 [00007fa67110cd94] write(1, "t", 1) = 1 &lt;0.000064&gt;</text:p>
      <text:p text:style-name="P12">[pid 43059] <text:s text:c="5"/>0.000110 [00007f4889f0ccf1] &lt;... read resumed&gt;"t", 1) = 1 &lt;0.006741&gt;</text:p>
      <text:p text:style-name="P12">[pid 43059] <text:s text:c="5"/>0.000049 [00007f4889f0cd94] write(1, "t", 1 &lt;unfinished ...&gt;</text:p>
      <text:p text:style-name="P12">t[pid 43061] <text:s text:c="5"/>0.000046 [00007fa67110ccf1] read(0, <text:s/>&lt;unfinished ...&gt;</text:p>
      <text:p text:style-name="P12">[pid 43059] <text:s text:c="5"/>0.000025 [00007f4889f0cd94] &lt;... write resumed&gt;) = 1 &lt;0.000046&gt;</text:p>
      <text:p text:style-name="P12">[pid 43059] <text:s text:c="5"/>0.000034 [00007f4889f0ccf1] read(0, "h", 1) = 1 &lt;0.000023&gt;</text:p>
      <text:p text:style-name="P12">[pid 43059] <text:s text:c="5"/>0.000068 [00007f4889f0cd94] write(4, "h", 1) = 1 &lt;0.000027&gt;</text:p>
      <text:p text:style-name="P12">[pid 43060] <text:s text:c="5"/>0.000067 [00007f9be890ccf1] &lt;... read resumed&gt;"h", 1) = 1 &lt;0.000679&gt;</text:p>
      <text:p text:style-name="P12">[pid 43059] <text:s text:c="5"/>0.000043 [00007f4889f0ccf1] read(5, <text:s/>&lt;unfinished ...&gt;</text:p>
      <text:p text:style-name="P12">[pid 43060] <text:s text:c="5"/>0.000052 [00007f9be890cd94] write(1, "h", 1) = 1 &lt;0.000018&gt;</text:p>
      <text:p text:style-name="P12">[pid 43061] <text:s text:c="5"/>0.000069 [00007fa67110ccf1] &lt;... read resumed&gt;"h", 1) = 1 &lt;0.000353&gt;</text:p>
      <text:p text:style-name="P12">[pid 43061] <text:s text:c="5"/>0.000042 [00007fa67110cd94] write(1, "h", 1 &lt;unfinished ...&gt;</text:p>
      <text:p text:style-name="P12">[pid 43059] <text:s text:c="5"/>0.000059 [00007f4889f0ccf1] &lt;... read resumed&gt;"h", 1) = 1 &lt;0.000196&gt;</text:p>
      <text:p text:style-name="P12">[pid 43061] <text:s text:c="5"/>0.000027 [00007fa67110cd94] &lt;... write resumed&gt;) = 1 &lt;0.000068&gt;</text:p>
      <text:p text:style-name="P12">[pid 43059] <text:s text:c="5"/>0.000031 [00007f4889f0cd94] write(1, "h", 1h) = 1 &lt;0.000022&gt;</text:p>
      <text:p text:style-name="P12">[pid 43059] <text:s text:c="5"/>0.000072 [00007f4889f0ccf1] read(0, "E", 1) = 1 &lt;0.000018&gt;</text:p>
      <text:p text:style-name="P12">[pid 43059] <text:s text:c="5"/>0.000067 [00007f4889f0cd94] write(4, "E", 1) = 1 &lt;0.000015&gt;</text:p>
      <text:p text:style-name="P12">[pid 43059] <text:s text:c="5"/>0.000066 [00007f4889f0ccf1] read(5, <text:s/>&lt;unfinished ...&gt;</text:p>
      <text:p text:style-name="P12">[pid 43061] <text:s text:c="5"/>0.000048 [00007fa67110ccf1] read(0, <text:s/>&lt;unfinished ...&gt;</text:p>
      <text:p text:style-name="P12">[pid 43060] <text:s text:c="5"/>0.000043 [00007f9be890ccf1] read(0, "E", 1) = 1 &lt;0.000012&gt;</text:p>
      <text:p text:style-name="P12">[pid 43060] <text:s text:c="5"/>0.000059 [00007f9be890cd94] write(1, "e", 1) = 1 &lt;0.000016&gt;</text:p>
      <text:p text:style-name="P12">[pid 43061] <text:s text:c="5"/>0.000062 [00007fa67110ccf1] &lt;... read resumed&gt;"e", 1) = 1 &lt;0.000154&gt;</text:p>
      <text:p text:style-name="P12">[pid 43061] <text:s text:c="5"/>0.000035 [00007fa67110cd94] write(1, "e", 1 &lt;unfinished ...&gt;</text:p>
      <text:p text:style-name="P12">[pid 43059] <text:s text:c="5"/>0.000053 [00007f4889f0ccf1] &lt;... read resumed&gt;"e", 1) = 1 &lt;0.000274&gt;</text:p>
      <text:p text:style-name="P12">[pid 43061] <text:s text:c="5"/>0.000024 [00007fa67110cd94] &lt;... write resumed&gt;) = 1 &lt;0.000061&gt;</text:p>
      <text:p text:style-name="P12">[pid 43059] <text:s text:c="5"/>0.000027 [00007f4889f0cd94] write(1, "e", 1e) = 1 &lt;0.000018&gt;</text:p>
      <text:p text:style-name="P12">[pid 43059] <text:s text:c="5"/>0.000063 [00007f4889f0ccf1] read(0, " ", 1) = 1 &lt;0.000014&gt;</text:p>
      <text:p text:style-name="P12"><text:soft-page-break/>[pid 43059] <text:s text:c="5"/>0.000059 [00007f4889f0cd94] write(4, " ", 1) = 1 &lt;0.000013&gt;</text:p>
      <text:p text:style-name="P12">[pid 43059] <text:s text:c="5"/>0.000060 [00007f4889f0ccf1] read(5, <text:s/>&lt;unfinished ...&gt;</text:p>
      <text:p text:style-name="P12">[pid 43061] <text:s text:c="5"/>0.000043 [00007fa67110ccf1] read(0, <text:s/>&lt;unfinished ...&gt;</text:p>
      <text:p text:style-name="P12">[pid 43060] <text:s text:c="5"/>0.000043 [00007f9be890ccf1] read(0, " ", 1) = 1 &lt;0.000013&gt;</text:p>
      <text:p text:style-name="P12">[pid 43060] <text:s text:c="5"/>0.000058 [00007f9be890cd94] write(1, " ", 1) = 1 &lt;0.000015&gt;</text:p>
      <text:p text:style-name="P12">[pid 43061] <text:s text:c="5"/>0.000060 [00007fa67110ccf1] &lt;... read resumed&gt;" ", 1) = 1 &lt;0.000150&gt;</text:p>
      <text:p text:style-name="P12">[pid 43061] <text:s text:c="5"/>0.000035 [00007fa67110cd94] write(1, "_", 1 &lt;unfinished ...&gt;</text:p>
      <text:p text:style-name="P12">[pid 43059] <text:s text:c="5"/>0.000053 [00007f4889f0ccf1] &lt;... read resumed&gt;"_", 1) = 1 &lt;0.000268&gt;</text:p>
      <text:p text:style-name="P12">[pid 43061] <text:s text:c="5"/>0.000026 [00007fa67110cd94] &lt;... write resumed&gt;) = 1 &lt;0.000063&gt;</text:p>
      <text:p text:style-name="P12">[pid 43059] <text:s text:c="5"/>0.000030 [00007f4889f0cd94] write(1, "_", 1_) = 1 &lt;0.000019&gt;</text:p>
      <text:p text:style-name="P12">[pid 43059] <text:s text:c="5"/>0.000069 [00007f4889f0ccf1] read(0, "q", 1) = 1 &lt;0.000015&gt;</text:p>
      <text:p text:style-name="P12">[pid 43059] <text:s text:c="5"/>0.000065 [00007f4889f0cd94] write(4, "q", 1) = 1 &lt;0.000014&gt;</text:p>
      <text:p text:style-name="P12">[pid 43059] <text:s text:c="5"/>0.000064 [00007f4889f0ccf1] read(5, <text:s/>&lt;unfinished ...&gt;</text:p>
      <text:p text:style-name="P12">[pid 43061] <text:s text:c="5"/>0.000055 [00007fa67110ccf1] read(0, <text:s/>&lt;unfinished ...&gt;</text:p>
      <text:p text:style-name="P12">[pid 43060] <text:s text:c="5"/>0.000055 [00007f9be890ccf1] read(0, "q", 1) = 1 &lt;0.000042&gt;</text:p>
      <text:p text:style-name="P12">[pid 43060] <text:s text:c="5"/>0.000102 [00007f9be890cd94] write(1, "q", 1) = 1 &lt;0.000024&gt;</text:p>
      <text:p text:style-name="P12">[pid 43061] <text:s text:c="5"/>0.000062 [00007fa67110ccf1] &lt;... read resumed&gt;"q", 1) = 1 &lt;0.000207&gt;</text:p>
      <text:p text:style-name="P12">[pid 43060] <text:s text:c="5"/>0.000028 [00007f9be890ccf1] read(0, <text:s/>&lt;unfinished ...&gt;</text:p>
      <text:p text:style-name="P12">[pid 43061] <text:s text:c="5"/>0.000015 [00007fa67110cd94] write(1, "q", 1) = 1 &lt;0.000023&gt;</text:p>
      <text:p text:style-name="P12">[pid 43059] <text:s text:c="5"/>0.000048 [00007f4889f0ccf1] &lt;... read resumed&gt;"q", 1) = 1 &lt;0.000344&gt;</text:p>
      <text:p text:style-name="P12">[pid 43061] <text:s text:c="5"/>0.000019 [00007fa67110ccf1] read(0, <text:s/>&lt;unfinished ...&gt;</text:p>
      <text:p text:style-name="P12">[pid 43059] <text:s text:c="5"/>0.000024 [00007f4889f0cd94] write(1, "q", 1q) = 1 &lt;0.000028&gt;</text:p>
      <text:p text:style-name="P12">[pid 43059] <text:s text:c="5"/>0.000070 [00007f4889f0ccf1] read(0, "u", 1) = 1 &lt;0.000024&gt;</text:p>
      <text:p text:style-name="P12">[pid 43059] <text:s text:c="5"/>0.000066 [00007f4889f0cd94] write(4, "u", 1) = 1 &lt;0.000146&gt;</text:p>
      <text:p text:style-name="P12">[pid 43060] <text:s text:c="5"/>0.000170 [00007f9be890ccf1] &lt;... read resumed&gt;"u", 1) = 1 &lt;0.000407&gt;</text:p>
      <text:p text:style-name="P12">[pid 43059] <text:s text:c="5"/>0.000019 [00007f4889f0ccf1] read(5, <text:s/>&lt;unfinished ...&gt;</text:p>
      <text:p text:style-name="P12">[pid 43060] <text:s text:c="5"/>0.000016 [00007f9be890cd94] write(1, "u", 1) = 1 &lt;0.000021&gt;</text:p>
      <text:p text:style-name="P12">[pid 43061] <text:s text:c="5"/>0.000048 [00007fa67110ccf1] &lt;... read resumed&gt;"u", 1) = 1 &lt;0.000408&gt;</text:p>
      <text:p text:style-name="P12">[pid 43060] <text:s text:c="5"/>0.000019 [00007f9be890ccf1] read(0, <text:s/>&lt;unfinished ...&gt;</text:p>
      <text:p text:style-name="P12">[pid 43061] <text:s text:c="5"/>0.000015 [00007fa67110cd94] write(1, "u", 1 &lt;unfinished ...&gt;</text:p>
      <text:p text:style-name="P12">[pid 43059] <text:s text:c="5"/>0.000032 [00007f4889f0ccf1] &lt;... read resumed&gt;"u", 1) = 1 &lt;0.000122&gt;</text:p>
      <text:p text:style-name="P12">[pid 43061] <text:s text:c="5"/>0.000012 [00007fa67110cd94] &lt;... write resumed&gt;) = 1 &lt;0.000036&gt;</text:p>
      <text:p text:style-name="P12">[pid 43059] <text:s text:c="5"/>0.000014 [00007f4889f0cd94] write(1, "u", 1 &lt;unfinished ...&gt;</text:p>
      <text:p text:style-name="P12">u[pid 43061] <text:s text:c="5"/>0.000016 [00007fa67110ccf1] read(0, <text:s/>&lt;unfinished ...&gt;</text:p>
      <text:p text:style-name="P12">[pid 43059] <text:s text:c="5"/>0.000015 [00007f4889f0cd94] &lt;... write resumed&gt;) = 1 &lt;0.000019&gt;</text:p>
      <text:p text:style-name="P12">[pid 43059] <text:s text:c="5"/>0.000022 [00007f4889f0ccf1] read(0, "i", 1) = 1 &lt;0.000016&gt;</text:p>
      <text:p text:style-name="P12">[pid 43059] <text:s text:c="5"/>0.000042 [00007f4889f0cd94] write(4, "i", 1) = 1 &lt;0.000018&gt;</text:p>
      <text:p text:style-name="P12">[pid 43060] <text:s text:c="5"/>0.000034 [00007f9be890ccf1] &lt;... read resumed&gt;"i", 1) = 1 &lt;0.000199&gt;</text:p>
      <text:p text:style-name="P12">[pid 43059] <text:s text:c="5"/>0.000017 [00007f4889f0ccf1] read(5, <text:s/>&lt;unfinished ...&gt;</text:p>
      <text:p text:style-name="P12">[pid 43060] <text:s text:c="5"/>0.000014 [00007f9be890cd94] write(1, "i", 1) = 1 &lt;0.000014&gt;</text:p>
      <text:p text:style-name="P12">[pid 43061] <text:s text:c="5"/>0.000034 [00007fa67110ccf1] &lt;... read resumed&gt;"i", 1) = 1 &lt;0.000172&gt;</text:p>
      <text:p text:style-name="P12">[pid 43060] <text:s text:c="5"/>0.000013 [00007f9be890ccf1] read(0, <text:s/>&lt;unfinished ...&gt;</text:p>
      <text:p text:style-name="P12">[pid 43061] <text:s text:c="5"/>0.000013 [00007fa67110cd94] write(1, "i", 1) = 1 &lt;0.000018&gt;</text:p>
      <text:p text:style-name="P12">[pid 43059] <text:s text:c="5"/>0.000036 [00007f4889f0ccf1] &lt;... read resumed&gt;"i", 1) = 1 &lt;0.000105&gt;</text:p>
      <text:p text:style-name="P12">[pid 43061] <text:s text:c="5"/>0.000014 [00007fa67110ccf1] read(0, <text:s/>&lt;unfinished ...&gt;</text:p>
      <text:p text:style-name="P12">[pid 43059] <text:s text:c="5"/>0.000013 [00007f4889f0cd94] write(1, "i", 1i) = 1 &lt;0.000023&gt;</text:p>
      <text:p text:style-name="P12">[pid 43059] <text:s text:c="5"/>0.000053 [00007f4889f0ccf1] read(0, "c", 1) = 1 &lt;0.000014&gt;</text:p>
      <text:p text:style-name="P12">[pid 43059] <text:s text:c="5"/>0.000040 [00007f4889f0cd94] write(4, "c", 1) = 1 &lt;0.000017&gt;</text:p>
      <text:p text:style-name="P12">[pid 43060] <text:s text:c="5"/>0.000033 [00007f9be890ccf1] &lt;... read resumed&gt;"c", 1) = 1 &lt;0.000197&gt;</text:p>
      <text:p text:style-name="P12">[pid 43059] <text:s text:c="5"/>0.000015 [00007f4889f0ccf1] read(5, <text:s/>&lt;unfinished ...&gt;</text:p>
      <text:p text:style-name="P12">[pid 43060] <text:s text:c="5"/>0.000014 [00007f9be890cd94] write(1, "c", 1) = 1 &lt;0.000015&gt;</text:p>
      <text:p text:style-name="P12">[pid 43061] <text:s text:c="5"/>0.000034 [00007fa67110ccf1] &lt;... read resumed&gt;"c", 1) = 1 &lt;0.000198&gt;</text:p>
      <text:p text:style-name="P12">[pid 43060] <text:s text:c="5"/>0.000012 [00007f9be890ccf1] read(0, <text:s/>&lt;unfinished ...&gt;</text:p>
      <text:p text:style-name="P12">[pid 43061] <text:s text:c="5"/>0.000013 [00007fa67110cd94] write(1, "c", 1) = 1 &lt;0.000015&gt;</text:p>
      <text:p text:style-name="P12">[pid 43059] <text:s text:c="5"/>0.000034 [00007f4889f0ccf1] &lt;... read resumed&gt;"c", 1) = 1 &lt;0.000103&gt;</text:p>
      <text:p text:style-name="P12">[pid 43061] <text:s text:c="5"/>0.000013 [00007fa67110ccf1] read(0, <text:s/>&lt;unfinished ...&gt;</text:p>
      <text:p text:style-name="P12">[pid 43059] <text:s text:c="5"/>0.000012 [00007f4889f0cd94] write(1, "c", 1c) = 1 &lt;0.000017&gt;</text:p>
      <text:p text:style-name="P12">[pid 43059] <text:s text:c="5"/>0.000046 [00007f4889f0ccf1] read(0, "k", 1) = 1 &lt;0.000014&gt;</text:p>
      <text:p text:style-name="P12">[pid 43059] <text:s text:c="5"/>0.000040 [00007f4889f0cd94] write(4, "k", 1) = 1 &lt;0.000017&gt;</text:p>
      <text:p text:style-name="P12">[pid 43060] <text:s text:c="5"/>0.000036 [00007f9be890ccf1] &lt;... read resumed&gt;"k", 1) = 1 &lt;0.000188&gt;</text:p>
      <text:p text:style-name="P12">[pid 43059] <text:s text:c="5"/>0.000018 [00007f4889f0ccf1] read(5, <text:s/>&lt;unfinished ...&gt;</text:p>
      <text:p text:style-name="P12">[pid 43060] <text:s text:c="5"/>0.000036 [00007f9be890cd94] write(1, "k", 1) = 1 &lt;0.000015&gt;</text:p>
      <text:p text:style-name="P12">[pid 43061] <text:s text:c="5"/>0.000032 [00007fa67110ccf1] &lt;... read resumed&gt;"k", 1) = 1 &lt;0.000217&gt;</text:p>
      <text:p text:style-name="P12"><text:soft-page-break/>[pid 43060] <text:s text:c="5"/>0.000013 [00007f9be890ccf1] read(0, <text:s/>&lt;unfinished ...&gt;</text:p>
      <text:p text:style-name="P12">[pid 43061] <text:s text:c="5"/>0.000016 [00007fa67110cd94] write(1, "k", 1) = 1 &lt;0.000015&gt;</text:p>
      <text:p text:style-name="P12">[pid 43059] <text:s text:c="5"/>0.000032 [00007f4889f0ccf1] &lt;... read resumed&gt;"k", 1) = 1 &lt;0.000123&gt;</text:p>
      <text:p text:style-name="P12">[pid 43061] <text:s text:c="5"/>0.000014 [00007fa67110ccf1] read(0, <text:s/>&lt;unfinished ...&gt;</text:p>
      <text:p text:style-name="P12">[pid 43059] <text:s text:c="5"/>0.000022 [00007f4889f0cd94] write(1, "k", 1k) = 1 &lt;0.000021&gt;</text:p>
      <text:p text:style-name="P12">[pid 43059] <text:s text:c="5"/>0.000053 [00007f4889f0ccf1] read(0, " ", 1) = 1 &lt;0.000018&gt;</text:p>
      <text:p text:style-name="P12">[pid 43059] <text:s text:c="5"/>0.000046 [00007f4889f0cd94] write(4, " ", 1) = 1 &lt;0.000018&gt;</text:p>
      <text:p text:style-name="P12">[pid 43060] <text:s text:c="5"/>0.000032 [00007f9be890ccf1] &lt;... read resumed&gt;" ", 1) = 1 &lt;0.000212&gt;</text:p>
      <text:p text:style-name="P12">[pid 43059] <text:s text:c="5"/>0.000012 [00007f4889f0ccf1] read(5, <text:s/>&lt;unfinished ...&gt;</text:p>
      <text:p text:style-name="P12">[pid 43060] <text:s text:c="5"/>0.000013 [00007f9be890cd94] write(1, " ", 1) = 1 &lt;0.000016&gt;</text:p>
      <text:p text:style-name="P12">[pid 43061] <text:s text:c="5"/>0.000030 [00007fa67110ccf1] &lt;... read resumed&gt;" ", 1) = 1 &lt;0.000206&gt;</text:p>
      <text:p text:style-name="P12">[pid 43060] <text:s text:c="5"/>0.000014 [00007f9be890ccf1] read(0, <text:s/>&lt;unfinished ...&gt;</text:p>
      <text:p text:style-name="P12">[pid 43061] <text:s text:c="5"/>0.000021 [00007fa67110cd94] write(1, "_", 1) = 1 &lt;0.000018&gt;</text:p>
      <text:p text:style-name="P12">[pid 43059] <text:s text:c="5"/>0.000033 [00007f4889f0ccf1] &lt;... read resumed&gt;"_", 1) = 1 &lt;0.000104&gt;</text:p>
      <text:p text:style-name="P12">[pid 43061] <text:s text:c="5"/>0.000014 [00007fa67110ccf1] read(0, <text:s/>&lt;unfinished ...&gt;</text:p>
      <text:p text:style-name="P12">[pid 43059] <text:s text:c="5"/>0.000012 [00007f4889f0cd94] write(1, "_", 1_) = 1 &lt;0.000016&gt;</text:p>
      <text:p text:style-name="P12">[pid 43059] <text:s text:c="5"/>0.000042 [00007f4889f0ccf1] read(0, "b", 1) = 1 &lt;0.000013&gt;</text:p>
      <text:p text:style-name="P12">[pid 43059] <text:s text:c="5"/>0.000038 [00007f4889f0cd94] write(4, "b", 1) = 1 &lt;0.000019&gt;</text:p>
      <text:p text:style-name="P12">[pid 43060] <text:s text:c="5"/>0.000034 [00007f9be890ccf1] &lt;... read resumed&gt;"b", 1) = 1 &lt;0.000194&gt;</text:p>
      <text:p text:style-name="P12">[pid 43059] <text:s text:c="5"/>0.000012 [00007f4889f0ccf1] read(5, <text:s/>&lt;unfinished ...&gt;</text:p>
      <text:p text:style-name="P12">[pid 43060] <text:s text:c="5"/>0.000012 [00007f9be890cd94] write(1, "b", 1) = 1 &lt;0.000014&gt;</text:p>
      <text:p text:style-name="P12">[pid 43061] <text:s text:c="5"/>0.000030 [00007fa67110ccf1] &lt;... read resumed&gt;"b", 1) = 1 &lt;0.000177&gt;</text:p>
      <text:p text:style-name="P12">[pid 43060] <text:s text:c="5"/>0.000013 [00007f9be890ccf1] read(0, <text:s/>&lt;unfinished ...&gt;</text:p>
      <text:p text:style-name="P12">[pid 43061] <text:s text:c="5"/>0.000014 [00007fa67110cd94] write(1, "b", 1) = 1 &lt;0.000014&gt;</text:p>
      <text:p text:style-name="P12">[pid 43059] <text:s text:c="5"/>0.000029 [00007f4889f0ccf1] &lt;... read resumed&gt;"b", 1) = 1 &lt;0.000092&gt;</text:p>
      <text:p text:style-name="P12">[pid 43061] <text:s text:c="5"/>0.000012 [00007fa67110ccf1] read(0, <text:s/>&lt;unfinished ...&gt;</text:p>
      <text:p text:style-name="P12">[pid 43059] <text:s text:c="5"/>0.000013 [00007f4889f0cd94] write(1, "b", 1b) = 1 &lt;0.000016&gt;</text:p>
      <text:p text:style-name="P12">[pid 43059] <text:s text:c="5"/>0.000041 [00007f4889f0ccf1] read(0, "r", 1) = 1 &lt;0.000014&gt;</text:p>
      <text:p text:style-name="P12">[pid 43059] <text:s text:c="5"/>0.000038 [00007f4889f0cd94] write(4, "r", 1) = 1 &lt;0.000016&gt;</text:p>
      <text:p text:style-name="P12">[pid 43060] <text:s text:c="5"/>0.000030 [00007f9be890ccf1] &lt;... read resumed&gt;"r", 1) = 1 &lt;0.000176&gt;</text:p>
      <text:p text:style-name="P12">[pid 43059] <text:s text:c="5"/>0.000012 [00007f4889f0ccf1] read(5, <text:s/>&lt;unfinished ...&gt;</text:p>
      <text:p text:style-name="P12">[pid 43060] <text:s text:c="5"/>0.000012 [00007f9be890cd94] write(1, "r", 1) = 1 &lt;0.000016&gt;</text:p>
      <text:p text:style-name="P12">[pid 43061] <text:s text:c="5"/>0.000028 [00007fa67110ccf1] &lt;... read resumed&gt;"r", 1) = 1 &lt;0.000172&gt;</text:p>
      <text:p text:style-name="P12">[pid 43060] <text:s text:c="5"/>0.000014 [00007f9be890ccf1] read(0, <text:s/>&lt;unfinished ...&gt;</text:p>
      <text:p text:style-name="P12">[pid 43061] <text:s text:c="5"/>0.000012 [00007fa67110cd94] write(1, "r", 1) = 1 &lt;0.000014&gt;</text:p>
      <text:p text:style-name="P12">[pid 43059] <text:s text:c="5"/>0.000030 [00007f4889f0ccf1] &lt;... read resumed&gt;"r", 1) = 1 &lt;0.000092&gt;</text:p>
      <text:p text:style-name="P12">[pid 43061] <text:s text:c="5"/>0.000010 [00007fa67110ccf1] read(0, <text:s/>&lt;unfinished ...&gt;</text:p>
      <text:p text:style-name="P12">[pid 43059] <text:s text:c="5"/>0.000017 [00007f4889f0cd94] write(1, "r", 1r) = 1 &lt;0.000017&gt;</text:p>
      <text:p text:style-name="P12">[pid 43059] <text:s text:c="5"/>0.000042 [00007f4889f0ccf1] read(0, "o", 1) = 1 &lt;0.000014&gt;</text:p>
      <text:p text:style-name="P12">[pid 43059] <text:s text:c="5"/>0.000040 [00007f4889f0cd94] write(4, "o", 1) = 1 &lt;0.000019&gt;</text:p>
      <text:p text:style-name="P12">[pid 43060] <text:s text:c="5"/>0.000038 [00007f9be890ccf1] &lt;... read resumed&gt;"o", 1) = 1 &lt;0.000187&gt;</text:p>
      <text:p text:style-name="P12">[pid 43059] <text:s text:c="5"/>0.000019 [00007f4889f0ccf1] read(5, <text:s/>&lt;unfinished ...&gt;</text:p>
      <text:p text:style-name="P12">[pid 43060] <text:s text:c="5"/>0.000015 [00007f9be890cd94] write(1, "o", 1 &lt;unfinished ...&gt;</text:p>
      <text:p text:style-name="P12">[pid 43061] <text:s text:c="5"/>0.000034 [00007fa67110ccf1] &lt;... read resumed&gt;"o", 1) = 1 &lt;0.000197&gt;</text:p>
      <text:p text:style-name="P12">[pid 43060] <text:s text:c="5"/>0.000014 [00007f9be890cd94] &lt;... write resumed&gt;) = 1 &lt;0.000037&gt;</text:p>
      <text:p text:style-name="P12">[pid 43061] <text:s text:c="5"/>0.000016 [00007fa67110cd94] write(1, "o", 1 &lt;unfinished ...&gt;</text:p>
      <text:p text:style-name="P12">[pid 43060] <text:s text:c="5"/>0.000017 [00007f9be890ccf1] read(0, <text:s/>&lt;unfinished ...&gt;</text:p>
      <text:p text:style-name="P12">[pid 43061] <text:s text:c="5"/>0.000015 [00007fa67110cd94] &lt;... write resumed&gt;) = 1 &lt;0.000018&gt;</text:p>
      <text:p text:style-name="P12">[pid 43059] <text:s text:c="5"/>0.000012 [00007f4889f0ccf1] &lt;... read resumed&gt;"o", 1) = 1 &lt;0.000118&gt;</text:p>
      <text:p text:style-name="P12">[pid 43061] <text:s text:c="5"/>0.000018 [00007fa67110ccf1] read(0, <text:s/>&lt;unfinished ...&gt;</text:p>
      <text:p text:style-name="P12">[pid 43059] <text:s text:c="5"/>0.000016 [00007f4889f0cd94] write(1, "o", 1o) = 1 &lt;0.000021&gt;</text:p>
      <text:p text:style-name="P12">[pid 43059] <text:s text:c="5"/>0.000053 [00007f4889f0ccf1] read(0, "w", 1) = 1 &lt;0.000016&gt;</text:p>
      <text:p text:style-name="P12">[pid 43059] <text:s text:c="5"/>0.000049 [00007f4889f0cd94] write(4, "w", 1) = 1 &lt;0.000016&gt;</text:p>
      <text:p text:style-name="P12">[pid 43060] <text:s text:c="5"/>0.000036 [00007f9be890ccf1] &lt;... read resumed&gt;"w", 1) = 1 &lt;0.000193&gt;</text:p>
      <text:p text:style-name="P12">[pid 43059] <text:s text:c="5"/>0.000015 [00007f4889f0ccf1] read(5, <text:s/>&lt;unfinished ...&gt;</text:p>
      <text:p text:style-name="P12">[pid 43060] <text:s text:c="5"/>0.000016 [00007f9be890cd94] write(1, "w", 1) = 1 &lt;0.000027&gt;</text:p>
      <text:p text:style-name="P12">[pid 43061] <text:s text:c="5"/>0.000047 [00007fa67110ccf1] &lt;... read resumed&gt;"w", 1) = 1 &lt;0.000227&gt;</text:p>
      <text:p text:style-name="P12">[pid 43060] <text:s text:c="5"/>0.000017 [00007f9be890ccf1] read(0, <text:s/>&lt;unfinished ...&gt;</text:p>
      <text:p text:style-name="P12">[pid 43061] <text:s text:c="5"/>0.000015 [00007fa67110cd94] write(1, "w", 1) = 1 &lt;0.000022&gt;</text:p>
      <text:p text:style-name="P12">[pid 43059] <text:s text:c="5"/>0.000042 [00007f4889f0ccf1] &lt;... read resumed&gt;"w", 1) = 1 &lt;0.000131&gt;</text:p>
      <text:p text:style-name="P12">[pid 43061] <text:s text:c="5"/>0.000019 [00007fa67110ccf1] read(0, <text:s/>&lt;unfinished ...&gt;</text:p>
      <text:p text:style-name="P12">[pid 43059] <text:s text:c="5"/>0.000014 [00007f4889f0cd94] write(1, "w", 1w) = 1 &lt;0.000083&gt;</text:p>
      <text:p text:style-name="P12">[pid 43059] <text:s text:c="5"/>0.000128 [00007f4889f0ccf1] read(0, "N", 1) = 1 &lt;0.000055&gt;</text:p>
      <text:p text:style-name="P12"><text:soft-page-break/>[pid 43059] <text:s text:c="5"/>0.000102 [00007f4889f0cd94] write(4, "N", 1) = 1 &lt;0.000047&gt;</text:p>
      <text:p text:style-name="P12">[pid 43060] <text:s text:c="5"/>0.000078 [00007f9be890ccf1] &lt;... read resumed&gt;"N", 1) = 1 &lt;0.000395&gt;</text:p>
      <text:p text:style-name="P12">[pid 43059] <text:s text:c="5"/>0.000023 [00007f4889f0ccf1] read(5, <text:s/>&lt;unfinished ...&gt;</text:p>
      <text:p text:style-name="P12">[pid 43060] <text:s text:c="5"/>0.000032 [00007f9be890cd94] write(1, "n", 1 &lt;unfinished ...&gt;</text:p>
      <text:p text:style-name="P12">[pid 43061] <text:s text:c="5"/>0.000046 [00007fa67110ccf1] &lt;... read resumed&gt;"n", 1) = 1 &lt;0.000414&gt;</text:p>
      <text:p text:style-name="P12">[pid 43060] <text:s text:c="5"/>0.000023 [00007f9be890cd94] &lt;... write resumed&gt;) = 1 &lt;0.000055&gt;</text:p>
      <text:p text:style-name="P12">[pid 43061] <text:s text:c="5"/>0.000017 [00007fa67110cd94] write(1, "n", 1 &lt;unfinished ...&gt;</text:p>
      <text:p text:style-name="P12">[pid 43060] <text:s text:c="5"/>0.000031 [00007f9be890ccf1] read(0, <text:s/>&lt;unfinished ...&gt;</text:p>
      <text:p text:style-name="P12">[pid 43059] <text:s text:c="5"/>0.000020 [00007f4889f0ccf1] &lt;... read resumed&gt;"n", 1) = 1 &lt;0.000150&gt;</text:p>
      <text:p text:style-name="P12">[pid 43061] <text:s text:c="5"/>0.000016 [00007fa67110cd94] &lt;... write resumed&gt;) = 1 &lt;0.000056&gt;</text:p>
      <text:p text:style-name="P12">[pid 43059] <text:s text:c="5"/>0.000028 [00007f4889f0cd94] write(1, "n", 1 &lt;unfinished ...&gt;</text:p>
      <text:p text:style-name="P12">n[pid 43061] <text:s text:c="5"/>0.000033 [00007fa67110ccf1] read(0, <text:s/>&lt;unfinished ...&gt;</text:p>
      <text:p text:style-name="P12">[pid 43059] <text:s text:c="5"/>0.000028 [00007f4889f0cd94] &lt;... write resumed&gt;) = 1 &lt;0.000033&gt;</text:p>
      <text:p text:style-name="P12">[pid 43059] <text:s text:c="5"/>0.000182 [00007f4889f0ccf1] read(0, "N", 1) = 1 &lt;0.000057&gt;</text:p>
      <text:p text:style-name="P12">[pid 43059] <text:s text:c="5"/>0.000144 [00007f4889f0cd94] write(4, "N", 1) = 1 &lt;0.000030&gt;</text:p>
      <text:p text:style-name="P12">[pid 43060] <text:s text:c="5"/>0.000071 [00007f9be890ccf1] &lt;... read resumed&gt;"N", 1) = 1 &lt;0.000517&gt;</text:p>
      <text:p text:style-name="P12">[pid 43059] <text:s text:c="5"/>0.000029 [00007f4889f0ccf1] read(5, <text:s/>&lt;unfinished ...&gt;</text:p>
      <text:p text:style-name="P12">[pid 43060] <text:s text:c="5"/>0.000039 [00007f9be890cd94] write(1, "n", 1 &lt;unfinished ...&gt;</text:p>
      <text:p text:style-name="P12">[pid 43061] <text:s text:c="5"/>0.000055 [00007fa67110ccf1] &lt;... read resumed&gt;"n", 1) = 1 &lt;0.000530&gt;</text:p>
      <text:p text:style-name="P12">[pid 43060] <text:s text:c="5"/>0.000033 [00007f9be890cd94] &lt;... write resumed&gt;) = 1 &lt;0.000073&gt;</text:p>
      <text:p text:style-name="P12">[pid 43061] <text:s text:c="5"/>0.000013 [00007fa67110cd94] write(1, "n", 1 &lt;unfinished ...&gt;</text:p>
      <text:p text:style-name="P12">[pid 43060] <text:s text:c="5"/>0.000036 [00007f9be890ccf1] read(0, <text:s/>&lt;unfinished ...&gt;</text:p>
      <text:p text:style-name="P12">[pid 43059] <text:s text:c="5"/>0.000026 [00007f4889f0ccf1] &lt;... read resumed&gt;"n", 1) = 1 &lt;0.000171&gt;</text:p>
      <text:p text:style-name="P12">[pid 43061] <text:s text:c="5"/>0.000015 [00007fa67110cd94] &lt;... write resumed&gt;) = 1 &lt;0.000067&gt;</text:p>
      <text:p text:style-name="P12">[pid 43059] <text:s text:c="5"/>0.000026 [00007f4889f0cd94] write(1, "n", 1 &lt;unfinished ...&gt;</text:p>
      <text:p text:style-name="P12">[pid 43061] <text:s text:c="5"/>0.000031 [00007fa67110ccf1] read(0, n &lt;unfinished ...&gt;</text:p>
      <text:p text:style-name="P12">[pid 43059] <text:s text:c="5"/>0.000072 [00007f4889f0cd94] &lt;... write resumed&gt;) = 1 &lt;0.000090&gt;</text:p>
      <text:p text:style-name="P12">[pid 43059] <text:s text:c="5"/>0.000030 [00007f4889f0ccf1] read(0, "N", 1) = 1 &lt;0.000021&gt;</text:p>
      <text:p text:style-name="P12">[pid 43059] <text:s text:c="5"/>0.000059 [00007f4889f0cd94] write(4, "N", 1) = 1 &lt;0.000019&gt;</text:p>
      <text:p text:style-name="P12">[pid 43060] <text:s text:c="5"/>0.000033 [00007f9be890ccf1] &lt;... read resumed&gt;"N", 1) = 1 &lt;0.000288&gt;</text:p>
      <text:p text:style-name="P12">[pid 43059] <text:s text:c="5"/>0.000022 [00007f4889f0ccf1] read(5, <text:s/>&lt;unfinished ...&gt;</text:p>
      <text:p text:style-name="P12">[pid 43060] <text:s text:c="5"/>0.000015 [00007f9be890cd94] write(1, "n", 1) = 1 &lt;0.000016&gt;</text:p>
      <text:p text:style-name="P12">[pid 43061] <text:s text:c="5"/>0.000031 [00007fa67110ccf1] &lt;... read resumed&gt;"n", 1) = 1 &lt;0.000258&gt;</text:p>
      <text:p text:style-name="P12">[pid 43060] <text:s text:c="5"/>0.000015 [00007f9be890ccf1] read(0, <text:s/>&lt;unfinished ...&gt;</text:p>
      <text:p text:style-name="P12">[pid 43061] <text:s text:c="5"/>0.000011 [00007fa67110cd94] write(1, "n", 1 &lt;unfinished ...&gt;</text:p>
      <text:p text:style-name="P12">[pid 43059] <text:s text:c="5"/>0.000031 [00007f4889f0ccf1] &lt;... read resumed&gt;"n", 1) = 1 &lt;0.000096&gt;</text:p>
      <text:p text:style-name="P12">[pid 43061] <text:s text:c="5"/>0.000011 [00007fa67110cd94] &lt;... write resumed&gt;) = 1 &lt;0.000032&gt;</text:p>
      <text:p text:style-name="P12">[pid 43059] <text:s text:c="5"/>0.000021 [00007f4889f0cd94] write(1, "n", 1 &lt;unfinished ...&gt;</text:p>
      <text:p text:style-name="P12">n[pid 43061] <text:s text:c="5"/>0.000012 [00007fa67110ccf1] read(0, <text:s/>&lt;unfinished ...&gt;</text:p>
      <text:p text:style-name="P12">[pid 43059] <text:s text:c="5"/>0.000015 [00007f4889f0cd94] &lt;... write resumed&gt;) = 1 &lt;0.000016&gt;</text:p>
      <text:p text:style-name="P12">[pid 43059] <text:s text:c="5"/>0.000019 [00007f4889f0ccf1] read(0, " ", 1) = 1 &lt;0.000011&gt;</text:p>
      <text:p text:style-name="P12">[pid 43059] <text:s text:c="5"/>0.000035 [00007f4889f0cd94] write(4, " ", 1) = 1 &lt;0.000012&gt;</text:p>
      <text:p text:style-name="P12">[pid 43060] <text:s text:c="5"/>0.000028 [00007f9be890ccf1] &lt;... read resumed&gt;" ", 1) = 1 &lt;0.000183&gt;</text:p>
      <text:p text:style-name="P12">[pid 43059] <text:s text:c="5"/>0.000016 [00007f4889f0ccf1] read(5, <text:s/>&lt;unfinished ...&gt;</text:p>
      <text:p text:style-name="P12">[pid 43060] <text:s text:c="5"/>0.000013 [00007f9be890cd94] write(1, " ", 1 &lt;unfinished ...&gt;</text:p>
      <text:p text:style-name="P12">[pid 43061] <text:s text:c="5"/>0.000030 [00007fa67110ccf1] &lt;... read resumed&gt;" ", 1) = 1 &lt;0.000150&gt;</text:p>
      <text:p text:style-name="P12">[pid 43060] <text:s text:c="5"/>0.000013 [00007f9be890cd94] &lt;... write resumed&gt;) = 1 &lt;0.000033&gt;</text:p>
      <text:p text:style-name="P12">[pid 43061] <text:s text:c="5"/>0.000011 [00007fa67110cd94] write(1, "_", 1 &lt;unfinished ...&gt;</text:p>
      <text:p text:style-name="P12">[pid 43060] <text:s text:c="5"/>0.000015 [00007f9be890ccf1] read(0, <text:s/>&lt;unfinished ...&gt;</text:p>
      <text:p text:style-name="P12">[pid 43059] <text:s text:c="5"/>0.000015 [00007f4889f0ccf1] &lt;... read resumed&gt;"_", 1) = 1 &lt;0.000092&gt;</text:p>
      <text:p text:style-name="P12">[pid 43061] <text:s text:c="5"/>0.000013 [00007fa67110cd94] &lt;... write resumed&gt;) = 1 &lt;0.000036&gt;</text:p>
      <text:p text:style-name="P12">[pid 43059] <text:s text:c="5"/>0.000011 [00007f4889f0cd94] write(1, "_", 1_ &lt;unfinished ...&gt;</text:p>
      <text:p text:style-name="P12">[pid 43061] <text:s text:c="5"/>0.000018 [00007fa67110ccf1] read(0, <text:s/>&lt;unfinished ...&gt;</text:p>
      <text:p text:style-name="P12">[pid 43059] <text:s text:c="5"/>0.000014 [00007f4889f0cd94] &lt;... write resumed&gt;) = 1 &lt;0.000020&gt;</text:p>
      <text:p text:style-name="P12">[pid 43059] <text:s text:c="5"/>0.000022 [00007f4889f0ccf1] read(0, " ", 1) = 1 &lt;0.000017&gt;</text:p>
      <text:p text:style-name="P12">[pid 43059] <text:s text:c="5"/>0.000051 [00007f4889f0cd94] write(4, " ", 1) = 1 &lt;0.000023&gt;</text:p>
      <text:p text:style-name="P12">[pid 43060] <text:s text:c="5"/>0.000048 [00007f9be890ccf1] &lt;... read resumed&gt;" ", 1) = 1 &lt;0.000186&gt;</text:p>
      <text:p text:style-name="P12">[pid 43059] <text:s text:c="5"/>0.000024 [00007f4889f0ccf1] read(5, <text:s/>&lt;unfinished ...&gt;</text:p>
      <text:p text:style-name="P12">[pid 43060] <text:s text:c="5"/>0.000020 [00007f9be890cd94] write(1, " ", 1) = 1 &lt;0.000018&gt;</text:p>
      <text:p text:style-name="P12">[pid 43061] <text:s text:c="5"/>0.000039 [00007fa67110ccf1] &lt;... read resumed&gt;" ", 1) = 1 &lt;0.000212&gt;</text:p>
      <text:p text:style-name="P12">[pid 43060] <text:s text:c="5"/>0.000017 [00007f9be890ccf1] read(0, <text:s/>&lt;unfinished ...&gt;</text:p>
      <text:p text:style-name="P12">[pid 43061] <text:s text:c="5"/>0.000013 [00007fa67110cd94] write(1, "_", 1) = 1 &lt;0.000016&gt;</text:p>
      <text:p text:style-name="P12">[pid 43059] <text:s text:c="5"/>0.000035 [00007f4889f0ccf1] &lt;... read resumed&gt;"_", 1) = 1 &lt;0.000115&gt;</text:p>
      <text:p text:style-name="P12"><text:soft-page-break/>[pid 43061] <text:s text:c="5"/>0.000017 [00007fa67110ccf1] read(0, <text:s/>&lt;unfinished ...&gt;</text:p>
      <text:p text:style-name="P12">[pid 43059] <text:s text:c="5"/>0.000013 [00007f4889f0cd94] write(1, "_", 1_) = 1 &lt;0.000016&gt;</text:p>
      <text:p text:style-name="P12">[pid 43059] <text:s text:c="5"/>0.000043 [00007f4889f0ccf1] read(0, " ", 1) = 1 &lt;0.000012&gt;</text:p>
      <text:p text:style-name="P12">[pid 43059] <text:s text:c="5"/>0.000036 [00007f4889f0cd94] write(4, " ", 1) = 1 &lt;0.000013&gt;</text:p>
      <text:p text:style-name="P12">[pid 43060] <text:s text:c="5"/>0.000028 [00007f9be890ccf1] &lt;... read resumed&gt;" ", 1) = 1 &lt;0.000182&gt;</text:p>
      <text:p text:style-name="P12">[pid 43059] <text:s text:c="5"/>0.000014 [00007f4889f0ccf1] read(5, <text:s/>&lt;unfinished ...&gt;</text:p>
      <text:p text:style-name="P12">[pid 43060] <text:s text:c="5"/>0.000013 [00007f9be890cd94] write(1, " ", 1) = 1 &lt;0.000014&gt;</text:p>
      <text:p text:style-name="P12">[pid 43061] <text:s text:c="5"/>0.000032 [00007fa67110ccf1] &lt;... read resumed&gt;" ", 1) = 1 &lt;0.000176&gt;</text:p>
      <text:p text:style-name="P12">[pid 43060] <text:s text:c="5"/>0.000014 [00007f9be890ccf1] read(0, <text:s/>&lt;unfinished ...&gt;</text:p>
      <text:p text:style-name="P12">[pid 43061] <text:s text:c="5"/>0.000013 [00007fa67110cd94] write(1, "_", 1) = 1 &lt;0.000015&gt;</text:p>
      <text:p text:style-name="P12">[pid 43059] <text:s text:c="5"/>0.000034 [00007f4889f0ccf1] &lt;... read resumed&gt;"_", 1) = 1 &lt;0.000101&gt;</text:p>
      <text:p text:style-name="P12">[pid 43061] <text:s text:c="5"/>0.000015 [00007fa67110ccf1] read(0, <text:s/>&lt;unfinished ...&gt;</text:p>
      <text:p text:style-name="P12">[pid 43059] <text:s text:c="5"/>0.000013 [00007f4889f0cd94] write(1, "_", 1_) = 1 &lt;0.000015&gt;</text:p>
      <text:p text:style-name="P12">[pid 43059] <text:s text:c="5"/>0.000042 [00007f4889f0ccf1] read(0, " ", 1) = 1 &lt;0.000011&gt;</text:p>
      <text:p text:style-name="P12">[pid 43059] <text:s text:c="5"/>0.000034 [00007f4889f0cd94] write(4, " ", 1) = 1 &lt;0.000013&gt;</text:p>
      <text:p text:style-name="P12">[pid 43060] <text:s text:c="5"/>0.000027 [00007f9be890ccf1] &lt;... read resumed&gt;" ", 1) = 1 &lt;0.000176&gt;</text:p>
      <text:p text:style-name="P12">[pid 43059] <text:s text:c="5"/>0.000014 [00007f4889f0ccf1] read(5, <text:s/>&lt;unfinished ...&gt;</text:p>
      <text:p text:style-name="P12">[pid 43060] <text:s text:c="5"/>0.000012 [00007f9be890cd94] write(1, " ", 1) = 1 &lt;0.000013&gt;</text:p>
      <text:p text:style-name="P12">[pid 43061] <text:s text:c="5"/>0.000030 [00007fa67110ccf1] &lt;... read resumed&gt;" ", 1) = 1 &lt;0.000171&gt;</text:p>
      <text:p text:style-name="P12">[pid 43060] <text:s text:c="5"/>0.000014 [00007f9be890ccf1] read(0, <text:s/>&lt;unfinished ...&gt;</text:p>
      <text:p text:style-name="P12">[pid 43061] <text:s text:c="5"/>0.000012 [00007fa67110cd94] write(1, "_", 1) = 1 &lt;0.000016&gt;</text:p>
      <text:p text:style-name="P12">[pid 43059] <text:s text:c="5"/>0.000036 [00007f4889f0ccf1] &lt;... read resumed&gt;"_", 1) = 1 &lt;0.000099&gt;</text:p>
      <text:p text:style-name="P12">[pid 43061] <text:s text:c="5"/>0.000014 [00007fa67110ccf1] read(0, <text:s/>&lt;unfinished ...&gt;</text:p>
      <text:p text:style-name="P12">[pid 43059] <text:s text:c="5"/>0.000015 [00007f4889f0cd94] write(1, "_", 1_) = 1 &lt;0.000020&gt;</text:p>
      <text:p text:style-name="P12">[pid 43059] <text:s text:c="5"/>0.000054 [00007f4889f0ccf1] read(0, " ", 1) = 1 &lt;0.000016&gt;</text:p>
      <text:p text:style-name="P12">[pid 43059] <text:s text:c="5"/>0.000047 [00007f4889f0cd94] write(4, " ", 1) = 1 &lt;0.000015&gt;</text:p>
      <text:p text:style-name="P12">[pid 43060] <text:s text:c="5"/>0.000033 [00007f9be890ccf1] &lt;... read resumed&gt;" ", 1) = 1 &lt;0.000208&gt;</text:p>
      <text:p text:style-name="P12">[pid 43059] <text:s text:c="5"/>0.000015 [00007f4889f0ccf1] read(5, <text:s/>&lt;unfinished ...&gt;</text:p>
      <text:p text:style-name="P12">[pid 43060] <text:s text:c="5"/>0.000012 [00007f9be890cd94] write(1, " ", 1 &lt;unfinished ...&gt;</text:p>
      <text:p text:style-name="P12">[pid 43061] <text:s text:c="5"/>0.000028 [00007fa67110ccf1] &lt;... read resumed&gt;" ", 1) = 1 &lt;0.000197&gt;</text:p>
      <text:p text:style-name="P12">[pid 43060] <text:s text:c="5"/>0.000013 [00007f9be890cd94] &lt;... write resumed&gt;) = 1 &lt;0.000033&gt;</text:p>
      <text:p text:style-name="P12">[pid 43061] <text:s text:c="5"/>0.000026 [00007fa67110cd94] write(1, "_", 1 &lt;unfinished ...&gt;</text:p>
      <text:p text:style-name="P12">[pid 43060] <text:s text:c="5"/>0.000019 [00007f9be890ccf1] read(0, <text:s/>&lt;unfinished ...&gt;</text:p>
      <text:p text:style-name="P12">[pid 43061] <text:s text:c="5"/>0.000028 [00007fa67110cd94] &lt;... write resumed&gt;) = 1 &lt;0.000031&gt;</text:p>
      <text:p text:style-name="P12">[pid 43059] <text:s text:c="5"/>0.000013 [00007f4889f0ccf1] &lt;... read resumed&gt;"_", 1) = 1 &lt;0.000135&gt;</text:p>
      <text:p text:style-name="P12">[pid 43061] <text:s text:c="5"/>0.000020 [00007fa67110ccf1] read(0, <text:s/>&lt;unfinished ...&gt;</text:p>
      <text:p text:style-name="P12">[pid 43059] <text:s text:c="5"/>0.000029 [00007f4889f0cd94] write(1, "_", 1_) = 1 &lt;0.000019&gt;</text:p>
      <text:p text:style-name="P12">[pid 43059] <text:s text:c="5"/>0.000053 [00007f4889f0ccf1] read(0, " ", 1) = 1 &lt;0.000016&gt;</text:p>
      <text:p text:style-name="P12">[pid 43059] <text:s text:c="5"/>0.000055 [00007f4889f0cd94] write(4, " ", 1) = 1 &lt;0.000028&gt;</text:p>
      <text:p text:style-name="P12">[pid 43060] <text:s text:c="5"/>0.000048 [00007f9be890ccf1] &lt;... read resumed&gt;" ", 1) = 1 &lt;0.000242&gt;</text:p>
      <text:p text:style-name="P12">[pid 43059] <text:s text:c="5"/>0.000018 [00007f4889f0ccf1] read(5, <text:s/>&lt;unfinished ...&gt;</text:p>
      <text:p text:style-name="P12">[pid 43060] <text:s text:c="5"/>0.000048 [00007f9be890cd94] write(1, " ", 1 &lt;unfinished ...&gt;</text:p>
      <text:p text:style-name="P12">[pid 43061] <text:s text:c="5"/>0.000056 [00007fa67110ccf1] &lt;... read resumed&gt;" ", 1) = 1 &lt;0.000295&gt;</text:p>
      <text:p text:style-name="P12">[pid 43060] <text:s text:c="5"/>0.000026 [00007f9be890cd94] &lt;... write resumed&gt;) = 1 &lt;0.000070&gt;</text:p>
      <text:p text:style-name="P12">[pid 43061] <text:s text:c="5"/>0.000012 [00007fa67110cd94] write(1, "_", 1 &lt;unfinished ...&gt;</text:p>
      <text:p text:style-name="P12">[pid 43060] <text:s text:c="5"/>0.000039 [00007f9be890ccf1] read(0, <text:s/>&lt;unfinished ...&gt;</text:p>
      <text:p text:style-name="P12">[pid 43061] <text:s text:c="5"/>0.000027 [00007fa67110cd94] &lt;... write resumed&gt;) = 1 &lt;0.000037&gt;</text:p>
      <text:p text:style-name="P12">[pid 43059] <text:s text:c="5"/>0.000018 [00007f4889f0ccf1] &lt;... read resumed&gt;"_", 1) = 1 &lt;0.000217&gt;</text:p>
      <text:p text:style-name="P12">[pid 43061] <text:s text:c="5"/>0.000019 [00007fa67110ccf1] read(0, <text:s/>&lt;unfinished ...&gt;</text:p>
      <text:p text:style-name="P12">[pid 43059] <text:s text:c="5"/>0.000014 [00007f4889f0cd94] write(1, "_", 1_) = 1 &lt;0.000027&gt;</text:p>
      <text:p text:style-name="P12">[pid 43059] <text:s text:c="5"/>0.000065 [00007f4889f0ccf1] read(0, " ", 1) = 1 &lt;0.000024&gt;</text:p>
      <text:p text:style-name="P12">[pid 43059] <text:s text:c="5"/>0.000062 [00007f4889f0cd94] write(4, " ", 1) = 1 &lt;0.000030&gt;</text:p>
      <text:p text:style-name="P12">[pid 43060] <text:s text:c="5"/>0.000051 [00007f9be890ccf1] &lt;... read resumed&gt;" ", 1) = 1 &lt;0.000246&gt;</text:p>
      <text:p text:style-name="P12">[pid 43059] <text:s text:c="5"/>0.000019 [00007f4889f0ccf1] read(5, <text:s/>&lt;unfinished ...&gt;</text:p>
      <text:p text:style-name="P12">[pid 43060] <text:s text:c="5"/>0.000014 [00007f9be890cd94] write(1, " ", 1) = 1 &lt;0.000020&gt;</text:p>
      <text:p text:style-name="P12">[pid 43061] <text:s text:c="5"/>0.000038 [00007fa67110ccf1] &lt;... read resumed&gt;" ", 1) = 1 &lt;0.000258&gt;</text:p>
      <text:p text:style-name="P12">[pid 43060] <text:s text:c="5"/>0.000019 [00007f9be890ccf1] read(0, <text:s/>&lt;unfinished ...&gt;</text:p>
      <text:p text:style-name="P12">[pid 43061] <text:s text:c="5"/>0.000017 [00007fa67110cd94] write(1, "_", 1 &lt;unfinished ...&gt;</text:p>
      <text:p text:style-name="P12">[pid 43059] <text:s text:c="5"/>0.000033 [00007f4889f0ccf1] &lt;... read resumed&gt;"_", 1) = 1 &lt;0.000113&gt;</text:p>
      <text:p text:style-name="P12">[pid 43061] <text:s text:c="5"/>0.000016 [00007fa67110cd94] &lt;... write resumed&gt;) = 1 &lt;0.000038&gt;</text:p>
      <text:p text:style-name="P12">[pid 43059] <text:s text:c="5"/>0.000013 [00007f4889f0cd94] write(1, "_", 1 &lt;unfinished ...&gt;</text:p>
      <text:p text:style-name="P12">_[pid 43061] <text:s text:c="5"/>0.000017 [00007fa67110ccf1] read(0, <text:s/>&lt;unfinished ...&gt;</text:p>
      <text:p text:style-name="P12">[pid 43059] <text:s text:c="5"/>0.000016 [00007f4889f0cd94] &lt;... write resumed&gt;) = 1 &lt;0.000018&gt;</text:p>
      <text:p text:style-name="P12"><text:soft-page-break/>[pid 43059] <text:s text:c="5"/>0.000025 [00007f4889f0ccf1] read(0, " ", 1) = 1 &lt;0.000017&gt;</text:p>
      <text:p text:style-name="P12">[pid 43059] <text:s text:c="5"/>0.000050 [00007f4889f0cd94] write(4, " ", 1) = 1 &lt;0.000025&gt;</text:p>
      <text:p text:style-name="P12">[pid 43060] <text:s text:c="5"/>0.000051 [00007f9be890ccf1] &lt;... read resumed&gt;" ", 1) = 1 &lt;0.000234&gt;</text:p>
      <text:p text:style-name="P12">[pid 43059] <text:s text:c="5"/>0.000022 [00007f4889f0ccf1] read(5, <text:s/>&lt;unfinished ...&gt;</text:p>
      <text:p text:style-name="P12">[pid 43060] <text:s text:c="5"/>0.000012 [00007f9be890cd94] write(1, " ", 1) = 1 &lt;0.000017&gt;</text:p>
      <text:p text:style-name="P12">[pid 43061] <text:s text:c="5"/>0.000034 [00007fa67110ccf1] &lt;... read resumed&gt;" ", 1) = 1 &lt;0.000206&gt;</text:p>
      <text:p text:style-name="P12">[pid 43060] <text:s text:c="5"/>0.000018 [00007f9be890ccf1] read(0, <text:s/>&lt;unfinished ...&gt;</text:p>
      <text:p text:style-name="P12">[pid 43061] <text:s text:c="5"/>0.000015 [00007fa67110cd94] write(1, "_", 1 &lt;unfinished ...&gt;</text:p>
      <text:p text:style-name="P12">[pid 43059] <text:s text:c="5"/>0.000032 [00007f4889f0ccf1] &lt;... read resumed&gt;"_", 1) = 1 &lt;0.000104&gt;</text:p>
      <text:p text:style-name="P12">[pid 43061] <text:s text:c="5"/>0.000010 [00007fa67110cd94] &lt;... write resumed&gt;) = 1 &lt;0.000034&gt;</text:p>
      <text:p text:style-name="P12">[pid 43059] <text:s text:c="5"/>0.000012 [00007f4889f0cd94] write(1, "_", 1 &lt;unfinished ...&gt;</text:p>
      <text:p text:style-name="P12">_[pid 43061] <text:s text:c="5"/>0.000022 [00007fa67110ccf1] read(0, <text:s/>&lt;unfinished ...&gt;</text:p>
      <text:p text:style-name="P12">[pid 43059] <text:s text:c="5"/>0.000016 [00007f4889f0cd94] &lt;... write resumed&gt;) = 1 &lt;0.000022&gt;</text:p>
      <text:p text:style-name="P12">[pid 43059] <text:s text:c="5"/>0.000022 [00007f4889f0ccf1] read(0, "\n", 1) = 1 &lt;0.000015&gt;</text:p>
      <text:p text:style-name="P12">[pid 43059] <text:s text:c="5"/>0.000040 [00007f4889f0cd94] write(4, "\n", 1) = 1 &lt;0.000014&gt;</text:p>
      <text:p text:style-name="P12">[pid 43059] <text:s text:c="5"/>0.000040 [00007f4889f0ccf1] read(5, <text:s/>&lt;unfinished ...&gt;</text:p>
      <text:p text:style-name="P12">[pid 43060] <text:s text:c="5"/>0.000020 [00007f9be890ccf1] &lt;... read resumed&gt;"\n", 1) = 1 &lt;0.000216&gt;</text:p>
      <text:p text:style-name="P12">[pid 43060] <text:s text:c="5"/>0.000024 [00007f9be890cd94] write(1, "\n", 1) = 1 &lt;0.000017&gt;</text:p>
      <text:p text:style-name="P12">[pid 43061] <text:s text:c="5"/>0.000031 [00007fa67110ccf1] &lt;... read resumed&gt;"\n", 1) = 1 &lt;0.000189&gt;</text:p>
      <text:p text:style-name="P12">[pid 43060] <text:s text:c="5"/>0.000012 [00007f9be890ccf1] read(0, <text:s/>&lt;unfinished ...&gt;</text:p>
      <text:p text:style-name="P12">[pid 43061] <text:s text:c="5"/>0.000016 [00007fa67110cd94] write(1, "\n", 1 &lt;unfinished ...&gt;</text:p>
      <text:p text:style-name="P12">[pid 43059] <text:s text:c="5"/>0.000032 [00007f4889f0ccf1] &lt;... read resumed&gt;"\n", 1) = 1 &lt;0.000128&gt;</text:p>
      <text:p text:style-name="P12">[pid 43061] <text:s text:c="5"/>0.000011 [00007fa67110cd94] &lt;... write resumed&gt;) = 1 &lt;0.000033&gt;</text:p>
      <text:p text:style-name="P12">[pid 43059] <text:s text:c="5"/>0.000013 [00007f4889f0cd94] write(1, "\n", 1</text:p>
      <text:p text:style-name="P12"><text:s/>&lt;unfinished ...&gt;</text:p>
      <text:p text:style-name="P12">[pid 43061] <text:s text:c="5"/>0.000020 [00007fa67110ccf1] read(0, <text:s/>&lt;unfinished ...&gt;</text:p>
      <text:p text:style-name="P12">[pid 43059] <text:s text:c="5"/>0.000015 [00007f4889f0cd94] &lt;... write resumed&gt;) = 1 &lt;0.000019&gt;</text:p>
      <text:p text:style-name="P12">[pid 43059] <text:s text:c="5"/>0.000020 [00007f4889f0ccf1] read(0, "f", 1) = 1 &lt;0.000013&gt;</text:p>
      <text:p text:style-name="P12">[pid 43059] <text:s text:c="5"/>0.000038 [00007f4889f0cd94] write(4, "f", 1) = 1 &lt;0.000014&gt;</text:p>
      <text:p text:style-name="P12">[pid 43060] <text:s text:c="5"/>0.000029 [00007f9be890ccf1] &lt;... read resumed&gt;"f", 1) = 1 &lt;0.000191&gt;</text:p>
      <text:p text:style-name="P12">[pid 43059] <text:s text:c="5"/>0.000013 [00007f4889f0ccf1] read(5, <text:s/>&lt;unfinished ...&gt;</text:p>
      <text:p text:style-name="P12">[pid 43060] <text:s text:c="5"/>0.000013 [00007f9be890cd94] write(1, "f", 1) = 1 &lt;0.000016&gt;</text:p>
      <text:p text:style-name="P12">[pid 43061] <text:s text:c="5"/>0.000036 [00007fa67110ccf1] &lt;... read resumed&gt;"f", 1) = 1 &lt;0.000161&gt;</text:p>
      <text:p text:style-name="P12">[pid 43060] <text:s text:c="5"/>0.000013 [00007f9be890ccf1] read(0, <text:s/>&lt;unfinished ...&gt;</text:p>
      <text:p text:style-name="P12">[pid 43061] <text:s text:c="5"/>0.000013 [00007fa67110cd94] write(1, "f", 1 &lt;unfinished ...&gt;</text:p>
      <text:p text:style-name="P12">[pid 43059] <text:s text:c="5"/>0.000033 [00007f4889f0ccf1] &lt;... read resumed&gt;"f", 1) = 1 &lt;0.000102&gt;</text:p>
      <text:p text:style-name="P12">[pid 43061] <text:s text:c="5"/>0.000015 [00007fa67110cd94] &lt;... write resumed&gt;) = 1 &lt;0.000038&gt;</text:p>
      <text:p text:style-name="P12">[pid 43059] <text:s text:c="5"/>0.000067 [00007f4889f0cd94] write(1, "f", 1 &lt;unfinished ...&gt;</text:p>
      <text:p text:style-name="P12">f[pid 43061] <text:s text:c="5"/>0.000017 [00007fa67110ccf1] read(0, <text:s/>&lt;unfinished ...&gt;</text:p>
      <text:p text:style-name="P12">[pid 43059] <text:s text:c="5"/>0.000021 [00007f4889f0cd94] &lt;... write resumed&gt;) = 1 &lt;0.000024&gt;</text:p>
      <text:p text:style-name="P12">[pid 43059] <text:s text:c="5"/>0.000023 [00007f4889f0ccf1] read(0, "0", 1) = 1 &lt;0.000016&gt;</text:p>
      <text:p text:style-name="P12">[pid 43059] <text:s text:c="5"/>0.000043 [00007f4889f0cd94] write(4, "0", 1) = 1 &lt;0.000015&gt;</text:p>
      <text:p text:style-name="P12">[pid 43060] <text:s text:c="5"/>0.000033 [00007f9be890ccf1] &lt;... read resumed&gt;"0", 1) = 1 &lt;0.000261&gt;</text:p>
      <text:p text:style-name="P12">[pid 43059] <text:s text:c="5"/>0.000013 [00007f4889f0ccf1] read(5, <text:s/>&lt;unfinished ...&gt;</text:p>
      <text:p text:style-name="P12">[pid 43060] <text:s text:c="5"/>0.000013 [00007f9be890cd94] write(1, "0", 1) = 1 &lt;0.000015&gt;</text:p>
      <text:p text:style-name="P12">[pid 43061] <text:s text:c="5"/>0.000034 [00007fa67110ccf1] &lt;... read resumed&gt;"0", 1) = 1 &lt;0.000170&gt;</text:p>
      <text:p text:style-name="P12">[pid 43060] <text:s text:c="5"/>0.000017 [00007f9be890ccf1] read(0, <text:s/>&lt;unfinished ...&gt;</text:p>
      <text:p text:style-name="P12">[pid 43061] <text:s text:c="5"/>0.000012 [00007fa67110cd94] write(1, "0", 1) = 1 &lt;0.000019&gt;</text:p>
      <text:p text:style-name="P12">[pid 43059] <text:s text:c="5"/>0.000039 [00007f4889f0ccf1] &lt;... read resumed&gt;"0", 1) = 1 &lt;0.000111&gt;</text:p>
      <text:p text:style-name="P12">[pid 43061] <text:s text:c="5"/>0.000015 [00007fa67110ccf1] read(0, <text:s/>&lt;unfinished ...&gt;</text:p>
      <text:p text:style-name="P12">[pid 43059] <text:s text:c="5"/>0.000015 [00007f4889f0cd94] write(1, "0", 10) = 1 &lt;0.000052&gt;</text:p>
      <text:p text:style-name="P12">[pid 43059] <text:s text:c="5"/>0.000081 [00007f4889f0ccf1] read(0, "x", 1) = 1 &lt;0.000013&gt;</text:p>
      <text:p text:style-name="P12">[pid 43059] <text:s text:c="5"/>0.000040 [00007f4889f0cd94] write(4, "x", 1) = 1 &lt;0.000031&gt;</text:p>
      <text:p text:style-name="P12">[pid 43060] <text:s text:c="5"/>0.000050 [00007f9be890ccf1] &lt;... read resumed&gt;"x", 1) = 1 &lt;0.000248&gt;</text:p>
      <text:p text:style-name="P12">[pid 43059] <text:s text:c="5"/>0.000018 [00007f4889f0ccf1] read(5, <text:s/>&lt;unfinished ...&gt;</text:p>
      <text:p text:style-name="P12">[pid 43060] <text:s text:c="5"/>0.000016 [00007f9be890cd94] write(1, "x", 1) = 1 &lt;0.000016&gt;</text:p>
      <text:p text:style-name="P12">[pid 43061] <text:s text:c="5"/>0.000032 [00007fa67110ccf1] &lt;... read resumed&gt;"x", 1) = 1 &lt;0.000248&gt;</text:p>
      <text:p text:style-name="P12">[pid 43060] <text:s text:c="5"/>0.000018 [00007f9be890ccf1] read(0, <text:s/>&lt;unfinished ...&gt;</text:p>
      <text:p text:style-name="P12">[pid 43061] <text:s text:c="5"/>0.000016 [00007fa67110cd94] write(1, "x", 1) = 1 &lt;0.000014&gt;</text:p>
      <text:p text:style-name="P12">[pid 43059] <text:s text:c="5"/>0.000031 [00007f4889f0ccf1] &lt;... read resumed&gt;"x", 1) = 1 &lt;0.000107&gt;</text:p>
      <text:p text:style-name="P12">[pid 43061] <text:s text:c="5"/>0.000016 [00007fa67110ccf1] read(0, <text:s/>&lt;unfinished ...&gt;</text:p>
      <text:p text:style-name="P12">[pid 43059] <text:s text:c="5"/>0.000016 [00007f4889f0cd94] write(1, "x", 1x) = 1 &lt;0.000016&gt;</text:p>
      <text:p text:style-name="P12">[pid 43059] <text:s text:c="5"/>0.000041 [00007f4889f0ccf1] read(0, " ", 1) = 1 &lt;0.000014&gt;</text:p>
      <text:p text:style-name="P12"><text:soft-page-break/>[pid 43059] <text:s text:c="5"/>0.000039 [00007f4889f0cd94] write(4, " ", 1) = 1 &lt;0.000019&gt;</text:p>
      <text:p text:style-name="P12">[pid 43060] <text:s text:c="5"/>0.000033 [00007f9be890ccf1] &lt;... read resumed&gt;" ", 1) = 1 &lt;0.000187&gt;</text:p>
      <text:p text:style-name="P12">[pid 43059] <text:s text:c="5"/>0.000017 [00007f4889f0ccf1] read(5, <text:s/>&lt;unfinished ...&gt;</text:p>
      <text:p text:style-name="P12">[pid 43060] <text:s text:c="5"/>0.000016 [00007f9be890cd94] write(1, " ", 1) = 1 &lt;0.000014&gt;</text:p>
      <text:p text:style-name="P12">[pid 43061] <text:s text:c="5"/>0.000032 [00007fa67110ccf1] &lt;... read resumed&gt;" ", 1) = 1 &lt;0.000187&gt;</text:p>
      <text:p text:style-name="P12">[pid 43060] <text:s text:c="5"/>0.000015 [00007f9be890ccf1] read(0, <text:s/>&lt;unfinished ...&gt;</text:p>
      <text:p text:style-name="P12">[pid 43061] <text:s text:c="5"/>0.000015 [00007fa67110cd94] write(1, "_", 1 &lt;unfinished ...&gt;</text:p>
      <text:p text:style-name="P12">[pid 43059] <text:s text:c="5"/>0.000042 [00007f4889f0ccf1] &lt;... read resumed&gt;"_", 1) = 1 &lt;0.000110&gt;</text:p>
      <text:p text:style-name="P12">[pid 43061] <text:s text:c="5"/>0.000024 [00007fa67110cd94] &lt;... write resumed&gt;) = 1 &lt;0.000056&gt;</text:p>
      <text:p text:style-name="P12">[pid 43059] <text:s text:c="5"/>0.000011 [00007f4889f0cd94] write(1, "_", 1_) = 1 &lt;0.000014&gt;</text:p>
      <text:p text:style-name="P12">[pid 43061] <text:s text:c="5"/>0.000044 [00007fa67110ccf1] read(0, <text:s/>&lt;unfinished ...&gt;</text:p>
      <text:p text:style-name="P12">[pid 43059] <text:s text:c="5"/>0.000024 [00007f4889f0ccf1] read(0, "j", 1) = 1 &lt;0.000013&gt;</text:p>
      <text:p text:style-name="P12">[pid 43059] <text:s text:c="5"/>0.000043 [00007f4889f0cd94] write(4, "j", 1) = 1 &lt;0.000013&gt;</text:p>
      <text:p text:style-name="P12">[pid 43059] <text:s text:c="5"/>0.000055 [00007f4889f0ccf1] read(5, <text:s/>&lt;unfinished ...&gt;</text:p>
      <text:p text:style-name="P12">[pid 43060] <text:s text:c="5"/>0.000046 [00007f9be890ccf1] &lt;... read resumed&gt;"j", 1) = 1 &lt;0.000296&gt;</text:p>
      <text:p text:style-name="P12">[pid 43060] <text:s text:c="5"/>0.000030 [00007f9be890cd94] write(1, "j", 1 &lt;unfinished ...&gt;</text:p>
      <text:p text:style-name="P12">[pid 43061] <text:s text:c="5"/>0.000339 [00007fa67110ccf1] &lt;... read resumed&gt;"j", 1) = 1 &lt;0.000514&gt;</text:p>
      <text:p text:style-name="P12">[pid 43060] <text:s text:c="5"/>0.000035 [00007f9be890cd94] &lt;... write resumed&gt;) = 1 &lt;0.000361&gt;</text:p>
      <text:p text:style-name="P12">[pid 43061] <text:s text:c="5"/>0.000024 [00007fa67110cd94] write(1, "j", 1) = 1 &lt;0.000028&gt;</text:p>
      <text:p text:style-name="P12">[pid 43060] <text:s text:c="5"/>0.000059 [00007f9be890ccf1] read(0, <text:s/>&lt;unfinished ...&gt;</text:p>
      <text:p text:style-name="P12">[pid 43059] <text:s text:c="5"/>0.000011 [00007f4889f0ccf1] &lt;... read resumed&gt;"j", 1) = 1 &lt;0.000531&gt;</text:p>
      <text:p text:style-name="P12">[pid 43061] <text:s text:c="5"/>0.000025 [00007fa67110ccf1] read(0, <text:s/>&lt;unfinished ...&gt;</text:p>
      <text:p text:style-name="P12">[pid 43059] <text:s text:c="5"/>0.000021 [00007f4889f0cd94] write(1, "j", 1j) = 1 &lt;0.000023&gt;</text:p>
      <text:p text:style-name="P12">[pid 43059] <text:s text:c="5"/>0.000088 [00007f4889f0ccf1] read(0, "u", 1) = 1 &lt;0.000020&gt;</text:p>
      <text:p text:style-name="P12">[pid 43059] <text:s text:c="5"/>0.000060 [00007f4889f0cd94] write(4, "u", 1) = 1 &lt;0.000019&gt;</text:p>
      <text:p text:style-name="P12">[pid 43060] <text:s text:c="5"/>0.000045 [00007f9be890ccf1] &lt;... read resumed&gt;"u", 1) = 1 &lt;0.000243&gt;</text:p>
      <text:p text:style-name="P12">[pid 43059] <text:s text:c="5"/>0.000018 [00007f4889f0ccf1] read(5, <text:s/>&lt;unfinished ...&gt;</text:p>
      <text:p text:style-name="P12">[pid 43060] <text:s text:c="5"/>0.000013 [00007f9be890cd94] write(1, "u", 1) = 1 &lt;0.000021&gt;</text:p>
      <text:p text:style-name="P12">[pid 43061] <text:s text:c="5"/>0.000041 [00007fa67110ccf1] &lt;... read resumed&gt;"u", 1) = 1 &lt;0.000277&gt;</text:p>
      <text:p text:style-name="P12">[pid 43060] <text:s text:c="5"/>0.000020 [00007f9be890ccf1] read(0, <text:s/>&lt;unfinished ...&gt;</text:p>
      <text:p text:style-name="P12">[pid 43061] <text:s text:c="5"/>0.000017 [00007fa67110cd94] write(1, "u", 1) = 1 &lt;0.000019&gt;</text:p>
      <text:p text:style-name="P12">[pid 43059] <text:s text:c="5"/>0.000038 [00007f4889f0ccf1] &lt;... read resumed&gt;"u", 1) = 1 &lt;0.000124&gt;</text:p>
      <text:p text:style-name="P12">[pid 43061] <text:s text:c="5"/>0.000016 [00007fa67110ccf1] read(0, <text:s/>&lt;unfinished ...&gt;</text:p>
      <text:p text:style-name="P12">[pid 43059] <text:s text:c="5"/>0.000014 [00007f4889f0cd94] write(1, "u", 1u) = 1 &lt;0.000023&gt;</text:p>
      <text:p text:style-name="P12">[pid 43059] <text:s text:c="5"/>0.000057 [00007f4889f0ccf1] read(0, "m", 1) = 1 &lt;0.000015&gt;</text:p>
      <text:p text:style-name="P12">[pid 43059] <text:s text:c="5"/>0.000049 [00007f4889f0cd94] write(4, "m", 1) = 1 &lt;0.000018&gt;</text:p>
      <text:p text:style-name="P12">[pid 43060] <text:s text:c="5"/>0.000037 [00007f9be890ccf1] &lt;... read resumed&gt;"m", 1) = 1 &lt;0.000223&gt;</text:p>
      <text:p text:style-name="P12">[pid 43059] <text:s text:c="5"/>0.000019 [00007f4889f0ccf1] read(5, <text:s/>&lt;unfinished ...&gt;</text:p>
      <text:p text:style-name="P12">[pid 43060] <text:s text:c="5"/>0.000016 [00007f9be890cd94] write(1, "m", 1) = 1 &lt;0.000018&gt;</text:p>
      <text:p text:style-name="P12">[pid 43061] <text:s text:c="5"/>0.000037 [00007fa67110ccf1] &lt;... read resumed&gt;"m", 1) = 1 &lt;0.000225&gt;</text:p>
      <text:p text:style-name="P12">[pid 43060] <text:s text:c="5"/>0.000017 [00007f9be890ccf1] read(0, <text:s/>&lt;unfinished ...&gt;</text:p>
      <text:p text:style-name="P12">[pid 43061] <text:s text:c="5"/>0.000018 [00007fa67110cd94] write(1, "m", 1) = 1 &lt;0.000021&gt;</text:p>
      <text:p text:style-name="P12">[pid 43059] <text:s text:c="5"/>0.000041 [00007f4889f0ccf1] &lt;... read resumed&gt;"m", 1) = 1 &lt;0.000124&gt;</text:p>
      <text:p text:style-name="P12">[pid 43061] <text:s text:c="5"/>0.000017 [00007fa67110ccf1] read(0, <text:s/>&lt;unfinished ...&gt;</text:p>
      <text:p text:style-name="P12">[pid 43059] <text:s text:c="5"/>0.000013 [00007f4889f0cd94] write(1, "m", 1m) = 1 &lt;0.000018&gt;</text:p>
      <text:p text:style-name="P12">[pid 43059] <text:s text:c="5"/>0.000052 [00007f4889f0ccf1] read(0, "p", 1) = 1 &lt;0.000015&gt;</text:p>
      <text:p text:style-name="P12">[pid 43059] <text:s text:c="5"/>0.000050 [00007f4889f0cd94] write(4, "p", 1) = 1 &lt;0.000018&gt;</text:p>
      <text:p text:style-name="P12">[pid 43060] <text:s text:c="5"/>0.000039 [00007f9be890ccf1] &lt;... read resumed&gt;"p", 1) = 1 &lt;0.000223&gt;</text:p>
      <text:p text:style-name="P12">[pid 43059] <text:s text:c="5"/>0.000020 [00007f4889f0ccf1] read(5, <text:s/>&lt;unfinished ...&gt;</text:p>
      <text:p text:style-name="P12">[pid 43060] <text:s text:c="5"/>0.000015 [00007f9be890cd94] write(1, "p", 1) = 1 &lt;0.000018&gt;</text:p>
      <text:p text:style-name="P12">[pid 43061] <text:s text:c="5"/>0.000037 [00007fa67110ccf1] &lt;... read resumed&gt;"p", 1) = 1 &lt;0.000221&gt;</text:p>
      <text:p text:style-name="P12">[pid 43060] <text:s text:c="5"/>0.000017 [00007f9be890ccf1] read(0, <text:s/>&lt;unfinished ...&gt;</text:p>
      <text:p text:style-name="P12">[pid 43061] <text:s text:c="5"/>0.000016 [00007fa67110cd94] write(1, "p", 1) = 1 &lt;0.000021&gt;</text:p>
      <text:p text:style-name="P12">[pid 43059] <text:s text:c="5"/>0.000041 [00007f4889f0ccf1] &lt;... read resumed&gt;"p", 1) = 1 &lt;0.000121&gt;</text:p>
      <text:p text:style-name="P12">[pid 43061] <text:s text:c="5"/>0.000017 [00007fa67110ccf1] read(0, <text:s/>&lt;unfinished ...&gt;</text:p>
      <text:p text:style-name="P12">[pid 43059] <text:s text:c="5"/>0.000014 [00007f4889f0cd94] write(1, "p", 1p) = 1 &lt;0.000024&gt;</text:p>
      <text:p text:style-name="P12">[pid 43059] <text:s text:c="5"/>0.000059 [00007f4889f0ccf1] read(0, "s", 1) = 1 &lt;0.000018&gt;</text:p>
      <text:p text:style-name="P12">[pid 43059] <text:s text:c="5"/>0.000053 [00007f4889f0cd94] write(4, "s", 1) = 1 &lt;0.000018&gt;</text:p>
      <text:p text:style-name="P12">[pid 43060] <text:s text:c="5"/>0.000038 [00007f9be890ccf1] &lt;... read resumed&gt;"s", 1) = 1 &lt;0.000232&gt;</text:p>
      <text:p text:style-name="P12">[pid 43059] <text:s text:c="5"/>0.000015 [00007f4889f0ccf1] read(5, <text:s/>&lt;unfinished ...&gt;</text:p>
      <text:p text:style-name="P12">[pid 43060] <text:s text:c="5"/>0.000015 [00007f9be890cd94] write(1, "s", 1) = 1 &lt;0.000023&gt;</text:p>
      <text:p text:style-name="P12">[pid 43061] <text:s text:c="5"/>0.000044 [00007fa67110ccf1] &lt;... read resumed&gt;"s", 1) = 1 &lt;0.000234&gt;</text:p>
      <text:p text:style-name="P12">[pid 43060] <text:s text:c="5"/>0.000017 [00007f9be890ccf1] read(0, <text:s/>&lt;unfinished ...&gt;</text:p>
      <text:p text:style-name="P12"><text:soft-page-break/>[pid 43061] <text:s text:c="5"/>0.000014 [00007fa67110cd94] write(1, "s", 1) = 1 &lt;0.000018&gt;</text:p>
      <text:p text:style-name="P12">[pid 43059] <text:s text:c="5"/>0.000039 [00007f4889f0ccf1] &lt;... read resumed&gt;"s", 1) = 1 &lt;0.000122&gt;</text:p>
      <text:p text:style-name="P12">[pid 43061] <text:s text:c="5"/>0.000018 [00007fa67110ccf1] read(0, <text:s/>&lt;unfinished ...&gt;</text:p>
      <text:p text:style-name="P12">[pid 43059] <text:s text:c="5"/>0.000015 [00007f4889f0cd94] write(1, "s", 1s) = 1 &lt;0.000020&gt;</text:p>
      <text:p text:style-name="P12">[pid 43059] <text:s text:c="5"/>0.000053 [00007f4889f0ccf1] read(0, " ", 1) = 1 &lt;0.000017&gt;</text:p>
      <text:p text:style-name="P12">[pid 43059] <text:s text:c="5"/>0.000052 [00007f4889f0cd94] write(4, " ", 1) = 1 &lt;0.000018&gt;</text:p>
      <text:p text:style-name="P12">[pid 43060] <text:s text:c="5"/>0.000038 [00007f9be890ccf1] &lt;... read resumed&gt;" ", 1) = 1 &lt;0.000223&gt;</text:p>
      <text:p text:style-name="P12">[pid 43059] <text:s text:c="5"/>0.000015 [00007f4889f0ccf1] read(5, <text:s/>&lt;unfinished ...&gt;</text:p>
      <text:p text:style-name="P12">[pid 43060] <text:s text:c="5"/>0.000017 [00007f9be890cd94] write(1, " ", 1) = 1 &lt;0.000019&gt;</text:p>
      <text:p text:style-name="P12">[pid 43061] <text:s text:c="5"/>0.000038 [00007fa67110ccf1] &lt;... read resumed&gt;" ", 1) = 1 &lt;0.000222&gt;</text:p>
      <text:p text:style-name="P12">[pid 43060] <text:s text:c="5"/>0.000017 [00007f9be890ccf1] read(0, <text:s/>&lt;unfinished ...&gt;</text:p>
      <text:p text:style-name="P12">[pid 43061] <text:s text:c="5"/>0.000014 [00007fa67110cd94] write(1, "_", 1 &lt;unfinished ...&gt;</text:p>
      <text:p text:style-name="P12">[pid 43059] <text:s text:c="5"/>0.000033 [00007f4889f0ccf1] &lt;... read resumed&gt;"_", 1) = 1 &lt;0.000109&gt;</text:p>
      <text:p text:style-name="P12">[pid 43061] <text:s text:c="5"/>0.000014 [00007fa67110cd94] &lt;... write resumed&gt;) = 1 &lt;0.000037&gt;</text:p>
      <text:p text:style-name="P12">[pid 43059] <text:s text:c="5"/>0.000012 [00007f4889f0cd94] write(1, "_", 1 &lt;unfinished ...&gt;</text:p>
      <text:p text:style-name="P12">_[pid 43061] <text:s text:c="5"/>0.000017 [00007fa67110ccf1] read(0, <text:s/>&lt;unfinished ...&gt;</text:p>
      <text:p text:style-name="P12">[pid 43059] <text:s text:c="5"/>0.000014 [00007f4889f0cd94] &lt;... write resumed&gt;) = 1 &lt;0.000018&gt;</text:p>
      <text:p text:style-name="P12">[pid 43059] <text:s text:c="5"/>0.000023 [00007f4889f0ccf1] read(0, ".", 1) = 1 &lt;0.000015&gt;</text:p>
      <text:p text:style-name="P12">[pid 43059] <text:s text:c="5"/>0.000049 [00007f4889f0cd94] write(4, ".", 1) = 1 &lt;0.000017&gt;</text:p>
      <text:p text:style-name="P12">[pid 43060] <text:s text:c="5"/>0.000037 [00007f9be890ccf1] &lt;... read resumed&gt;".", 1) = 1 &lt;0.000210&gt;</text:p>
      <text:p text:style-name="P12">[pid 43059] <text:s text:c="5"/>0.000016 [00007f4889f0ccf1] read(5, <text:s/>&lt;unfinished ...&gt;</text:p>
      <text:p text:style-name="P12">[pid 43060] <text:s text:c="5"/>0.000016 [00007f9be890cd94] write(1, ".", 1) = 1 &lt;0.000027&gt;</text:p>
      <text:p text:style-name="P12">[pid 43061] <text:s text:c="5"/>0.000055 [00007fa67110ccf1] &lt;... read resumed&gt;".", 1) = 1 &lt;0.000205&gt;</text:p>
      <text:p text:style-name="P12">[pid 43060] <text:s text:c="5"/>0.000023 [00007f9be890ccf1] read(0, <text:s/>&lt;unfinished ...&gt;</text:p>
      <text:p text:style-name="P12">[pid 43061] <text:s text:c="5"/>0.000014 [00007fa67110cd94] write(1, ".", 1 &lt;unfinished ...&gt;</text:p>
      <text:p text:style-name="P12">[pid 43059] <text:s text:c="5"/>0.000041 [00007f4889f0ccf1] &lt;... read resumed&gt;".", 1) = 1 &lt;0.000138&gt;</text:p>
      <text:p text:style-name="P12">[pid 43061] <text:s text:c="5"/>0.000020 [00007fa67110cd94] &lt;... write resumed&gt;) = 1 &lt;0.000050&gt;</text:p>
      <text:p text:style-name="P12">[pid 43059] <text:s text:c="5"/>0.000014 [00007f4889f0cd94] write(1, ".", 1 &lt;unfinished ...&gt;</text:p>
      <text:p text:style-name="P12">.[pid 43061] <text:s text:c="5"/>0.000017 [00007fa67110ccf1] read(0, <text:s/>&lt;unfinished ...&gt;</text:p>
      <text:p text:style-name="P12">[pid 43059] <text:s text:c="5"/>0.000014 [00007f4889f0cd94] &lt;... write resumed&gt;) = 1 &lt;0.000017&gt;</text:p>
      <text:p text:style-name="P12">[pid 43059] <text:s text:c="5"/>0.000023 [00007f4889f0ccf1] read(0, "O", 1) = 1 &lt;0.000017&gt;</text:p>
      <text:p text:style-name="P12">[pid 43059] <text:s text:c="5"/>0.000050 [00007f4889f0cd94] write(4, "O", 1) = 1 &lt;0.000016&gt;</text:p>
      <text:p text:style-name="P12">[pid 43060] <text:s text:c="5"/>0.000036 [00007f9be890ccf1] &lt;... read resumed&gt;"O", 1) = 1 &lt;0.000224&gt;</text:p>
      <text:p text:style-name="P12">[pid 43059] <text:s text:c="5"/>0.000016 [00007f4889f0ccf1] read(5, <text:s/>&lt;unfinished ...&gt;</text:p>
      <text:p text:style-name="P12">[pid 43060] <text:s text:c="5"/>0.000013 [00007f9be890cd94] write(1, "o", 1) = 1 &lt;0.000017&gt;</text:p>
      <text:p text:style-name="P12">[pid 43061] <text:s text:c="5"/>0.000038 [00007fa67110ccf1] &lt;... read resumed&gt;"o", 1) = 1 &lt;0.000184&gt;</text:p>
      <text:p text:style-name="P12">[pid 43060] <text:s text:c="5"/>0.000015 [00007f9be890ccf1] read(0, <text:s/>&lt;unfinished ...&gt;</text:p>
      <text:p text:style-name="P12">[pid 43061] <text:s text:c="5"/>0.000028 [00007fa67110cd94] write(1, "o", 1) = 1 &lt;0.000021&gt;</text:p>
      <text:p text:style-name="P12">[pid 43059] <text:s text:c="5"/>0.000041 [00007f4889f0ccf1] &lt;... read resumed&gt;"o", 1) = 1 &lt;0.000131&gt;</text:p>
      <text:p text:style-name="P12">[pid 43061] <text:s text:c="5"/>0.000015 [00007fa67110ccf1] read(0, <text:s/>&lt;unfinished ...&gt;</text:p>
      <text:p text:style-name="P12">[pid 43059] <text:s text:c="5"/>0.000013 [00007f4889f0cd94] write(1, "o", 1o) = 1 &lt;0.000019&gt;</text:p>
      <text:p text:style-name="P12">[pid 43059] <text:s text:c="5"/>0.000052 [00007f4889f0ccf1] read(0, "v", 1) = 1 &lt;0.000016&gt;</text:p>
      <text:p text:style-name="P12">[pid 43059] <text:s text:c="5"/>0.000049 [00007f4889f0cd94] write(4, "v", 1) = 1 &lt;0.000018&gt;</text:p>
      <text:p text:style-name="P12">[pid 43060] <text:s text:c="5"/>0.000036 [00007f9be890ccf1] &lt;... read resumed&gt;"v", 1) = 1 &lt;0.000229&gt;</text:p>
      <text:p text:style-name="P12">[pid 43059] <text:s text:c="5"/>0.000018 [00007f4889f0ccf1] read(5, <text:s/>&lt;unfinished ...&gt;</text:p>
      <text:p text:style-name="P12">[pid 43060] <text:s text:c="5"/>0.000015 [00007f9be890cd94] write(1, "v", 1) = 1 &lt;0.000018&gt;</text:p>
      <text:p text:style-name="P12">[pid 43061] <text:s text:c="5"/>0.000036 [00007fa67110ccf1] &lt;... read resumed&gt;"v", 1) = 1 &lt;0.000215&gt;</text:p>
      <text:p text:style-name="P12">[pid 43060] <text:s text:c="5"/>0.000015 [00007f9be890ccf1] read(0, <text:s/>&lt;unfinished ...&gt;</text:p>
      <text:p text:style-name="P12">[pid 43061] <text:s text:c="5"/>0.000014 [00007fa67110cd94] write(1, "v", 1) = 1 &lt;0.000018&gt;</text:p>
      <text:p text:style-name="P12">[pid 43059] <text:s text:c="5"/>0.000036 [00007f4889f0ccf1] &lt;... read resumed&gt;"v", 1) = 1 &lt;0.000111&gt;</text:p>
      <text:p text:style-name="P12">[pid 43061] <text:s text:c="5"/>0.000018 [00007fa67110ccf1] read(0, <text:s/>&lt;unfinished ...&gt;</text:p>
      <text:p text:style-name="P12">[pid 43059] <text:s text:c="5"/>0.000017 [00007f4889f0cd94] write(1, "v", 1v) = 1 &lt;0.000019&gt;</text:p>
      <text:p text:style-name="P12">[pid 43059] <text:s text:c="5"/>0.000051 [00007f4889f0ccf1] read(0, "E", 1) = 1 &lt;0.000017&gt;</text:p>
      <text:p text:style-name="P12">[pid 43059] <text:s text:c="5"/>0.000049 [00007f4889f0cd94] write(4, "E", 1) = 1 &lt;0.000019&gt;</text:p>
      <text:p text:style-name="P12">[pid 43060] <text:s text:c="5"/>0.000037 [00007f9be890ccf1] &lt;... read resumed&gt;"E", 1) = 1 &lt;0.000216&gt;</text:p>
      <text:p text:style-name="P12">[pid 43059] <text:s text:c="5"/>0.000015 [00007f4889f0ccf1] read(5, <text:s/>&lt;unfinished ...&gt;</text:p>
      <text:p text:style-name="P12">[pid 43060] <text:s text:c="5"/>0.000013 [00007f9be890cd94] write(1, "e", 1) = 1 &lt;0.000017&gt;</text:p>
      <text:p text:style-name="P12">[pid 43061] <text:s text:c="5"/>0.000035 [00007fa67110ccf1] &lt;... read resumed&gt;"e", 1) = 1 &lt;0.000213&gt;</text:p>
      <text:p text:style-name="P12">[pid 43060] <text:s text:c="5"/>0.000015 [00007f9be890ccf1] read(0, <text:s/>&lt;unfinished ...&gt;</text:p>
      <text:p text:style-name="P12">[pid 43061] <text:s text:c="5"/>0.000015 [00007fa67110cd94] write(1, "e", 1) = 1 &lt;0.000021&gt;</text:p>
      <text:p text:style-name="P12">[pid 43059] <text:s text:c="5"/>0.000041 [00007f4889f0ccf1] &lt;... read resumed&gt;"e", 1) = 1 &lt;0.000114&gt;</text:p>
      <text:p text:style-name="P12">[pid 43061] <text:s text:c="5"/>0.000015 [00007fa67110ccf1] read(0, <text:s/>&lt;unfinished ...&gt;</text:p>
      <text:p text:style-name="P12">[pid 43059] <text:s text:c="5"/>0.000012 [00007f4889f0cd94] write(1, "e", 1e) = 1 &lt;0.000017&gt;</text:p>
      <text:p text:style-name="P12"><text:soft-page-break/>[pid 43059] <text:s text:c="5"/>0.000050 [00007f4889f0ccf1] read(0, "r", 1) = 1 &lt;0.000016&gt;</text:p>
      <text:p text:style-name="P12">[pid 43059] <text:s text:c="5"/>0.000048 [00007f4889f0cd94] write(4, "r", 1) = 1 &lt;0.000017&gt;</text:p>
      <text:p text:style-name="P12">[pid 43060] <text:s text:c="5"/>0.000037 [00007f9be890ccf1] &lt;... read resumed&gt;"r", 1) = 1 &lt;0.000214&gt;</text:p>
      <text:p text:style-name="P12">[pid 43059] <text:s text:c="5"/>0.000015 [00007f4889f0ccf1] read(5, <text:s/>&lt;unfinished ...&gt;</text:p>
      <text:p text:style-name="P12">[pid 43060] <text:s text:c="5"/>0.000016 [00007f9be890cd94] write(1, "r", 1) = 1 &lt;0.000018&gt;</text:p>
      <text:p text:style-name="P12">[pid 43061] <text:s text:c="5"/>0.000037 [00007fa67110ccf1] &lt;... read resumed&gt;"r", 1) = 1 &lt;0.000212&gt;</text:p>
      <text:p text:style-name="P12">[pid 43060] <text:s text:c="5"/>0.000015 [00007f9be890ccf1] read(0, <text:s/>&lt;unfinished ...&gt;</text:p>
      <text:p text:style-name="P12">[pid 43061] <text:s text:c="5"/>0.000013 [00007fa67110cd94] write(1, "r", 1) = 1 &lt;0.000023&gt;</text:p>
      <text:p text:style-name="P12">[pid 43059] <text:s text:c="5"/>0.000044 [00007f4889f0ccf1] &lt;... read resumed&gt;"r", 1) = 1 &lt;0.000119&gt;</text:p>
      <text:p text:style-name="P12">[pid 43061] <text:s text:c="5"/>0.000016 [00007fa67110ccf1] read(0, <text:s/>&lt;unfinished ...&gt;</text:p>
      <text:p text:style-name="P12">[pid 43059] <text:s text:c="5"/>0.000020 [00007f4889f0cd94] write(1, "r", 1r) = 1 &lt;0.000027&gt;</text:p>
      <text:p text:style-name="P12">[pid 43059] <text:s text:c="5"/>0.000217 [00007f4889f0ccf1] read(0, ".", 1) = 1 &lt;0.000274&gt;</text:p>
      <text:p text:style-name="P12">[pid 43059] <text:s text:c="5"/>0.000342 [00007f4889f0cd94] write(4, ".", 1) = 1 &lt;0.000017&gt;</text:p>
      <text:p text:style-name="P12">[pid 43060] <text:s text:c="5"/>0.000042 [00007f9be890ccf1] &lt;... read resumed&gt;".", 1) = 1 &lt;0.000690&gt;</text:p>
      <text:p text:style-name="P12">[pid 43059] <text:s text:c="5"/>0.000017 [00007f4889f0ccf1] read(5, <text:s/>&lt;unfinished ...&gt;</text:p>
      <text:p text:style-name="P12">[pid 43060] <text:s text:c="5"/>0.000020 [00007f9be890cd94] write(1, ".", 1) = 1 &lt;0.000023&gt;</text:p>
      <text:p text:style-name="P12">[pid 43061] <text:s text:c="5"/>0.000048 [00007fa67110ccf1] &lt;... read resumed&gt;".", 1) = 1 &lt;0.000700&gt;</text:p>
      <text:p text:style-name="P12">[pid 43060] <text:s text:c="5"/>0.000020 [00007f9be890ccf1] read(0, <text:s/>&lt;unfinished ...&gt;</text:p>
      <text:p text:style-name="P12">[pid 43061] <text:s text:c="5"/>0.000013 [00007fa67110cd94] write(1, ".", 1 &lt;unfinished ...&gt;</text:p>
      <text:p text:style-name="P12">[pid 43059] <text:s text:c="5"/>0.000049 [00007f4889f0ccf1] &lt;... read resumed&gt;".", 1) = 1 &lt;0.000130&gt;</text:p>
      <text:p text:style-name="P12">[pid 43061] <text:s text:c="5"/>0.000028 [00007fa67110cd94] &lt;... write resumed&gt;) = 1 &lt;0.000067&gt;</text:p>
      <text:p text:style-name="P12">[pid 43059] <text:s text:c="5"/>0.000013 [00007f4889f0cd94] write(1, ".", 1 &lt;unfinished ...&gt;</text:p>
      <text:p text:style-name="P12">.[pid 43061] <text:s text:c="5"/>0.000020 [00007fa67110ccf1] read(0, <text:s/>&lt;unfinished ...&gt;</text:p>
      <text:p text:style-name="P12">[pid 43059] <text:s text:c="5"/>0.000017 [00007f4889f0cd94] &lt;... write resumed&gt;) = 1 &lt;0.000021&gt;</text:p>
      <text:p text:style-name="P12">[pid 43059] <text:s text:c="5"/>0.000029 [00007f4889f0ccf1] read(0, " ", 1) = 1 &lt;0.000016&gt;</text:p>
      <text:p text:style-name="P12">[pid 43059] <text:s text:c="5"/>0.000052 [00007f4889f0cd94] write(4, " ", 1) = 1 &lt;0.000022&gt;</text:p>
      <text:p text:style-name="P12">[pid 43060] <text:s text:c="5"/>0.000050 [00007f9be890ccf1] &lt;... read resumed&gt;" ", 1) = 1 &lt;0.000267&gt;</text:p>
      <text:p text:style-name="P12">[pid 43059] <text:s text:c="5"/>0.000023 [00007f4889f0ccf1] read(5, <text:s/>&lt;unfinished ...&gt;</text:p>
      <text:p text:style-name="P12">[pid 43060] <text:s text:c="5"/>0.000016 [00007f9be890cd94] write(1, " ", 1) = 1 &lt;0.000020&gt;</text:p>
      <text:p text:style-name="P12">[pid 43061] <text:s text:c="5"/>0.000041 [00007fa67110ccf1] &lt;... read resumed&gt;" ", 1) = 1 &lt;0.000223&gt;</text:p>
      <text:p text:style-name="P12">[pid 43060] <text:s text:c="5"/>0.000017 [00007f9be890ccf1] read(0, <text:s/>&lt;unfinished ...&gt;</text:p>
      <text:p text:style-name="P12">[pid 43061] <text:s text:c="5"/>0.000020 [00007fa67110cd94] write(1, "_", 1) = 1 &lt;0.000025&gt;</text:p>
      <text:p text:style-name="P12">[pid 43059] <text:s text:c="5"/>0.000049 [00007f4889f0ccf1] &lt;... read resumed&gt;"_", 1) = 1 &lt;0.000137&gt;</text:p>
      <text:p text:style-name="P12">[pid 43061] <text:s text:c="5"/>0.000017 [00007fa67110ccf1] read(0, <text:s/>&lt;unfinished ...&gt;</text:p>
      <text:p text:style-name="P12">[pid 43059] <text:s text:c="5"/>0.000018 [00007f4889f0cd94] write(1, "_", 1_) = 1 &lt;0.000028&gt;</text:p>
      <text:p text:style-name="P12">[pid 43059] <text:s text:c="5"/>0.000067 [00007f4889f0ccf1] read(0, "t", 1) = 1 &lt;0.000015&gt;</text:p>
      <text:p text:style-name="P12">[pid 43059] <text:s text:c="5"/>0.000050 [00007f4889f0cd94] write(4, "t", 1) = 1 &lt;0.000017&gt;</text:p>
      <text:p text:style-name="P12">[pid 43060] <text:s text:c="5"/>0.000037 [00007f9be890ccf1] &lt;... read resumed&gt;"t", 1) = 1 &lt;0.000253&gt;</text:p>
      <text:p text:style-name="P12">[pid 43059] <text:s text:c="5"/>0.000020 [00007f4889f0ccf1] read(5, <text:s/>&lt;unfinished ...&gt;</text:p>
      <text:p text:style-name="P12">[pid 43060] <text:s text:c="5"/>0.000015 [00007f9be890cd94] write(1, "t", 1) = 1 &lt;0.000018&gt;</text:p>
      <text:p text:style-name="P12">[pid 43061] <text:s text:c="5"/>0.000038 [00007fa67110ccf1] &lt;... read resumed&gt;"t", 1) = 1 &lt;0.000240&gt;</text:p>
      <text:p text:style-name="P12">[pid 43060] <text:s text:c="5"/>0.000016 [00007f9be890ccf1] read(0, <text:s/>&lt;unfinished ...&gt;</text:p>
      <text:p text:style-name="P12">[pid 43061] <text:s text:c="5"/>0.000018 [00007fa67110cd94] write(1, "t", 1 &lt;unfinished ...&gt;</text:p>
      <text:p text:style-name="P12">[pid 43059] <text:s text:c="5"/>0.000035 [00007f4889f0ccf1] &lt;... read resumed&gt;"t", 1) = 1 &lt;0.000113&gt;</text:p>
      <text:p text:style-name="P12">[pid 43061] <text:s text:c="5"/>0.000014 [00007fa67110cd94] &lt;... write resumed&gt;) = 1 &lt;0.000038&gt;</text:p>
      <text:p text:style-name="P12">[pid 43059] <text:s text:c="5"/>0.000012 [00007f4889f0cd94] write(1, "t", 1 &lt;unfinished ...&gt;</text:p>
      <text:p text:style-name="P12">t[pid 43061] <text:s text:c="5"/>0.000022 [00007fa67110ccf1] read(0, <text:s/>&lt;unfinished ...&gt;</text:p>
      <text:p text:style-name="P12">[pid 43059] <text:s text:c="5"/>0.000016 [00007f4889f0cd94] &lt;... write resumed&gt;) = 1 &lt;0.000024&gt;</text:p>
      <text:p text:style-name="P12">[pid 43059] <text:s text:c="5"/>0.000027 [00007f4889f0ccf1] read(0, "h", 1) = 1 &lt;0.000015&gt;</text:p>
      <text:p text:style-name="P12">[pid 43059] <text:s text:c="5"/>0.000050 [00007f4889f0cd94] write(4, "h", 1) = 1 &lt;0.000017&gt;</text:p>
      <text:p text:style-name="P12">[pid 43060] <text:s text:c="5"/>0.000036 [00007f9be890ccf1] &lt;... read resumed&gt;"h", 1) = 1 &lt;0.000228&gt;</text:p>
      <text:p text:style-name="P12">[pid 43059] <text:s text:c="5"/>0.000016 [00007f4889f0ccf1] read(5, <text:s/>&lt;unfinished ...&gt;</text:p>
      <text:p text:style-name="P12">[pid 43060] <text:s text:c="5"/>0.000014 [00007f9be890cd94] write(1, "h", 1 &lt;unfinished ...&gt;</text:p>
      <text:p text:style-name="P12">[pid 43061] <text:s text:c="5"/>0.000034 [00007fa67110ccf1] &lt;... read resumed&gt;"h", 1) = 1 &lt;0.000183&gt;</text:p>
      <text:p text:style-name="P12">[pid 43060] <text:s text:c="5"/>0.000014 [00007f9be890cd94] &lt;... write resumed&gt;) = 1 &lt;0.000038&gt;</text:p>
      <text:p text:style-name="P12">[pid 43061] <text:s text:c="5"/>0.000012 [00007fa67110cd94] write(1, "h", 1 &lt;unfinished ...&gt;</text:p>
      <text:p text:style-name="P12">[pid 43060] <text:s text:c="5"/>0.000017 [00007f9be890ccf1] read(0, <text:s/>&lt;unfinished ...&gt;</text:p>
      <text:p text:style-name="P12">[pid 43059] <text:s text:c="5"/>0.000022 [00007f4889f0ccf1] &lt;... read resumed&gt;"h", 1) = 1 &lt;0.000100&gt;</text:p>
      <text:p text:style-name="P12">[pid 43061] <text:s text:c="5"/>0.000014 [00007fa67110cd94] &lt;... write resumed&gt;) = 1 &lt;0.000042&gt;</text:p>
      <text:p text:style-name="P12">[pid 43059] <text:s text:c="5"/>0.000015 [00007f4889f0cd94] write(1, "h", 1 &lt;unfinished ...&gt;</text:p>
      <text:p text:style-name="P12">h[pid 43061] <text:s text:c="5"/>0.000019 [00007fa67110ccf1] read(0, <text:s/>&lt;unfinished ...&gt;</text:p>
      <text:p text:style-name="P12">[pid 43059] <text:s text:c="5"/>0.000016 [00007f4889f0cd94] &lt;... write resumed&gt;) = 1 &lt;0.000019&gt;</text:p>
      <text:p text:style-name="P12">[pid 43059] <text:s text:c="5"/>0.000026 [00007f4889f0ccf1] read(0, "e", 1) = 1 &lt;0.000017&gt;</text:p>
      <text:p text:style-name="P12"><text:soft-page-break/>[pid 43059] <text:s text:c="5"/>0.000054 [00007f4889f0cd94] write(4, "e", 1) = 1 &lt;0.000019&gt;</text:p>
      <text:p text:style-name="P12">[pid 43060] <text:s text:c="5"/>0.000039 [00007f9be890ccf1] &lt;... read resumed&gt;"e", 1) = 1 &lt;0.000201&gt;</text:p>
      <text:p text:style-name="P12">[pid 43059] <text:s text:c="5"/>0.000016 [00007f4889f0ccf1] read(5, <text:s/>&lt;unfinished ...&gt;</text:p>
      <text:p text:style-name="P12">[pid 43060] <text:s text:c="5"/>0.000014 [00007f9be890cd94] write(1, "e", 1 &lt;unfinished ...&gt;</text:p>
      <text:p text:style-name="P12">[pid 43061] <text:s text:c="5"/>0.000036 [00007fa67110ccf1] &lt;... read resumed&gt;"e", 1) = 1 &lt;0.000192&gt;</text:p>
      <text:p text:style-name="P12">[pid 43060] <text:s text:c="5"/>0.000015 [00007f9be890cd94] &lt;... write resumed&gt;) = 1 &lt;0.000040&gt;</text:p>
      <text:p text:style-name="P12">[pid 43061] <text:s text:c="5"/>0.000012 [00007fa67110cd94] write(1, "e", 1 &lt;unfinished ...&gt;</text:p>
      <text:p text:style-name="P12">[pid 43060] <text:s text:c="5"/>0.000017 [00007f9be890ccf1] read(0, <text:s/>&lt;unfinished ...&gt;</text:p>
      <text:p text:style-name="P12">[pid 43059] <text:s text:c="5"/>0.000019 [00007f4889f0ccf1] &lt;... read resumed&gt;"e", 1) = 1 &lt;0.000105&gt;</text:p>
      <text:p text:style-name="P12">[pid 43061] <text:s text:c="5"/>0.000014 [00007fa67110cd94] &lt;... write resumed&gt;) = 1 &lt;0.000040&gt;</text:p>
      <text:p text:style-name="P12">[pid 43059] <text:s text:c="5"/>0.000013 [00007f4889f0cd94] write(1, "e", 1 &lt;unfinished ...&gt;</text:p>
      <text:p text:style-name="P12">e[pid 43061] <text:s text:c="5"/>0.000019 [00007fa67110ccf1] read(0, <text:s/>&lt;unfinished ...&gt;</text:p>
      <text:p text:style-name="P12">[pid 43059] <text:s text:c="5"/>0.000015 [00007f4889f0cd94] &lt;... write resumed&gt;) = 1 &lt;0.000018&gt;</text:p>
      <text:p text:style-name="P12">[pid 43059] <text:s text:c="5"/>0.000026 [00007f4889f0ccf1] read(0, " ", 1) = 1 &lt;0.000016&gt;</text:p>
      <text:p text:style-name="P12">[pid 43059] <text:s text:c="5"/>0.000052 [00007f4889f0cd94] write(4, " ", 1) = 1 &lt;0.000017&gt;</text:p>
      <text:p text:style-name="P12">[pid 43060] <text:s text:c="5"/>0.000040 [00007f9be890ccf1] &lt;... read resumed&gt;" ", 1) = 1 &lt;0.000192&gt;</text:p>
      <text:p text:style-name="P12">[pid 43059] <text:s text:c="5"/>0.000017 [00007f4889f0ccf1] read(5, <text:s/>&lt;unfinished ...&gt;</text:p>
      <text:p text:style-name="P12">[pid 43060] <text:s text:c="5"/>0.000015 [00007f9be890cd94] write(1, " ", 1 &lt;unfinished ...&gt;</text:p>
      <text:p text:style-name="P12">[pid 43061] <text:s text:c="5"/>0.000034 [00007fa67110ccf1] &lt;... read resumed&gt;" ", 1) = 1 &lt;0.000189&gt;</text:p>
      <text:p text:style-name="P12">[pid 43060] <text:s text:c="5"/>0.000016 [00007f9be890cd94] &lt;... write resumed&gt;) = 1 &lt;0.000039&gt;</text:p>
      <text:p text:style-name="P12">[pid 43061] <text:s text:c="5"/>0.000011 [00007fa67110cd94] write(1, "_", 1 &lt;unfinished ...&gt;</text:p>
      <text:p text:style-name="P12">[pid 43060] <text:s text:c="5"/>0.000018 [00007f9be890ccf1] read(0, <text:s/>&lt;unfinished ...&gt;</text:p>
      <text:p text:style-name="P12">[pid 43059] <text:s text:c="5"/>0.000017 [00007f4889f0ccf1] &lt;... read resumed&gt;"_", 1) = 1 &lt;0.000102&gt;</text:p>
      <text:p text:style-name="P12">[pid 43061] <text:s text:c="5"/>0.000014 [00007fa67110cd94] &lt;... write resumed&gt;) = 1 &lt;0.000038&gt;</text:p>
      <text:p text:style-name="P12">[pid 43059] <text:s text:c="5"/>0.000011 [00007f4889f0cd94] write(1, "_", 1 &lt;unfinished ...&gt;</text:p>
      <text:p text:style-name="P12">_[pid 43061] <text:s text:c="5"/>0.000020 [00007fa67110ccf1] read(0, <text:s/>&lt;unfinished ...&gt;</text:p>
      <text:p text:style-name="P12">[pid 43059] <text:s text:c="5"/>0.000016 [00007f4889f0cd94] &lt;... write resumed&gt;) = 1 &lt;0.000020&gt;</text:p>
      <text:p text:style-name="P12">[pid 43059] <text:s text:c="5"/>0.000026 [00007f4889f0ccf1] read(0, "l", 1) = 1 &lt;0.000015&gt;</text:p>
      <text:p text:style-name="P12">[pid 43059] <text:s text:c="5"/>0.000050 [00007f4889f0cd94] write(4, "l", 1) = 1 &lt;0.000017&gt;</text:p>
      <text:p text:style-name="P12">[pid 43060] <text:s text:c="5"/>0.000038 [00007f9be890ccf1] &lt;... read resumed&gt;"l", 1) = 1 &lt;0.000188&gt;</text:p>
      <text:p text:style-name="P12">[pid 43059] <text:s text:c="5"/>0.000016 [00007f4889f0ccf1] read(5, <text:s/>&lt;unfinished ...&gt;</text:p>
      <text:p text:style-name="P12">[pid 43060] <text:s text:c="5"/>0.000015 [00007f9be890cd94] write(1, "l", 1) = 1 &lt;0.000022&gt;</text:p>
      <text:p text:style-name="P12">[pid 43061] <text:s text:c="5"/>0.000041 [00007fa67110ccf1] &lt;... read resumed&gt;"l", 1) = 1 &lt;0.000196&gt;</text:p>
      <text:p text:style-name="P12">[pid 43060] <text:s text:c="5"/>0.000019 [00007f9be890ccf1] read(0, <text:s/>&lt;unfinished ...&gt;</text:p>
      <text:p text:style-name="P12">[pid 43061] <text:s text:c="5"/>0.000014 [00007fa67110cd94] write(1, "l", 1) = 1 &lt;0.000022&gt;</text:p>
      <text:p text:style-name="P12">[pid 43059] <text:s text:c="5"/>0.000046 [00007f4889f0ccf1] &lt;... read resumed&gt;"l", 1) = 1 &lt;0.000130&gt;</text:p>
      <text:p text:style-name="P12">[pid 43061] <text:s text:c="5"/>0.000016 [00007fa67110ccf1] read(0, <text:s/>&lt;unfinished ...&gt;</text:p>
      <text:p text:style-name="P12">[pid 43059] <text:s text:c="5"/>0.000014 [00007f4889f0cd94] write(1, "l", 1l) = 1 &lt;0.000021&gt;</text:p>
      <text:p text:style-name="P12">[pid 43059] <text:s text:c="5"/>0.000056 [00007f4889f0ccf1] read(0, "@", 1) = 1 &lt;0.000018&gt;</text:p>
      <text:p text:style-name="P12">[pid 43059] <text:s text:c="5"/>0.000054 [00007f4889f0cd94] write(4, "@", 1) = 1 &lt;0.000018&gt;</text:p>
      <text:p text:style-name="P12">[pid 43060] <text:s text:c="5"/>0.000039 [00007f9be890ccf1] &lt;... read resumed&gt;"@", 1) = 1 &lt;0.000235&gt;</text:p>
      <text:p text:style-name="P12">[pid 43059] <text:s text:c="5"/>0.000016 [00007f4889f0ccf1] read(5, <text:s/>&lt;unfinished ...&gt;</text:p>
      <text:p text:style-name="P12">[pid 43060] <text:s text:c="5"/>0.000028 [00007f9be890cd94] write(1, "@", 1) = 1 &lt;0.000018&gt;</text:p>
      <text:p text:style-name="P12">[pid 43061] <text:s text:c="5"/>0.000041 [00007fa67110ccf1] &lt;... read resumed&gt;"@", 1) = 1 &lt;0.000244&gt;</text:p>
      <text:p text:style-name="P12">[pid 43060] <text:s text:c="5"/>0.000015 [00007f9be890ccf1] read(0, <text:s/>&lt;unfinished ...&gt;</text:p>
      <text:p text:style-name="P12">[pid 43061] <text:s text:c="5"/>0.000014 [00007fa67110cd94] write(1, "@", 1 &lt;unfinished ...&gt;</text:p>
      <text:p text:style-name="P12">[pid 43059] <text:s text:c="5"/>0.000035 [00007f4889f0ccf1] &lt;... read resumed&gt;"@", 1) = 1 &lt;0.000124&gt;</text:p>
      <text:p text:style-name="P12">[pid 43061] <text:s text:c="5"/>0.000017 [00007fa67110cd94] &lt;... write resumed&gt;) = 1 &lt;0.000041&gt;</text:p>
      <text:p text:style-name="P12">[pid 43059] <text:s text:c="5"/>0.000015 [00007f4889f0cd94] write(1, "@", 1 &lt;unfinished ...&gt;</text:p>
      <text:p text:style-name="P12">@[pid 43061] <text:s text:c="5"/>0.000019 [00007fa67110ccf1] read(0, <text:s/>&lt;unfinished ...&gt;</text:p>
      <text:p text:style-name="P12">[pid 43059] <text:s text:c="5"/>0.000015 [00007f4889f0cd94] &lt;... write resumed&gt;) = 1 &lt;0.000019&gt;</text:p>
      <text:p text:style-name="P12">[pid 43059] <text:s text:c="5"/>0.000027 [00007f4889f0ccf1] read(0, "z", 1) = 1 &lt;0.000018&gt;</text:p>
      <text:p text:style-name="P12">[pid 43059] <text:s text:c="5"/>0.000054 [00007f4889f0cd94] write(4, "z", 1) = 1 &lt;0.000019&gt;</text:p>
      <text:p text:style-name="P12">[pid 43060] <text:s text:c="5"/>0.000040 [00007f9be890ccf1] &lt;... read resumed&gt;"z", 1) = 1 &lt;0.000233&gt;</text:p>
      <text:p text:style-name="P12">[pid 43059] <text:s text:c="5"/>0.000021 [00007f4889f0ccf1] read(5, <text:s/>&lt;unfinished ...&gt;</text:p>
      <text:p text:style-name="P12">[pid 43060] <text:s text:c="5"/>0.000016 [00007f9be890cd94] write(1, "z", 1 &lt;unfinished ...&gt;</text:p>
      <text:p text:style-name="P12">[pid 43061] <text:s text:c="5"/>0.000046 [00007fa67110ccf1] &lt;... read resumed&gt;"z", 1) = 1 &lt;0.000210&gt;</text:p>
      <text:p text:style-name="P12">[pid 43060] <text:s text:c="5"/>0.000015 [00007f9be890cd94] &lt;... write resumed&gt;) = 1 &lt;0.000050&gt;</text:p>
      <text:p text:style-name="P12">[pid 43061] <text:s text:c="5"/>0.000015 [00007fa67110cd94] write(1, "z", 1 &lt;unfinished ...&gt;</text:p>
      <text:p text:style-name="P12">[pid 43060] <text:s text:c="5"/>0.000019 [00007f9be890ccf1] read(0, <text:s/>&lt;unfinished ...&gt;</text:p>
      <text:p text:style-name="P12">[pid 43059] <text:s text:c="5"/>0.000018 [00007f4889f0ccf1] &lt;... read resumed&gt;"z", 1) = 1 &lt;0.000121&gt;</text:p>
      <text:p text:style-name="P12">[pid 43061] <text:s text:c="5"/>0.000015 [00007fa67110cd94] &lt;... write resumed&gt;) = 1 &lt;0.000041&gt;</text:p>
      <text:p text:style-name="P12">[pid 43059] <text:s text:c="5"/>0.000011 [00007f4889f0cd94] write(1, "z", 1 &lt;unfinished ...&gt;</text:p>
      <text:p text:style-name="P12"><text:soft-page-break/>z[pid 43061] <text:s text:c="5"/>0.000018 [00007fa67110ccf1] read(0, <text:s/>&lt;unfinished ...&gt;</text:p>
      <text:p text:style-name="P12">[pid 43059] <text:s text:c="5"/>0.000014 [00007f4889f0cd94] &lt;... write resumed&gt;) = 1 &lt;0.000018&gt;</text:p>
      <text:p text:style-name="P12">[pid 43059] <text:s text:c="5"/>0.000026 [00007f4889f0ccf1] read(0, "y", 1) = 1 &lt;0.000018&gt;</text:p>
      <text:p text:style-name="P12">[pid 43059] <text:s text:c="5"/>0.000053 [00007f4889f0cd94] write(4, "y", 1) = 1 &lt;0.000019&gt;</text:p>
      <text:p text:style-name="P12">[pid 43060] <text:s text:c="5"/>0.000039 [00007f9be890ccf1] &lt;... read resumed&gt;"y", 1) = 1 &lt;0.000190&gt;</text:p>
      <text:p text:style-name="P12">[pid 43059] <text:s text:c="5"/>0.000018 [00007f4889f0ccf1] read(5, <text:s/>&lt;unfinished ...&gt;</text:p>
      <text:p text:style-name="P12">[pid 43060] <text:s text:c="5"/>0.000017 [00007f9be890cd94] write(1, "y", 1 &lt;unfinished ...&gt;</text:p>
      <text:p text:style-name="P12">[pid 43061] <text:s text:c="5"/>0.000049 [00007fa67110ccf1] &lt;... read resumed&gt;"y", 1) = 1 &lt;0.000199&gt;</text:p>
      <text:p text:style-name="P12">[pid 43060] <text:s text:c="5"/>0.000018 [00007f9be890cd94] &lt;... write resumed&gt;) = 1 &lt;0.000057&gt;</text:p>
      <text:p text:style-name="P12">[pid 43061] <text:s text:c="5"/>0.000013 [00007fa67110cd94] write(1, "y", 1 &lt;unfinished ...&gt;</text:p>
      <text:p text:style-name="P12">[pid 43060] <text:s text:c="5"/>0.000016 [00007f9be890ccf1] read(0, <text:s/>&lt;unfinished ...&gt;</text:p>
      <text:p text:style-name="P12">[pid 43061] <text:s text:c="5"/>0.000016 [00007fa67110cd94] &lt;... write resumed&gt;) = 1 &lt;0.000018&gt;</text:p>
      <text:p text:style-name="P12">[pid 43059] <text:s text:c="5"/>0.000013 [00007f4889f0ccf1] &lt;... read resumed&gt;"y", 1) = 1 &lt;0.000137&gt;</text:p>
      <text:p text:style-name="P12">[pid 43061] <text:s text:c="5"/>0.000016 [00007fa67110ccf1] read(0, <text:s/>&lt;unfinished ...&gt;</text:p>
      <text:p text:style-name="P12">[pid 43059] <text:s text:c="5"/>0.000012 [00007f4889f0cd94] write(1, "y", 1y) = 1 &lt;0.000019&gt;</text:p>
      <text:p text:style-name="P12">[pid 43059] <text:s text:c="5"/>0.000051 [00007f4889f0ccf1] read(0, " ", 1) = 1 &lt;0.000016&gt;</text:p>
      <text:p text:style-name="P12">[pid 43059] <text:s text:c="5"/>0.000048 [00007f4889f0cd94] write(4, " ", 1) = 1 &lt;0.000028&gt;</text:p>
      <text:p text:style-name="P12">[pid 43060] <text:s text:c="5"/>0.000047 [00007f9be890ccf1] &lt;... read resumed&gt;" ", 1) = 1 &lt;0.000200&gt;</text:p>
      <text:p text:style-name="P12">[pid 43059] <text:s text:c="5"/>0.000016 [00007f4889f0ccf1] read(5, <text:s/>&lt;unfinished ...&gt;</text:p>
      <text:p text:style-name="P12">[pid 43060] <text:s text:c="5"/>0.000021 [00007f9be890cd94] write(1, " ", 1) = 1 &lt;0.000019&gt;</text:p>
      <text:p text:style-name="P12">[pid 43061] <text:s text:c="5"/>0.000037 [00007fa67110ccf1] &lt;... read resumed&gt;" ", 1) = 1 &lt;0.000229&gt;</text:p>
      <text:p text:style-name="P12">[pid 43060] <text:s text:c="5"/>0.000015 [00007f9be890ccf1] read(0, <text:s/>&lt;unfinished ...&gt;</text:p>
      <text:p text:style-name="P12">[pid 43061] <text:s text:c="5"/>0.000014 [00007fa67110cd94] write(1, "_", 1) = 1 &lt;0.000021&gt;</text:p>
      <text:p text:style-name="P12">[pid 43059] <text:s text:c="5"/>0.000042 [00007f4889f0ccf1] &lt;... read resumed&gt;"_", 1) = 1 &lt;0.000121&gt;</text:p>
      <text:p text:style-name="P12">[pid 43061] <text:s text:c="5"/>0.000017 [00007fa67110ccf1] read(0, <text:s/>&lt;unfinished ...&gt;</text:p>
      <text:p text:style-name="P12">[pid 43059] <text:s text:c="5"/>0.000015 [00007f4889f0cd94] write(1, "_", 1_) = 1 &lt;0.000020&gt;</text:p>
      <text:p text:style-name="P12">[pid 43059] <text:s text:c="5"/>0.000053 [00007f4889f0ccf1] read(0, "\"", 1) = 1 &lt;0.000017&gt;</text:p>
      <text:p text:style-name="P12">[pid 43059] <text:s text:c="5"/>0.000049 [00007f4889f0cd94] write(4, "\"", 1) = 1 &lt;0.000017&gt;</text:p>
      <text:p text:style-name="P12">[pid 43060] <text:s text:c="5"/>0.000036 [00007f9be890ccf1] &lt;... read resumed&gt;"\"", 1) = 1 &lt;0.000221&gt;</text:p>
      <text:p text:style-name="P12">[pid 43059] <text:s text:c="5"/>0.000015 [00007f4889f0ccf1] read(5, <text:s/>&lt;unfinished ...&gt;</text:p>
      <text:p text:style-name="P12">[pid 43060] <text:s text:c="5"/>0.000016 [00007f9be890cd94] write(1, "\"", 1) = 1 &lt;0.000017&gt;</text:p>
      <text:p text:style-name="P12">[pid 43061] <text:s text:c="5"/>0.000035 [00007fa67110ccf1] &lt;... read resumed&gt;"\"", 1) = 1 &lt;0.000215&gt;</text:p>
      <text:p text:style-name="P12">[pid 43060] <text:s text:c="5"/>0.000015 [00007f9be890ccf1] read(0, <text:s/>&lt;unfinished ...&gt;</text:p>
      <text:p text:style-name="P12">[pid 43061] <text:s text:c="5"/>0.000014 [00007fa67110cd94] write(1, "\"", 1 &lt;unfinished ...&gt;</text:p>
      <text:p text:style-name="P12">[pid 43059] <text:s text:c="5"/>0.000052 [00007f4889f0ccf1] &lt;... read resumed&gt;"\"", 1) = 1 &lt;0.000113&gt;</text:p>
      <text:p text:style-name="P12">[pid 43061] <text:s text:c="5"/>0.000026 [00007fa67110cd94] &lt;... write resumed&gt;) = 1 &lt;0.000068&gt;</text:p>
      <text:p text:style-name="P12">[pid 43059] <text:s text:c="5"/>0.000017 [00007f4889f0cd94] write(1, "\"", 1 &lt;unfinished ...&gt;</text:p>
      <text:p text:style-name="P12">"[pid 43061] <text:s text:c="5"/>0.000020 [00007fa67110ccf1] read(0, <text:s/>&lt;unfinished ...&gt;</text:p>
      <text:p text:style-name="P12">[pid 43059] <text:s text:c="5"/>0.000016 [00007f4889f0cd94] &lt;... write resumed&gt;) = 1 &lt;0.000021&gt;</text:p>
      <text:p text:style-name="P12">[pid 43059] <text:s text:c="5"/>0.000025 [00007f4889f0ccf1] read(0, "\"", 1) = 1 &lt;0.000017&gt;</text:p>
      <text:p text:style-name="P12">[pid 43059] <text:s text:c="5"/>0.000052 [00007f4889f0cd94] write(4, "\"", 1) = 1 &lt;0.000017&gt;</text:p>
      <text:p text:style-name="P12">[pid 43060] <text:s text:c="5"/>0.000038 [00007f9be890ccf1] &lt;... read resumed&gt;"\"", 1) = 1 &lt;0.000257&gt;</text:p>
      <text:p text:style-name="P12">[pid 43059] <text:s text:c="5"/>0.000018 [00007f4889f0ccf1] read(5, <text:s/>&lt;unfinished ...&gt;</text:p>
      <text:p text:style-name="P12">[pid 43060] <text:s text:c="5"/>0.000014 [00007f9be890cd94] write(1, "\"", 1 &lt;unfinished ...&gt;</text:p>
      <text:p text:style-name="P12">[pid 43061] <text:s text:c="5"/>0.000049 [00007fa67110ccf1] &lt;... read resumed&gt;"\"", 1) = 1 &lt;0.000202&gt;</text:p>
      <text:p text:style-name="P12">[pid 43060] <text:s text:c="5"/>0.000015 [00007f9be890cd94] &lt;... write resumed&gt;) = 1 &lt;0.000054&gt;</text:p>
      <text:p text:style-name="P12">[pid 43061] <text:s text:c="5"/>0.000022 [00007fa67110cd94] write(1, "\"", 1 &lt;unfinished ...&gt;</text:p>
      <text:p text:style-name="P12">[pid 43060] <text:s text:c="5"/>0.000022 [00007f9be890ccf1] read(0, <text:s/>&lt;unfinished ...&gt;</text:p>
      <text:p text:style-name="P12">[pid 43061] <text:s text:c="5"/>0.000032 [00007fa67110cd94] &lt;... write resumed&gt;) = 1 &lt;0.000026&gt;</text:p>
      <text:p text:style-name="P12">[pid 43059] <text:s text:c="5"/>0.000017 [00007f4889f0ccf1] &lt;... read resumed&gt;"\"", 1) = 1 &lt;0.000166&gt;</text:p>
      <text:p text:style-name="P12">[pid 43061] <text:s text:c="5"/>0.000016 [00007fa67110ccf1] read(0, <text:s/>&lt;unfinished ...&gt;</text:p>
      <text:p text:style-name="P12">[pid 43059] <text:s text:c="5"/>0.000031 [00007f4889f0cd94] write(1, "\"", 1") = 1 &lt;0.000025&gt;</text:p>
      <text:p text:style-name="P12">[pid 43059] <text:s text:c="5"/>0.000073 [00007f4889f0ccf1] read(0, "\"", 1) = 1 &lt;0.000018&gt;</text:p>
      <text:p text:style-name="P12">[pid 43059] <text:s text:c="5"/>0.000054 [00007f4889f0cd94] write(4, "\"", 1) = 1 &lt;0.000030&gt;</text:p>
      <text:p text:style-name="P12">[pid 43060] <text:s text:c="5"/>0.000050 [00007f9be890ccf1] &lt;... read resumed&gt;"\"", 1) = 1 &lt;0.000270&gt;</text:p>
      <text:p text:style-name="P12">[pid 43059] <text:s text:c="5"/>0.000029 [00007f4889f0ccf1] read(5, <text:s/>&lt;unfinished ...&gt;</text:p>
      <text:p text:style-name="P12">[pid 43060] <text:s text:c="5"/>0.000011 [00007f9be890cd94] write(1, "\"", 1 &lt;unfinished ...&gt;</text:p>
      <text:p text:style-name="P12">[pid 43061] <text:s text:c="5"/>0.000065 [00007fa67110ccf1] &lt;... read resumed&gt;"\"", 1) = 1 &lt;0.000294&gt;</text:p>
      <text:p text:style-name="P12">[pid 43060] <text:s text:c="5"/>0.000022 [00007f9be890cd94] &lt;... write resumed&gt;) = 1 &lt;0.000073&gt;</text:p>
      <text:p text:style-name="P12">[pid 43061] <text:s text:c="5"/>0.000014 [00007fa67110cd94] write(1, "\"", 1 &lt;unfinished ...&gt;</text:p>
      <text:p text:style-name="P12">[pid 43060] <text:s text:c="5"/>0.000033 [00007f9be890ccf1] read(0, <text:s/>&lt;unfinished ...&gt;</text:p>
      <text:p text:style-name="P12">[pid 43059] <text:s text:c="5"/>0.000020 [00007f4889f0ccf1] &lt;... read resumed&gt;"\"", 1) = 1 &lt;0.000154&gt;</text:p>
      <text:p text:style-name="P12">[pid 43061] <text:s text:c="5"/>0.000014 [00007fa67110cd94] &lt;... write resumed&gt;) = 1 &lt;0.000056&gt;</text:p>
      <text:p text:style-name="P12"><text:soft-page-break/>[pid 43059] <text:s text:c="5"/>0.000012 [00007f4889f0cd94] write(1, "\"", 1 &lt;unfinished ...&gt;</text:p>
      <text:p text:style-name="P12">"[pid 43061] <text:s text:c="5"/>0.000017 [00007fa67110ccf1] read(0, <text:s/>&lt;unfinished ...&gt;</text:p>
      <text:p text:style-name="P12">[pid 43059] <text:s text:c="5"/>0.000021 [00007f4889f0cd94] &lt;... write resumed&gt;) = 1 &lt;0.000022&gt;</text:p>
      <text:p text:style-name="P12">[pid 43059] <text:s text:c="5"/>0.000028 [00007f4889f0ccf1] read(0, "d", 1) = 1 &lt;0.000015&gt;</text:p>
      <text:p text:style-name="P12">[pid 43059] <text:s text:c="5"/>0.000053 [00007f4889f0cd94] write(4, "d", 1) = 1 &lt;0.000197&gt;</text:p>
      <text:p text:style-name="P12">[pid 43060] <text:s text:c="5"/>0.000236 [00007f9be890ccf1] &lt;... read resumed&gt;"d", 1) = 1 &lt;0.000395&gt;</text:p>
      <text:p text:style-name="P12">[pid 43060] <text:s text:c="5"/>0.000039 [00007f9be890cd94] write(1, "d", 1 &lt;unfinished ...&gt;</text:p>
      <text:p text:style-name="P12">[pid 43061] <text:s text:c="5"/>0.000045 [00007fa67110ccf1] &lt;... read resumed&gt;"d", 1) = 1 &lt;0.000409&gt;</text:p>
      <text:p text:style-name="P12">[pid 43060] <text:s text:c="5"/>0.000022 [00007f9be890cd94] &lt;... write resumed&gt;) = 1 &lt;0.000054&gt;</text:p>
      <text:p text:style-name="P12">[pid 43061] <text:s text:c="5"/>0.000019 [00007fa67110cd94] write(1, "d", 1 &lt;unfinished ...&gt;</text:p>
      <text:p text:style-name="P12">[pid 43060] <text:s text:c="5"/>0.000024 [00007f9be890ccf1] read(0, <text:s/>&lt;unfinished ...&gt;</text:p>
      <text:p text:style-name="P12">[pid 43061] <text:s text:c="5"/>0.000021 [00007fa67110cd94] &lt;... write resumed&gt;) = 1 &lt;0.000027&gt;</text:p>
      <text:p text:style-name="P12">[pid 43061] <text:s text:c="5"/>0.000031 [00007fa67110ccf1] read(0, <text:s/>&lt;unfinished ...&gt;</text:p>
      <text:p text:style-name="P12">[pid 43059] <text:s text:c="5"/>0.000406 [00007f4889f0ccf1] read(5, "d", 1) = 1 &lt;0.000017&gt;</text:p>
      <text:p text:style-name="P12">[pid 43059] <text:s text:c="5"/>0.000061 [00007f4889f0cd94] write(1, "d", 1d) = 1 &lt;0.000041&gt;</text:p>
      <text:p text:style-name="P12">[pid 43059] <text:s text:c="5"/>0.000110 [00007f4889f0ccf1] read(0, "o", 1) = 1 &lt;0.000268&gt;</text:p>
      <text:p text:style-name="P12">[pid 43059] <text:s text:c="5"/>0.000501 [00007f4889f0cd94] write(4, "o", 1) = 1 &lt;0.000025&gt;</text:p>
      <text:p text:style-name="P12">[pid 43059] <text:s text:c="5"/>0.000093 [00007f4889f0ccf1] read(5, <text:s/>&lt;unfinished ...&gt;</text:p>
      <text:p text:style-name="P12">[pid 43060] <text:s text:c="5"/>0.000027 [00007f9be890ccf1] &lt;... read resumed&gt;"o", 1) = 1 &lt;0.001238&gt;</text:p>
      <text:p text:style-name="P12">[pid 43060] <text:s text:c="5"/>0.000037 [00007f9be890cd94] write(1, "o", 1) = 1 &lt;0.000026&gt;</text:p>
      <text:p text:style-name="P12">[pid 43061] <text:s text:c="5"/>0.000078 [00007fa67110ccf1] &lt;... read resumed&gt;"o", 1) = 1 &lt;0.001310&gt;</text:p>
      <text:p text:style-name="P12">[pid 43060] <text:s text:c="5"/>0.000018 [00007f9be890ccf1] read(0, <text:s/>&lt;unfinished ...&gt;</text:p>
      <text:p text:style-name="P12">[pid 43061] <text:s text:c="5"/>0.000025 [00007fa67110cd94] write(1, "o", 1 &lt;unfinished ...&gt;</text:p>
      <text:p text:style-name="P12">[pid 43059] <text:s text:c="5"/>0.000112 [00007f4889f0ccf1] &lt;... read resumed&gt;"o", 1) = 1 &lt;0.000265&gt;</text:p>
      <text:p text:style-name="P12">[pid 43061] <text:s text:c="5"/>0.000026 [00007fa67110cd94] &lt;... write resumed&gt;) = 1 &lt;0.000126&gt;</text:p>
      <text:p text:style-name="P12">[pid 43059] <text:s text:c="5"/>0.000019 [00007f4889f0cd94] write(1, "o", 1 &lt;unfinished ...&gt;</text:p>
      <text:p text:style-name="P12">o[pid 43061] <text:s text:c="5"/>0.000021 [00007fa67110ccf1] read(0, <text:s/>&lt;unfinished ...&gt;</text:p>
      <text:p text:style-name="P12">[pid 43059] <text:s text:c="5"/>0.000023 [00007f4889f0cd94] &lt;... write resumed&gt;) = 1 &lt;0.000027&gt;</text:p>
      <text:p text:style-name="P12">[pid 43059] <text:s text:c="5"/>0.000040 [00007f4889f0ccf1] read(0, "g", 1) = 1 &lt;0.000045&gt;</text:p>
      <text:p text:style-name="P12">[pid 43059] <text:s text:c="5"/>0.000100 [00007f4889f0cd94] write(4, "g", 1) = 1 &lt;0.000022&gt;</text:p>
      <text:p text:style-name="P12">[pid 43060] <text:s text:c="5"/>0.000058 [00007f9be890ccf1] &lt;... read resumed&gt;"g", 1) = 1 &lt;0.000416&gt;</text:p>
      <text:p text:style-name="P12">[pid 43059] <text:s text:c="5"/>0.000022 [00007f4889f0ccf1] read(5, <text:s/>&lt;unfinished ...&gt;</text:p>
      <text:p text:style-name="P12">[pid 43060] <text:s text:c="5"/>0.000048 [00007f9be890cd94] write(1, "g", 1) = 1 &lt;0.000021&gt;</text:p>
      <text:p text:style-name="P12">[pid 43061] <text:s text:c="5"/>0.000056 [00007fa67110ccf1] &lt;... read resumed&gt;"g", 1) = 1 &lt;0.000338&gt;</text:p>
      <text:p text:style-name="P12">[pid 43060] <text:s text:c="5"/>0.000019 [00007f9be890ccf1] read(0, <text:s/>&lt;unfinished ...&gt;</text:p>
      <text:p text:style-name="P12">[pid 43061] <text:s text:c="5"/>0.000026 [00007fa67110cd94] write(1, "g", 1) = 1 &lt;0.000023&gt;</text:p>
      <text:p text:style-name="P12">[pid 43059] <text:s text:c="5"/>0.000060 [00007f4889f0ccf1] &lt;... read resumed&gt;"g", 1) = 1 &lt;0.000205&gt;</text:p>
      <text:p text:style-name="P12">[pid 43061] <text:s text:c="5"/>0.000020 [00007fa67110ccf1] read(0, <text:s/>&lt;unfinished ...&gt;</text:p>
      <text:p text:style-name="P12">[pid 43059] <text:s text:c="5"/>0.000026 [00007f4889f0cd94] write(1, "g", 1g) = 1 &lt;0.000029&gt;</text:p>
      <text:p text:style-name="P12">[pid 43059] <text:s text:c="5"/>0.000067 [00007f4889f0ccf1] read(0, "\"", 1) = 1 &lt;0.000018&gt;</text:p>
      <text:p text:style-name="P12">[pid 43059] <text:s text:c="5"/>0.000055 [00007f4889f0cd94] write(4, "\"", 1) = 1 &lt;0.000020&gt;</text:p>
      <text:p text:style-name="P12">[pid 43059] <text:s text:c="5"/>0.000054 [00007f4889f0ccf1] read(5, <text:s/>&lt;unfinished ...&gt;</text:p>
      <text:p text:style-name="P12">[pid 43060] <text:s text:c="5"/>0.000012 [00007f9be890ccf1] &lt;... read resumed&gt;"\"", 1) = 1 &lt;0.000313&gt;</text:p>
      <text:p text:style-name="P12">[pid 43060] <text:s text:c="5"/>0.000032 [00007f9be890cd94] write(1, "\"", 1) = 1 &lt;0.000019&gt;</text:p>
      <text:p text:style-name="P12">[pid 43061] <text:s text:c="5"/>0.000056 [00007fa67110ccf1] &lt;... read resumed&gt;"\"", 1) = 1 &lt;0.000296&gt;</text:p>
      <text:p text:style-name="P12">[pid 43061] <text:s text:c="5"/>0.000043 [00007fa67110cd94] write(1, "\"", 1 &lt;unfinished ...&gt;</text:p>
      <text:p text:style-name="P12">[pid 43060] <text:s text:c="5"/>0.000031 [00007f9be890ccf1] read(0, <text:s/>&lt;unfinished ...&gt;</text:p>
      <text:p text:style-name="P12">[pid 43059] <text:s text:c="5"/>0.000022 [00007f4889f0ccf1] &lt;... read resumed&gt;"\"", 1) = 1 &lt;0.000187&gt;</text:p>
      <text:p text:style-name="P12">[pid 43061] <text:s text:c="5"/>0.000018 [00007fa67110cd94] &lt;... write resumed&gt;) = 1 &lt;0.000049&gt;</text:p>
      <text:p text:style-name="P12">[pid 43059] <text:s text:c="5"/>0.000012 [00007f4889f0cd94] write(1, "\"", 1" &lt;unfinished ...&gt;</text:p>
      <text:p text:style-name="P12">[pid 43061] <text:s text:c="5"/>0.000021 [00007fa67110ccf1] read(0, <text:s/>&lt;unfinished ...&gt;</text:p>
      <text:p text:style-name="P12">[pid 43059] <text:s text:c="5"/>0.000015 [00007f4889f0cd94] &lt;... write resumed&gt;) = 1 &lt;0.000020&gt;</text:p>
      <text:p text:style-name="P12">[pid 43059] <text:s text:c="5"/>0.000029 [00007f4889f0ccf1] read(0, "\"", 1) = 1 &lt;0.000018&gt;</text:p>
      <text:p text:style-name="P12">[pid 43059] <text:s text:c="5"/>0.000054 [00007f4889f0cd94] write(4, "\"", 1) = 1 &lt;0.000018&gt;</text:p>
      <text:p text:style-name="P12">[pid 43060] <text:s text:c="5"/>0.000038 [00007f9be890ccf1] &lt;... read resumed&gt;"\"", 1) = 1 &lt;0.000202&gt;</text:p>
      <text:p text:style-name="P12">[pid 43059] <text:s text:c="5"/>0.000020 [00007f4889f0ccf1] read(5, <text:s/>&lt;unfinished ...&gt;</text:p>
      <text:p text:style-name="P12">[pid 43060] <text:s text:c="5"/>0.000016 [00007f9be890cd94] write(1, "\"", 1) = 1 &lt;0.000018&gt;</text:p>
      <text:p text:style-name="P12">[pid 43061] <text:s text:c="5"/>0.000045 [00007fa67110ccf1] &lt;... read resumed&gt;"\"", 1) = 1 &lt;0.000212&gt;</text:p>
      <text:p text:style-name="P12">[pid 43060] <text:s text:c="5"/>0.000022 [00007f9be890ccf1] read(0, <text:s/>&lt;unfinished ...&gt;</text:p>
      <text:p text:style-name="P12">[pid 43061] <text:s text:c="5"/>0.000016 [00007fa67110cd94] write(1, "\"", 1 &lt;unfinished ...&gt;</text:p>
      <text:p text:style-name="P12">[pid 43059] <text:s text:c="5"/>0.000034 [00007f4889f0ccf1] &lt;... read resumed&gt;"\"", 1) = 1 &lt;0.000124&gt;</text:p>
      <text:p text:style-name="P12">[pid 43061] <text:s text:c="5"/>0.000016 [00007fa67110cd94] &lt;... write resumed&gt;) = 1 &lt;0.000040&gt;</text:p>
      <text:p text:style-name="P12">[pid 43059] <text:s text:c="5"/>0.000014 [00007f4889f0cd94] write(1, "\"", 1 &lt;unfinished ...&gt;</text:p>
      <text:p text:style-name="P12"><text:soft-page-break/>"[pid 43061] <text:s text:c="5"/>0.000019 [00007fa67110ccf1] read(0, <text:s/>&lt;unfinished ...&gt;</text:p>
      <text:p text:style-name="P12">[pid 43059] <text:s text:c="5"/>0.000015 [00007f4889f0cd94] &lt;... write resumed&gt;) = 1 &lt;0.000018&gt;</text:p>
      <text:p text:style-name="P12">[pid 43059] <text:s text:c="5"/>0.000025 [00007f4889f0ccf1] read(0, "\"", 1) = 1 &lt;0.000016&gt;</text:p>
      <text:p text:style-name="P12">[pid 43059] <text:s text:c="5"/>0.000051 [00007f4889f0cd94] write(4, "\"", 1) = 1 &lt;0.000018&gt;</text:p>
      <text:p text:style-name="P12">[pid 43060] <text:s text:c="5"/>0.000036 [00007f9be890ccf1] &lt;... read resumed&gt;"\"", 1) = 1 &lt;0.000223&gt;</text:p>
      <text:p text:style-name="P12">[pid 43059] <text:s text:c="5"/>0.000018 [00007f4889f0ccf1] read(5, <text:s/>&lt;unfinished ...&gt;</text:p>
      <text:p text:style-name="P12">[pid 43060] <text:s text:c="5"/>0.000014 [00007f9be890cd94] write(1, "\"", 1 &lt;unfinished ...&gt;</text:p>
      <text:p text:style-name="P12">[pid 43061] <text:s text:c="5"/>0.000030 [00007fa67110ccf1] &lt;... read resumed&gt;"\"", 1) = 1 &lt;0.000180&gt;</text:p>
      <text:p text:style-name="P12">[pid 43060] <text:s text:c="5"/>0.000015 [00007f9be890cd94] &lt;... write resumed&gt;) = 1 &lt;0.000035&gt;</text:p>
      <text:p text:style-name="P12">[pid 43061] <text:s text:c="5"/>0.000013 [00007fa67110cd94] write(1, "\"", 1 &lt;unfinished ...&gt;</text:p>
      <text:p text:style-name="P12">[pid 43060] <text:s text:c="5"/>0.000019 [00007f9be890ccf1] read(0, <text:s/>&lt;unfinished ...&gt;</text:p>
      <text:p text:style-name="P12">[pid 43059] <text:s text:c="5"/>0.000018 [00007f4889f0ccf1] &lt;... read resumed&gt;"\"", 1) = 1 &lt;0.000100&gt;</text:p>
      <text:p text:style-name="P12">[pid 43061] <text:s text:c="5"/>0.000015 [00007fa67110cd94] &lt;... write resumed&gt;) = 1 &lt;0.000041&gt;</text:p>
      <text:p text:style-name="P12">[pid 43059] <text:s text:c="5"/>0.000014 [00007f4889f0cd94] write(1, "\"", 1" &lt;unfinished ...&gt;</text:p>
      <text:p text:style-name="P12">[pid 43061] <text:s text:c="5"/>0.000024 [00007fa67110ccf1] read(0, <text:s/>&lt;unfinished ...&gt;</text:p>
      <text:p text:style-name="P12">[pid 43059] <text:s text:c="5"/>0.000014 [00007f4889f0cd94] &lt;... write resumed&gt;) = 1 &lt;0.000024&gt;</text:p>
      <text:p text:style-name="P12">[pid 43059] <text:s text:c="5"/>0.000022 [00007f4889f0ccf1] read(0, "", 1) = 0 &lt;0.000013&gt;</text:p>
      <text:p text:style-name="P12">[pid 43059] <text:s text:c="5"/>0.000043 [00007f4889f0d454] close(4) = 0 &lt;0.000018&gt;</text:p>
      <text:p text:style-name="P12">[pid 43060] <text:s text:c="5"/>0.000035 [00007f9be890ccf1] &lt;... read resumed&gt;"", 1) = 0 &lt;0.000180&gt;</text:p>
      <text:p text:style-name="P12">[pid 43059] <text:s text:c="5"/>0.000015 [00007f4889f0d454] close(5) = 0 &lt;0.000019&gt;</text:p>
      <text:p text:style-name="P12">[pid 43060] <text:s text:c="5"/>0.000035 [00007f9be88e2df1] exit_group(0 &lt;unfinished ...&gt;</text:p>
      <text:p text:style-name="P12">[pid 43059] <text:s text:c="5"/>0.000014 [00007f4889f0d454] close(8 &lt;unfinished ...&gt;</text:p>
      <text:p text:style-name="P12">[pid 43060] <text:s text:c="5"/>0.000013 [00007f9be88e2df1] &lt;... exit_group resumed&gt;) = ?</text:p>
      <text:p text:style-name="P12">[pid 43059] <text:s text:c="5"/>0.000012 [00007f4889f0d454] &lt;... close resumed&gt;) = 0 &lt;0.000019&gt;</text:p>
      <text:p text:style-name="P12">[pid 43059] <text:s text:c="5"/>0.000025 [00007f4889f0d454] close(7) = 0 &lt;0.000015&gt;</text:p>
      <text:p text:style-name="P12">[pid 43059] <text:s text:c="5"/>0.000044 [00007f4889ee25a7] wait4(-1, <text:s/>&lt;unfinished ...&gt;</text:p>
      <text:p text:style-name="P12">[pid 43061] <text:s text:c="5"/>0.000058 [00007fa67110ccf1] &lt;... read resumed&gt;"", 1) = 0 &lt;0.000321&gt;</text:p>
      <text:p text:style-name="P12">[pid 43060] <text:s text:c="5"/>0.000018 [????????????????] +++ exited with 0 +++</text:p>
      <text:p text:style-name="P12">[pid 43059] <text:s text:c="5"/>0.000026 [00007f4889ee25a7] &lt;... wait4 resumed&gt;NULL, 0, NULL) = 43060 &lt;0.000094&gt;</text:p>
      <text:p text:style-name="P12">[pid 43061] <text:s text:c="5"/>0.000014 [00007fa6710e2df1] exit_group(0 &lt;unfinished ...&gt;</text:p>
      <text:p text:style-name="P12">[pid 43059] <text:s text:c="5"/>0.000015 [00007f4889ee25a7] --- SIGCHLD {si_signo=SIGCHLD, si_code=CLD_EXITED, si_pid=43060, si_uid=1000, si_status=0, si_utime=0, si_stime=0} ---</text:p>
      <text:p text:style-name="P12">[pid 43061] <text:s text:c="5"/>0.000020 [00007fa6710e2df1] &lt;... exit_group resumed&gt;) = ?</text:p>
      <text:p text:style-name="P12">[pid 43059] <text:s text:c="5"/>0.000040 [00007f4889ee2df1] exit_group(0) = ?</text:p>
      <text:p text:style-name="P12">[pid 43061] <text:s text:c="5"/>0.000144 [????????????????] +++ exited with 0 +++</text:p>
      <text:p text:style-name="P12"><text:s text:c="5"/>0.000027 [????????????????] +++ exited with 0 +++</text:p>
      <text:p text:style-name="Standard"><text:span text:style-name="T16"><text:tab/><text:tab/><text:tab/><text:tab/><text:tab/><text:tab/></text:span><text:span text:style-name="T3">Выво</text:span><text:span text:style-name="T5">д</text:span></text:p>
      <text:p text:style-name="P11">В данной лабораторной работе я познакомился с инструментом strace, являющийся крайне необходимым при отладке программ. С помощью приобретенных знаний я отладил программу на языке СИ. <text:span text:style-name="T19">Данный инструмент показал себя как очень мощное средство отладки программ, с помощью которого можно получить огромную объем информации о системных вызовах. </text:span>Полученные практические навыки помогут в будущем. 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ru" fo:country="RU" style:letter-kerning="false" style:font-name-asian="Calibri1" style:font-size-asian="10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Noto Sans Arabic" style:font-family-complex="'Noto Sans Arabic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language-asian="en" style:country-asian="US" style:font-weight-asian="bold" style:font-name-complex="Noto Sans Arabic" style:font-family-complex="'Noto Sans Arabic'" style:font-family-generic-complex="system" style:font-pitch-complex="variable" style:font-size-complex="13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class="index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auto-update="true" style:class="index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auto-update="true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auto-update="true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auto-update="true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auto-update="true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auto-update="true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auto-update="true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auto-update="true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Noto Sans Arabic" style:font-family-complex="'Noto Sans Arabic'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Bullet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Noto Sans Arabic" style:font-family-complex="'Noto Sans Arabic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fo:font-size="14pt" fo:font-weight="bold" style:font-size-asian="14pt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01T18:06:00</meta:creation-date>
    <meta:initial-creator>sindchess@gmail.com</meta:initial-creator>
    <dc:language>en-US</dc:language>
    <dc:date>2023-01-07T02:19:24.587868631</dc:date>
    <meta:editing-cycles>63</meta:editing-cycles>
    <meta:editing-duration>PT11H54M30S</meta:editing-duration>
    <meta:generator>LibreOffice/7.4.2.3$Linux_X86_64 LibreOffice_project/40$Build-3</meta:generator>
    <meta:document-statistic meta:table-count="0" meta:image-count="0" meta:object-count="0" meta:page-count="18" meta:paragraph-count="959" meta:word-count="8986" meta:character-count="76710" meta:non-whitespace-character-count="6395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